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448171A3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923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3.681cm"/>
    </style:style>
    <style:style style:name="co9" style:family="table-column">
      <style:table-column-properties fo:break-before="auto" style:column-width="3.584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5.052cm"/>
    </style:style>
    <style:style style:name="co13" style:family="table-column">
      <style:table-column-properties fo:break-before="auto" style:column-width="5.126cm"/>
    </style:style>
    <style:style style:name="co14" style:family="table-column">
      <style:table-column-properties fo:break-before="auto" style:column-width="5.225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3.979cm"/>
    </style:style>
    <style:style style:name="co17" style:family="table-column">
      <style:table-column-properties fo:break-before="auto" style:column-width="5.006cm"/>
    </style:style>
    <style:style style:name="co18" style:family="table-column">
      <style:table-column-properties fo:break-before="auto" style:column-width="5.069cm"/>
    </style:style>
    <style:style style:name="co19" style:family="table-column">
      <style:table-column-properties fo:break-before="auto" style:column-width="4.237cm"/>
    </style:style>
    <style:style style:name="co20" style:family="table-column">
      <style:table-column-properties fo:break-before="auto" style:column-width="2.794cm"/>
    </style:style>
    <style:style style:name="co21" style:family="table-column">
      <style:table-column-properties fo:break-before="auto" style:column-width="4.59cm"/>
    </style:style>
    <style:style style:name="co22" style:family="table-column">
      <style:table-column-properties fo:break-before="auto" style:column-width="2.185cm"/>
    </style:style>
    <style:style style:name="co23" style:family="table-column">
      <style:table-column-properties fo:break-before="auto" style:column-width="3.018cm"/>
    </style:style>
    <style:style style:name="co24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29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/>
    </style:style>
    <style:style style:name="T3" style:family="text">
      <style:text-properties style:text-position="sub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super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9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="Liberation San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Vazão óleo</text:p>
          </table:table-cell>
          <table:table-cell office:value-type="string" calcext:value-type="string">
            <text:p>Vazão gás</text:p>
          </table:table-cell>
          <table:table-cell office:value-type="string" calcext:value-type="string">
            <text:p>alpha_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2]/([.B2]+[.C2]))" office:value-type="float" office:value="0.583333333333333" calcext:value-type="float">
            <text:p>0,583333333333333</text:p>
          </table:table-cell>
          <table:table-cell/>
          <table:table-cell office:value-type="float" office:value="0.5896414343" calcext:value-type="float">
            <text:p>0,5896414343</text:p>
          </table:table-cell>
          <table:table-cell office:value-type="float" office:value="28.5171102662" calcext:value-type="float">
            <text:p>28,517110266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0.5889328063" calcext:value-type="float">
            <text:p>0,5889328063</text:p>
          </table:table-cell>
          <table:table-cell office:value-type="float" office:value="22.8136882129" calcext:value-type="float">
            <text:p>22,8136882129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table:number-columns-repeated="4"/>
          <table:table-cell office:value-type="float" office:value="0.577689243" calcext:value-type="float">
            <text:p>0,577689243</text:p>
          </table:table-cell>
          <table:table-cell office:value-type="float" office:value="17.1102661597" calcext:value-type="float">
            <text:p>17,1102661597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table:number-columns-repeated="4"/>
          <table:table-cell office:value-type="float" office:value="0.5770750988" calcext:value-type="float">
            <text:p>0,5770750988</text:p>
          </table:table-cell>
          <table:table-cell office:value-type="float" office:value="11.4068441065" calcext:value-type="float">
            <text:p>11,4068441065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table:number-columns-repeated="4"/>
          <table:table-cell office:value-type="float" office:value="0.5612648221" calcext:value-type="float">
            <text:p>0,5612648221</text:p>
          </table:table-cell>
          <table:table-cell office:value-type="float" office:value="-17.1102661597" calcext:value-type="float">
            <text:p>-17,1102661597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table:number-columns-repeated="4"/>
          <table:table-cell office:value-type="float" office:value="0.5415019763" calcext:value-type="float">
            <text:p>0,5415019763</text:p>
          </table:table-cell>
          <table:table-cell office:value-type="float" office:value="-28.5171102662" calcext:value-type="float">
            <text:p>-28,5171102662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table:number-columns-repeated="4"/>
          <table:table-cell office:value-type="float" office:value="0.5256916996" calcext:value-type="float">
            <text:p>0,5256916996</text:p>
          </table:table-cell>
          <table:table-cell office:value-type="float" office:value="-39.9239543726" calcext:value-type="float">
            <text:p>-39,9239543726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4"/>
          <table:table-cell office:value-type="float" office:value="0.5115600138" calcext:value-type="float">
            <text:p>0,5115600138</text:p>
          </table:table-cell>
          <table:table-cell office:value-type="float" office:value="-55.8762003176" calcext:value-type="float">
            <text:p>-55,8762003176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table:number-columns-repeated="4"/>
          <table:table-cell office:value-type="float" office:value="0.5059760956" calcext:value-type="float">
            <text:p>0,5059760956</text:p>
          </table:table-cell>
          <table:table-cell office:value-type="float" office:value="-62.7376425856" calcext:value-type="float">
            <text:p>-62,7376425856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4"/>
          <table:table-cell office:value-type="float" office:value="0.5059288538" calcext:value-type="float">
            <text:p>0,5059288538</text:p>
          </table:table-cell>
          <table:table-cell office:value-type="float" office:value="-74.144486692" calcext:value-type="float">
            <text:p>-74,144486692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4"/>
          <table:table-cell office:value-type="float" office:value="0.4901185771" calcext:value-type="float">
            <text:p>0,4901185771</text:p>
          </table:table-cell>
          <table:table-cell office:value-type="float" office:value="-108.3650190114" calcext:value-type="float">
            <text:p>-108,3650190114</text:p>
          </table:table-cell>
        </table:table-row>
        <table:table-row table:style-name="ro1">
          <table:table-cell office:value-type="float" office:value="-1100" calcext:value-type="float">
            <text:p>-1100</text:p>
          </table:table-cell>
          <table:table-cell table:number-columns-repeated="4"/>
          <table:table-cell office:value-type="float" office:value="0.478245163" calcext:value-type="float">
            <text:p>0,478245163</text:p>
          </table:table-cell>
          <table:table-cell office:value-type="float" office:value="-119.1559341684" calcext:value-type="float">
            <text:p>-119,1559341684</text:p>
          </table:table-cell>
        </table:table-row>
        <table:table-row table:style-name="ro1">
          <table:table-cell office:value-type="float" office:value="-1200" calcext:value-type="float">
            <text:p>-1200</text:p>
          </table:table-cell>
          <table:table-cell table:number-columns-repeated="4"/>
          <table:table-cell office:value-type="float" office:value="0.4664031621" calcext:value-type="float">
            <text:p>0,4664031621</text:p>
          </table:table-cell>
          <table:table-cell office:value-type="float" office:value="-136.8821292776" calcext:value-type="float">
            <text:p>-136,8821292776</text:p>
          </table:table-cell>
        </table:table-row>
        <table:table-row table:style-name="ro1">
          <table:table-cell office:value-type="float" office:value="-1300" calcext:value-type="float">
            <text:p>-1300</text:p>
          </table:table-cell>
          <table:table-cell table:number-columns-repeated="4"/>
          <table:table-cell office:value-type="float" office:value="0.4624505929" calcext:value-type="float">
            <text:p>0,4624505929</text:p>
          </table:table-cell>
          <table:table-cell office:value-type="float" office:value="-153.9923954373" calcext:value-type="float">
            <text:p>-153,9923954373</text:p>
          </table:table-cell>
        </table:table-row>
        <table:table-row table:style-name="ro1">
          <table:table-cell office:value-type="float" office:value="-1400" calcext:value-type="float">
            <text:p>-1400</text:p>
          </table:table-cell>
          <table:table-cell table:number-columns-repeated="4"/>
          <table:table-cell office:value-type="float" office:value="0.4386630374" calcext:value-type="float">
            <text:p>0,4386630374</text:p>
          </table:table-cell>
          <table:table-cell office:value-type="float" office:value="-179.3986440507" calcext:value-type="float">
            <text:p>-179,3986440507</text:p>
          </table:table-cell>
        </table:table-row>
        <table:table-row table:style-name="ro1">
          <table:table-cell office:value-type="float" office:value="-1500" calcext:value-type="float">
            <text:p>-1500</text:p>
          </table:table-cell>
          <table:table-cell table:number-columns-repeated="4"/>
          <table:table-cell office:value-type="float" office:value="0.4466403162" calcext:value-type="float">
            <text:p>0,4466403162</text:p>
          </table:table-cell>
          <table:table-cell office:value-type="float" office:value="-193.9163498099" calcext:value-type="float">
            <text:p>-193,9163498099</text:p>
          </table:table-cell>
        </table:table-row>
        <table:table-row table:style-name="ro1">
          <table:table-cell table:number-columns-repeated="5"/>
          <table:table-cell office:value-type="float" office:value="0.4229249012" calcext:value-type="float">
            <text:p>0,4229249012</text:p>
          </table:table-cell>
          <table:table-cell office:value-type="float" office:value="-228.1368821293" calcext:value-type="float">
            <text:p>-228,1368821293</text:p>
          </table:table-cell>
        </table:table-row>
        <table:table-row table:style-name="ro1">
          <table:table-cell table:number-columns-repeated="5"/>
          <table:table-cell office:value-type="float" office:value="0.406374502" calcext:value-type="float">
            <text:p>0,406374502</text:p>
          </table:table-cell>
          <table:table-cell office:value-type="float" office:value="-256.6539923954" calcext:value-type="float">
            <text:p>-256,6539923954</text:p>
          </table:table-cell>
        </table:table-row>
        <table:table-row table:style-name="ro1">
          <table:table-cell table:number-columns-repeated="5"/>
          <table:table-cell office:value-type="float" office:value="0.395256917" calcext:value-type="float">
            <text:p>0,395256917</text:p>
          </table:table-cell>
          <table:table-cell office:value-type="float" office:value="-262.3574144487" calcext:value-type="float">
            <text:p>-262,3574144487</text:p>
          </table:table-cell>
        </table:table-row>
        <table:table-row table:style-name="ro1">
          <table:table-cell table:number-columns-repeated="5"/>
          <table:table-cell office:value-type="float" office:value="0.390780553" calcext:value-type="float">
            <text:p>0,390780553</text:p>
          </table:table-cell>
          <table:table-cell office:value-type="float" office:value="-275.8336063715" calcext:value-type="float">
            <text:p>-275,8336063715</text:p>
          </table:table-cell>
        </table:table-row>
        <table:table-row table:style-name="ro1">
          <table:table-cell table:number-columns-repeated="5"/>
          <table:table-cell office:value-type="float" office:value="0.3754940711" calcext:value-type="float">
            <text:p>0,3754940711</text:p>
          </table:table-cell>
          <table:table-cell office:value-type="float" office:value="-296.5779467681" calcext:value-type="float">
            <text:p>-296,5779467681</text:p>
          </table:table-cell>
        </table:table-row>
        <table:table-row table:style-name="ro1">
          <table:table-cell table:number-columns-repeated="5"/>
          <table:table-cell office:value-type="float" office:value="0.3438735178" calcext:value-type="float">
            <text:p>0,3438735178</text:p>
          </table:table-cell>
          <table:table-cell office:value-type="float" office:value="-342.2053231939" calcext:value-type="float">
            <text:p>-342,2053231939</text:p>
          </table:table-cell>
        </table:table-row>
        <table:table-row table:style-name="ro1">
          <table:table-cell table:number-columns-repeated="5"/>
          <table:table-cell office:value-type="float" office:value="0.3162055336" calcext:value-type="float">
            <text:p>0,3162055336</text:p>
          </table:table-cell>
          <table:table-cell office:value-type="float" office:value="-359.3155893536" calcext:value-type="float">
            <text:p>-359,3155893536</text:p>
          </table:table-cell>
        </table:table-row>
        <table:table-row table:style-name="ro1">
          <table:table-cell table:number-columns-repeated="5"/>
          <table:table-cell office:value-type="float" office:value="0.3003952569" calcext:value-type="float">
            <text:p>0,3003952569</text:p>
          </table:table-cell>
          <table:table-cell office:value-type="float" office:value="-399.2395437262" calcext:value-type="float">
            <text:p>-399,2395437262</text:p>
          </table:table-cell>
        </table:table-row>
        <table:table-row table:style-name="ro1">
          <table:table-cell table:number-columns-repeated="5"/>
          <table:table-cell office:value-type="float" office:value="0.2949231713" calcext:value-type="float">
            <text:p>0,2949231713</text:p>
          </table:table-cell>
          <table:table-cell office:value-type="float" office:value="-402.3048617587" calcext:value-type="float">
            <text:p>-402,3048617587</text:p>
          </table:table-cell>
        </table:table-row>
        <table:table-row table:style-name="ro1">
          <table:table-cell table:number-columns-repeated="5"/>
          <table:table-cell office:value-type="float" office:value="0.2806324111" calcext:value-type="float">
            <text:p>0,2806324111</text:p>
          </table:table-cell>
          <table:table-cell office:value-type="float" office:value="-439.1634980989" calcext:value-type="float">
            <text:p>-439,1634980989</text:p>
          </table:table-cell>
        </table:table-row>
        <table:table-row table:style-name="ro1">
          <table:table-cell table:number-columns-repeated="5"/>
          <table:table-cell office:value-type="float" office:value="0.2608695652" calcext:value-type="float">
            <text:p>0,2608695652</text:p>
          </table:table-cell>
          <table:table-cell office:value-type="float" office:value="-490.4942965779" calcext:value-type="float">
            <text:p>-490,4942965779</text:p>
          </table:table-cell>
        </table:table-row>
        <table:table-row table:style-name="ro1">
          <table:table-cell table:number-columns-repeated="5"/>
          <table:table-cell office:value-type="float" office:value="0.2512286715" calcext:value-type="float">
            <text:p>0,2512286715</text:p>
          </table:table-cell>
          <table:table-cell office:value-type="float" office:value="-507.8067898279" calcext:value-type="float">
            <text:p>-507,8067898279</text:p>
          </table:table-cell>
        </table:table-row>
        <table:table-row table:style-name="ro1">
          <table:table-cell table:number-columns-repeated="5"/>
          <table:table-cell office:value-type="float" office:value="0.233201581" calcext:value-type="float">
            <text:p>0,233201581</text:p>
          </table:table-cell>
          <table:table-cell office:value-type="float" office:value="-541.825095057" calcext:value-type="float">
            <text:p>-541,825095057</text:p>
          </table:table-cell>
        </table:table-row>
        <table:table-row table:style-name="ro1">
          <table:table-cell table:number-columns-repeated="5"/>
          <table:table-cell office:value-type="float" office:value="0.2055335968" calcext:value-type="float">
            <text:p>0,2055335968</text:p>
          </table:table-cell>
          <table:table-cell office:value-type="float" office:value="-581.7490494297" calcext:value-type="float">
            <text:p>-581,7490494297</text:p>
          </table:table-cell>
        </table:table-row>
        <table:table-row table:style-name="ro1">
          <table:table-cell table:number-columns-repeated="5"/>
          <table:table-cell office:value-type="float" office:value="0.203316783" calcext:value-type="float">
            <text:p>0,203316783</text:p>
          </table:table-cell>
          <table:table-cell office:value-type="float" office:value="-583.1149028404" calcext:value-type="float">
            <text:p>-583,1149028404</text:p>
          </table:table-cell>
        </table:table-row>
        <table:table-row table:style-name="ro1">
          <table:table-cell table:number-columns-repeated="5"/>
          <table:table-cell office:value-type="float" office:value="0.1818181818" calcext:value-type="float">
            <text:p>0,1818181818</text:p>
          </table:table-cell>
          <table:table-cell office:value-type="float" office:value="-615.969581749" calcext:value-type="float">
            <text:p>-615,969581749</text:p>
          </table:table-cell>
        </table:table-row>
        <table:table-row table:style-name="ro1">
          <table:table-cell table:number-columns-repeated="5"/>
          <table:table-cell office:value-type="float" office:value="0.1660079051" calcext:value-type="float">
            <text:p>0,1660079051</text:p>
          </table:table-cell>
          <table:table-cell office:value-type="float" office:value="-661.5969581749" calcext:value-type="float">
            <text:p>-661,5969581749</text:p>
          </table:table-cell>
        </table:table-row>
        <table:table-row table:style-name="ro1">
          <table:table-cell table:number-columns-repeated="5"/>
          <table:table-cell office:value-type="float" office:value="0.1462450593" calcext:value-type="float">
            <text:p>0,1462450593</text:p>
          </table:table-cell>
          <table:table-cell office:value-type="float" office:value="-695.8174904943" calcext:value-type="float">
            <text:p>-695,8174904943</text:p>
          </table:table-cell>
        </table:table-row>
        <table:table-row table:style-name="ro1">
          <table:table-cell table:number-columns-repeated="5"/>
          <table:table-cell office:value-type="float" office:value="0.1366702792" calcext:value-type="float">
            <text:p>0,1366702792</text:p>
          </table:table-cell>
          <table:table-cell office:value-type="float" office:value="-697.6018852232" calcext:value-type="float">
            <text:p>-697,6018852232</text:p>
          </table:table-cell>
        </table:table-row>
        <table:table-row table:style-name="ro1">
          <table:table-cell table:number-columns-repeated="5"/>
          <table:table-cell office:value-type="float" office:value="0.1225296443" calcext:value-type="float">
            <text:p>0,1225296443</text:p>
          </table:table-cell>
          <table:table-cell office:value-type="float" office:value="-741.4448669202" calcext:value-type="float">
            <text:p>-741,4448669202</text:p>
          </table:table-cell>
        </table:table-row>
        <table:table-row table:style-name="ro1">
          <table:table-cell table:number-columns-repeated="5"/>
          <table:table-cell office:value-type="float" office:value="0.1027667984" calcext:value-type="float">
            <text:p>0,1027667984</text:p>
          </table:table-cell>
          <table:table-cell office:value-type="float" office:value="-792.7756653992" calcext:value-type="float">
            <text:p>-792,7756653992</text:p>
          </table:table-cell>
        </table:table-row>
        <table:table-row table:style-name="ro1">
          <table:table-cell table:number-columns-repeated="5"/>
          <table:table-cell office:value-type="float" office:value="0.0876494024" calcext:value-type="float">
            <text:p>0,0876494024</text:p>
          </table:table-cell>
          <table:table-cell office:value-type="float" office:value="-815.5893536122" calcext:value-type="float">
            <text:p>-815,5893536122</text:p>
          </table:table-cell>
        </table:table-row>
        <table:table-row table:style-name="ro1">
          <table:table-cell table:number-columns-repeated="5"/>
          <table:table-cell office:value-type="float" office:value="0.0869565217" calcext:value-type="float">
            <text:p>0,0869565217</text:p>
          </table:table-cell>
          <table:table-cell office:value-type="float" office:value="-844.1064638783" calcext:value-type="float">
            <text:p>-844,1064638783</text:p>
          </table:table-cell>
        </table:table-row>
        <table:table-row table:style-name="ro1">
          <table:table-cell table:number-columns-repeated="5"/>
          <table:table-cell office:value-type="float" office:value="0.0790513834" calcext:value-type="float">
            <text:p>0,0790513834</text:p>
          </table:table-cell>
          <table:table-cell office:value-type="float" office:value="-889.7338403042" calcext:value-type="float">
            <text:p>-889,7338403042</text:p>
          </table:table-cell>
        </table:table-row>
        <table:table-row table:style-name="ro1">
          <table:table-cell table:number-columns-repeated="5"/>
          <table:table-cell office:value-type="float" office:value="0.0711462451" calcext:value-type="float">
            <text:p>0,0711462451</text:p>
          </table:table-cell>
          <table:table-cell office:value-type="float" office:value="-941.0646387833" calcext:value-type="float">
            <text:p>-941,0646387833</text:p>
          </table:table-cell>
        </table:table-row>
        <table:table-row table:style-name="ro1">
          <table:table-cell table:number-columns-repeated="5"/>
          <table:table-cell office:value-type="float" office:value="0.0632411067" calcext:value-type="float">
            <text:p>0,0632411067</text:p>
          </table:table-cell>
          <table:table-cell office:value-type="float" office:value="-1003.8022813688" calcext:value-type="float">
            <text:p>-1003,8022813688</text:p>
          </table:table-cell>
        </table:table-row>
        <table:table-row table:style-name="ro1">
          <table:table-cell table:number-columns-repeated="5"/>
          <table:table-cell office:value-type="float" office:value="0.0536414884" calcext:value-type="float">
            <text:p>0,0536414884</text:p>
          </table:table-cell>
          <table:table-cell office:value-type="float" office:value="-1041.4156816292" calcext:value-type="float">
            <text:p>-1041,4156816292</text:p>
          </table:table-cell>
        </table:table-row>
        <table:table-row table:style-name="ro1">
          <table:table-cell table:number-columns-repeated="5"/>
          <table:table-cell office:value-type="float" office:value="0.0513833992" calcext:value-type="float">
            <text:p>0,0513833992</text:p>
          </table:table-cell>
          <table:table-cell office:value-type="float" office:value="-1043.7262357414" calcext:value-type="float">
            <text:p>-1043,7262357414</text:p>
          </table:table-cell>
        </table:table-row>
        <table:table-row table:style-name="ro1">
          <table:table-cell table:number-columns-repeated="5"/>
          <table:table-cell office:value-type="float" office:value="0.0438247012" calcext:value-type="float">
            <text:p>0,0438247012</text:p>
          </table:table-cell>
          <table:table-cell office:value-type="float" office:value="-1083.6501901141" calcext:value-type="float">
            <text:p>-1083,6501901141</text:p>
          </table:table-cell>
        </table:table-row>
        <table:table-row table:style-name="ro1">
          <table:table-cell table:number-columns-repeated="5"/>
          <table:table-cell office:value-type="float" office:value="0.0395256917" calcext:value-type="float">
            <text:p>0,0395256917</text:p>
          </table:table-cell>
          <table:table-cell office:value-type="float" office:value="-1112.1673003802" calcext:value-type="float">
            <text:p>-1112,1673003802</text:p>
          </table:table-cell>
        </table:table-row>
        <table:table-row table:style-name="ro1">
          <table:table-cell table:number-columns-repeated="5"/>
          <table:table-cell office:value-type="float" office:value="0.023715415" calcext:value-type="float">
            <text:p>0,023715415</text:p>
          </table:table-cell>
          <table:table-cell office:value-type="float" office:value="-1169.2015209125" calcext:value-type="float">
            <text:p>-1169,2015209125</text:p>
          </table:table-cell>
        </table:table-row>
        <table:table-row table:style-name="ro1">
          <table:table-cell table:number-columns-repeated="5"/>
          <table:table-cell office:value-type="float" office:value="0.0079051383" calcext:value-type="float">
            <text:p>0,0079051383</text:p>
          </table:table-cell>
          <table:table-cell office:value-type="float" office:value="-1277.566539924" calcext:value-type="float">
            <text:p>-1277,566539924</text:p>
          </table:table-cell>
        </table:table-row>
        <table:table-row table:style-name="ro1">
          <table:table-cell table:number-columns-repeated="5"/>
          <table:table-cell office:value-type="float" office:value="0.0039840637" calcext:value-type="float">
            <text:p>0,0039840637</text:p>
          </table:table-cell>
          <table:table-cell office:value-type="float" office:value="-1385.9315589354" calcext:value-type="float">
            <text:p>-1385,9315589354</text:p>
          </table:table-cell>
        </table:table-row>
        <table:table-row table:style-name="ro1">
          <table:table-cell table:number-columns-repeated="5"/>
          <table:table-cell office:value-type="float" office:value="0.0039525692" calcext:value-type="float">
            <text:p>0,0039525692</text:p>
          </table:table-cell>
          <table:table-cell office:value-type="float" office:value="-1437.2623574144" calcext:value-type="float">
            <text:p>-1437,262357414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482.8897338403" calcext:value-type="float">
            <text:p>-1482,8897338403</text:p>
          </table:table-cell>
        </table:table-row>
      </table:table>
      <table:table table:name="Planilha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Vazão volumétrica óleo</text:p>
          </table:table-cell>
          <table:table-cell office:value-type="string" calcext:value-type="string">
            <text:p><text:span text:style-name="T1">Vazão volumétrica</text:span> gás</text:p>
          </table:table-cell>
          <table:table-cell office:value-type="string" calcext:value-type="string">
            <text:p>alpha_g</text:p>
          </table:table-cell>
          <table:table-cell office:value-type="string" calcext:value-type="string">
            <text:p>Densidade óleo</text:p>
          </table:table-cell>
          <table:table-cell office:value-type="string" calcext:value-type="string">
            <text:p>Densidade gás</text:p>
          </table:table-cell>
          <table:table-cell office:value-type="string" calcext:value-type="string">
            <text:p>Vazão mássica óleo</text:p>
          </table:table-cell>
          <table:table-cell office:value-type="string" calcext:value-type="string">
            <text:p>Vazão mássica gá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2]/([.B2]+[.C2]))" office:value-type="float" office:value="0.583333333333333" calcext:value-type="float">
            <text:p>0,583333333333333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formula="of:=([.B2]/3600)*[.E2]" office:value-type="float" office:value="6.04166666666667" calcext:value-type="float">
            <text:p>6,04166666666667</text:p>
          </table:table-cell>
          <table:table-cell table:formula="of:=([.C2]/3600)*[.F2]" office:value-type="float" office:value="0.0194444444444444" calcext:value-type="float">
            <text:p>0,0194444444444444</text:p>
          </table:table-cell>
          <table:table-cell table:number-columns-repeated="2"/>
        </table:table-row>
        <table:table-row table:style-name="ro1">
          <table:table-cell office:value-type="float" office:value="-400" calcext:value-type="float">
            <text:p>-400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number-columns-repeated="2"/>
          <table:table-cell table:formula="of:=([.B3]/3600)*[.E3]" office:value-type="float" office:value="0" calcext:value-type="float">
            <text:p>0</text:p>
          </table:table-cell>
          <table:table-cell table:formula="of:=([.C3]/3600)*[.F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00" calcext:value-type="float">
            <text:p>-800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2"/>
          <table:table-cell table:formula="of:=([.B4]/3600)*[.E4]" office:value-type="float" office:value="0" calcext:value-type="float">
            <text:p>0</text:p>
          </table:table-cell>
          <table:table-cell table:formula="of:=([.C4]/3600)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200" calcext:value-type="float">
            <text:p>-12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table:number-columns-repeated="2"/>
          <table:table-cell table:formula="of:=([.B5]/3600)*[.E5]" office:value-type="float" office:value="0" calcext:value-type="float">
            <text:p>0</text:p>
          </table:table-cell>
          <table:table-cell table:formula="of:=([.C5]/3600)*[.F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table:number-columns-repeated="2"/>
          <table:table-cell table:formula="of:=([.B6]/3600)*[.E6]" office:value-type="float" office:value="0" calcext:value-type="float">
            <text:p>0</text:p>
          </table:table-cell>
          <table:table-cell table:formula="of:=([.C6]/3600)*[.F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table:number-columns-repeated="2"/>
          <table:table-cell table:formula="of:=([.B7]/3600)*[.E7]" office:value-type="float" office:value="0" calcext:value-type="float">
            <text:p>0</text:p>
          </table:table-cell>
          <table:table-cell table:formula="of:=([.C7]/3600)*[.F7]" office:value-type="float" office:value="0" calcext:value-type="float">
            <text:p>0</text:p>
          </table:table-cell>
          <table:table-cell table:number-columns-repeated="2"/>
        </table:table-row>
      </table:table>
      <table:table table:name="Planilha3" table:style-name="ta1">
        <office:forms form:automatic-focus="false" form:apply-design-mode="false"/>
        <table:shapes>
          <draw:frame draw:z-index="0" draw:style-name="gr1" draw:text-style-name="P1" svg:width="15.999cm" svg:height="8.999cm" svg:x="12.938cm" svg:y="23.356cm">
            <draw:object draw:notify-on-update-of-ranges="Planilha3.U2:Planilha3.U49 Planilha3.U1:Planilha3.U1 Planilha3.A2:Planilha3.A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8" table:default-cell-style-name="ce7"/>
        <table:table-column table:style-name="co5" table:default-cell-style-name="ce7"/>
        <table:table-column table:style-name="co15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9"/>
        <table:table-row table:style-name="ro1">
          <table:table-cell table:style-name="ce1" office:value-type="string" calcext:value-type="string">
            <text:p>Profundidade (ABS(m))</text:p>
          </table:table-cell>
          <table:table-cell table:style-name="ce1" office:value-type="string" calcext:value-type="string">
            <text:p><text:span text:style-name="T2">α</text:span><text:span text:style-name="T3">g</text:span></text:p>
          </table:table-cell>
          <table:table-cell table:style-name="ce1" office:value-type="string" calcext:value-type="string">
            <text:p>Pressão (Pa)</text:p>
          </table:table-cell>
          <table:table-cell table:style-name="ce1" office:value-type="string" calcext:value-type="string">
            <text:p>Vazão volumétrica<text:span text:style-name="T3">gás</text:span> (m³/h)</text:p>
          </table:table-cell>
          <table:table-cell table:style-name="ce1" office:value-type="string" calcext:value-type="string">
            <text:p><text:span text:style-name="T1">Vazão volumétrica</text:span><text:span text:style-name="T4">gás</text:span><text:span text:style-name="T1"> (m³</text:span>/s)</text:p>
          </table:table-cell>
          <table:table-cell table:style-name="ce1" office:value-type="string" calcext:value-type="string">
            <text:p>Vazão volumétrica<text:span text:style-name="T3">óleo</text:span> (m³/h)</text:p>
          </table:table-cell>
          <table:table-cell table:style-name="ce1" office:value-type="string" calcext:value-type="string">
            <text:p><text:span text:style-name="T1">Vazão volumétrica</text:span><text:span text:style-name="T4">óleo</text:span><text:span text:style-name="T1"> (m³</text:span>/s)</text:p>
          </table:table-cell>
          <table:table-cell table:style-name="ce1" office:value-type="string" calcext:value-type="string">
            <text:p>Densidade<text:span text:style-name="T3">gás</text:span><text:span text:style-name="T5"> (kg/m</text:span><text:span text:style-name="T6">3</text:span><text:span text:style-name="T5">)</text:span></text:p>
          </table:table-cell>
          <table:table-cell table:style-name="ce1" office:value-type="string" calcext:value-type="string">
            <text:p><text:span text:style-name="T1">Densidade</text:span><text:span text:style-name="T4">óleo</text:span><text:span text:style-name="T7"> (kg/m</text:span><text:span text:style-name="T8">3</text:span><text:span text:style-name="T7">)</text:span></text:p>
          </table:table-cell>
          <table:table-cell table:style-name="ce1" office:value-type="string" calcext:value-type="string">
            <text:p><text:span text:style-name="T1">Vazão mássica</text:span><text:span text:style-name="T4">gás</text:span><text:span text:style-name="T1"> (kg/s)</text:span></text:p>
          </table:table-cell>
          <table:table-cell table:style-name="ce1" office:value-type="string" calcext:value-type="string">
            <text:p><text:span text:style-name="T1">Vazão mássica</text:span><text:span text:style-name="T4">óleo</text:span><text:span text:style-name="T1"> (kg/s)</text:span></text:p>
          </table:table-cell>
          <table:table-cell table:style-name="ce1" office:value-type="string" calcext:value-type="string">
            <text:p><text:span text:style-name="T1">Densidade</text:span><text:span text:style-name="T4">mistura</text:span><text:span text:style-name="T7"> (kg/m</text:span><text:span text:style-name="T8">3</text:span><text:span text:style-name="T7">)</text:span></text:p>
          </table:table-cell>
          <table:table-cell table:style-name="ce1" office:value-type="string" calcext:value-type="string">
            <text:p>Velocidade Superfície<text:span text:style-name="T3">gás</text:span><text:span text:style-name="T5"> (m/s)</text:span></text:p>
          </table:table-cell>
          <table:table-cell table:style-name="ce1" office:value-type="string" calcext:value-type="string">
            <text:p><text:span text:style-name="T1">Velocidade Superfície</text:span><text:span text:style-name="T4">óleo</text:span><text:span text:style-name="T7"> (m/s)</text:span></text:p>
          </table:table-cell>
          <table:table-cell table:style-name="ce1" office:value-type="string" calcext:value-type="string">
            <text:p><text:span text:style-name="T1">Velocidade mistura</text:span><text:span text:style-name="T7"> (m/s)</text:span></text:p>
          </table:table-cell>
          <table:table-cell table:style-name="ce1" office:value-type="string" calcext:value-type="string">
            <text:p>Fator de fricção</text:p>
          </table:table-cell>
          <table:table-cell table:style-name="ce1" office:value-type="string" calcext:value-type="string">
            <text:p>Padrão de escoamento</text:p>
          </table:table-cell>
          <table:table-cell table:style-name="ce1" office:value-type="string" calcext:value-type="string">
            <text:p><text:span text:style-name="T9">ΔP</text:span><text:span text:style-name="T10">f</text:span><text:span text:style-name="T11">ric</text:span><text:span text:style-name="T12"> (Pa)</text:span></text:p>
          </table:table-cell>
          <table:table-cell table:style-name="ce1" office:value-type="string" calcext:value-type="string">
            <text:p><text:span text:style-name="T13">ΔP</text:span><text:span text:style-name="T14">grav</text:span><text:span text:style-name="T12"> (Pa)</text:span></text:p>
          </table:table-cell>
          <table:table-cell table:style-name="ce1" office:value-type="string" calcext:value-type="string">
            <text:p><text:span text:style-name="T13">ΔP</text:span><text:span text:style-name="T14">total</text:span><text:span text:style-name="T12">  (ABS(Pa))</text:span></text:p>
          </table:table-cell>
          <table:table-cell table:style-name="ce1" office:value-type="string" calcext:value-type="string">
            <text:p>Pressão<text:span text:style-name="T3">final</text:span><text:span text:style-name="T5"> (Pa)</text:span>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0.56671789" office:value-type="float" office:value="0.56671789" calcext:value-type="float">
            <text:p>0,5667</text:p>
          </table:table-cell>
          <table:table-cell office:value-type="float" office:value="101325" calcext:value-type="float">
            <text:p>101.325,0000</text:p>
          </table:table-cell>
          <table:table-cell office:value-type="float" office:value="90" calcext:value-type="float">
            <text:p>90,0000</text:p>
          </table:table-cell>
          <table:table-cell table:formula="of:=[.D2]/3600" office:value-type="float" office:value="0.025" calcext:value-type="float">
            <text:p>0,0250</text:p>
          </table:table-cell>
          <table:table-cell office:value-type="float" office:value="60" calcext:value-type="float">
            <text:p>60,0000</text:p>
          </table:table-cell>
          <table:table-cell table:formula="of:=[.F2]/3600" office:value-type="float" office:value="0.0166666666666667" calcext:value-type="float">
            <text:p>0,0167</text:p>
          </table:table-cell>
          <table:table-cell office:value-type="float" office:value="1.85" calcext:value-type="float">
            <text:p>1,8500</text:p>
          </table:table-cell>
          <table:table-cell office:value-type="float" office:value="873" calcext:value-type="float">
            <text:p>873,0000</text:p>
          </table:table-cell>
          <table:table-cell table:formula="of:=[.E2]*[.H2]" office:value-type="float" office:value="0.04625" calcext:value-type="float">
            <text:p>0,0463</text:p>
          </table:table-cell>
          <table:table-cell table:formula="of:=[.G2]*[.I2]" office:value-type="float" office:value="14.55" calcext:value-type="float">
            <text:p>14,5500</text:p>
          </table:table-cell>
          <table:table-cell table:formula="of:=([.D2]/3600)*[.I2]" office:value-type="float" office:value="21.825" calcext:value-type="float">
            <text:p>21,8250</text:p>
          </table:table-cell>
          <table:table-cell table:formula="of:=([.E2]/[.$C$53])" office:value-type="float" office:value="7.89410096555994" calcext:value-type="float">
            <text:p>7,8941</text:p>
          </table:table-cell>
          <table:table-cell table:formula="of:=([.G2]/[.$C$53])" office:value-type="float" office:value="5.26273397703996" calcext:value-type="float">
            <text:p>5,2627</text:p>
          </table:table-cell>
          <table:table-cell table:formula="of:=([.M2]+[.N2])" office:value-type="float" office:value="13.1568349425999" calcext:value-type="float">
            <text:p>13,156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])*[.L2]*[.A2]*(([.O2])^2))/(2.5*0.0254*2)" office:value-type="float" office:value="-0" calcext:value-type="float">
            <text:p>0,000</text:p>
          </table:table-cell>
          <table:table-cell table:formula="of:=(-([.L2])*9.81*([.A2]-0))" office:value-type="float" office:value="-0" calcext:value-type="float">
            <text:p>0,000</text:p>
          </table:table-cell>
          <table:table-cell table:formula="of:=ABS([.R2]+[.S2])" office:value-type="float" office:value="0" calcext:value-type="float">
            <text:p>0,000</text:p>
          </table:table-cell>
          <table:table-cell table:formula="of:=[.C2]+[.T2]" office:value-type="float" office:value="101325" calcext:value-type="float">
            <text:p>101.325,000</text:p>
          </table:table-cell>
        </table:table-row>
        <table:table-row table:style-name="ro1">
          <table:table-cell office:value-type="float" office:value="17.1102661597" calcext:value-type="float">
            <text:p>17,1103</text:p>
          </table:table-cell>
          <table:table-cell office:value-type="float" office:value="0.5612648221" calcext:value-type="float">
            <text:p>0,5613</text:p>
          </table:table-cell>
          <table:table-cell table:formula="of:=([.$C$2]+([.$I$2]*[.A3]*9.81))" office:value-type="float" office:value="247859.543726272" calcext:value-type="float">
            <text:p>247.859,5437</text:p>
          </table:table-cell>
          <table:table-cell table:formula="of:=[.E3]*3600" office:value-type="float" office:value="36.792006726483" calcext:value-type="float">
            <text:p>36,7920</text:p>
          </table:table-cell>
          <table:table-cell table:formula="of:=[.$J$2]/[.H3]" office:value-type="float" office:value="0.0102200018684675" calcext:value-type="float">
            <text:p>0,0102</text:p>
          </table:table-cell>
          <table:table-cell office:value-type="float" office:value="60" calcext:value-type="float">
            <text:p>60,0000</text:p>
          </table:table-cell>
          <table:table-cell table:formula="of:=[.F3]/3600" office:value-type="float" office:value="0.0166666666666667" calcext:value-type="float">
            <text:p>0,0167</text:p>
          </table:table-cell>
          <table:table-cell table:formula="of:=[.C3]/([.C2]/[.H2])" office:value-type="float" office:value="4.52543948574984" calcext:value-type="float">
            <text:p>4,5254</text:p>
          </table:table-cell>
          <table:table-cell office:value-type="float" office:value="873" calcext:value-type="float">
            <text:p>873,0000</text:p>
          </table:table-cell>
          <table:table-cell table:formula="of:=[.E3]*[.H3]" office:value-type="float" office:value="0.04625" calcext:value-type="float">
            <text:p>0,0463</text:p>
          </table:table-cell>
          <table:table-cell table:formula="of:=[.G3]*[.I3]" office:value-type="float" office:value="14.55" calcext:value-type="float">
            <text:p>14,5500</text:p>
          </table:table-cell>
          <table:table-cell table:formula="of:=([.D3]/3600)*[.I3]" office:value-type="float" office:value="8.92206163117214" calcext:value-type="float">
            <text:p>8,9221</text:p>
          </table:table-cell>
          <table:table-cell table:formula="of:=([.E3]/[.$C$53])" office:value-type="float" office:value="3.22710906471575" calcext:value-type="float">
            <text:p>3,2271</text:p>
          </table:table-cell>
          <table:table-cell table:formula="of:=([.G3]/[.$C$53])" office:value-type="float" office:value="5.26273397703996" calcext:value-type="float">
            <text:p>5,2627</text:p>
          </table:table-cell>
          <table:table-cell table:formula="of:=([.M3]+[.N3])" office:value-type="float" office:value="8.48984304175571" calcext:value-type="float">
            <text:p>8,489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])*[.L3]*[.A3]*(([.O3])^2))/(2.5*0.0254*2)" office:value-type="float" office:value="-1472.87709009348" calcext:value-type="float">
            <text:p>-1.472,877</text:p>
          </table:table-cell>
          <table:table-cell table:formula="of:=(-([.L3])*9.81*([.A3]-[.A2]))" office:value-type="float" office:value="-1497.58331067753" calcext:value-type="float">
            <text:p>-1.497,583</text:p>
          </table:table-cell>
          <table:table-cell table:formula="of:=ABS([.R3]+[.S3])" office:value-type="float" office:value="2970.46040077101" calcext:value-type="float">
            <text:p>2.970,460</text:p>
          </table:table-cell>
          <table:table-cell table:formula="of:=[.C3]+[.T3]" office:value-type="float" office:value="250830.004127043" calcext:value-type="float">
            <text:p>250.830,004</text:p>
          </table:table-cell>
        </table:table-row>
        <table:table-row table:style-name="ro1">
          <table:table-cell office:value-type="float" office:value="28.5171102662" calcext:value-type="float">
            <text:p>28,5171</text:p>
          </table:table-cell>
          <table:table-cell office:value-type="float" office:value="0.5415019763" calcext:value-type="float">
            <text:p>0,5415</text:p>
          </table:table-cell>
          <table:table-cell table:formula="of:=([.$C$2]+([.$I$2]*[.A4]*9.81))" office:value-type="float" office:value="345549.239544071" calcext:value-type="float">
            <text:p>345.549,2395</text:p>
          </table:table-cell>
          <table:table-cell table:formula="of:=[.E4]*3600" office:value-type="float" office:value="26.3905949034419" calcext:value-type="float">
            <text:p>26,3906</text:p>
          </table:table-cell>
          <table:table-cell table:formula="of:=[.$J$2]/[.H4]" office:value-type="float" office:value="0.00733072080651164" calcext:value-type="float">
            <text:p>0,0073</text:p>
          </table:table-cell>
          <table:table-cell office:value-type="float" office:value="60" calcext:value-type="float">
            <text:p>60,0000</text:p>
          </table:table-cell>
          <table:table-cell table:formula="of:=[.F4]/3600" office:value-type="float" office:value="0.0166666666666667" calcext:value-type="float">
            <text:p>0,0167</text:p>
          </table:table-cell>
          <table:table-cell table:formula="of:=[.C4]/([.C3]/[.H3])" office:value-type="float" office:value="6.30906580958828" calcext:value-type="float">
            <text:p>6,3091</text:p>
          </table:table-cell>
          <table:table-cell office:value-type="float" office:value="873" calcext:value-type="float">
            <text:p>873,0000</text:p>
          </table:table-cell>
          <table:table-cell table:formula="of:=[.E4]*[.H4]" office:value-type="float" office:value="0.04625" calcext:value-type="float">
            <text:p>0,0463</text:p>
          </table:table-cell>
          <table:table-cell table:formula="of:=[.G4]*[.I4]" office:value-type="float" office:value="14.55" calcext:value-type="float">
            <text:p>14,5500</text:p>
          </table:table-cell>
          <table:table-cell table:formula="of:=([.D4]/3600)*[.I4]" office:value-type="float" office:value="6.39971926408466" calcext:value-type="float">
            <text:p>6,3997</text:p>
          </table:table-cell>
          <table:table-cell table:formula="of:=([.E4]/[.$C$53])" office:value-type="float" office:value="2.31477800787736" calcext:value-type="float">
            <text:p>2,3148</text:p>
          </table:table-cell>
          <table:table-cell table:formula="of:=([.G4]/[.$C$53])" office:value-type="float" office:value="5.26273397703996" calcext:value-type="float">
            <text:p>5,2627</text:p>
          </table:table-cell>
          <table:table-cell table:formula="of:=([.M4]+[.N4])" office:value-type="float" office:value="7.57751198491732" calcext:value-type="float">
            <text:p>7,577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])*[.L4]*[.A4]*(([.O4])^2))/(2.5*0.0254*2)" office:value-type="float" office:value="-1402.70034061006" calcext:value-type="float">
            <text:p>-1.402,700</text:p>
          </table:table-cell>
          <table:table-cell table:formula="of:=(-([.L4])*9.81*([.A4]-[.A3]))" office:value-type="float" office:value="-716.135885713339" calcext:value-type="float">
            <text:p>-716,136</text:p>
          </table:table-cell>
          <table:table-cell table:formula="of:=ABS([.R4]+[.S4])" office:value-type="float" office:value="2118.8362263234" calcext:value-type="float">
            <text:p>2.118,836</text:p>
          </table:table-cell>
          <table:table-cell table:formula="of:=[.C4]+[.T4]" office:value-type="float" office:value="347668.075770395" calcext:value-type="float">
            <text:p>347.668,076</text:p>
          </table:table-cell>
        </table:table-row>
        <table:table-row table:style-name="ro1">
          <table:table-cell office:value-type="float" office:value="39.9239543726" calcext:value-type="float">
            <text:p>39,9240</text:p>
          </table:table-cell>
          <table:table-cell office:value-type="float" office:value="0.5256916996" calcext:value-type="float">
            <text:p>0,5257</text:p>
          </table:table-cell>
          <table:table-cell table:formula="of:=([.$C$2]+([.$I$2]*[.A5]*9.81))" office:value-type="float" office:value="443238.935361015" calcext:value-type="float">
            <text:p>443.238,9354</text:p>
          </table:table-cell>
          <table:table-cell table:formula="of:=[.E5]*3600" office:value-type="float" office:value="20.5741176428295" calcext:value-type="float">
            <text:p>20,5741</text:p>
          </table:table-cell>
          <table:table-cell table:formula="of:=[.$J$2]/[.H5]" office:value-type="float" office:value="0.00571503267856374" calcext:value-type="float">
            <text:p>0,0057</text:p>
          </table:table-cell>
          <table:table-cell office:value-type="float" office:value="60" calcext:value-type="float">
            <text:p>60,0000</text:p>
          </table:table-cell>
          <table:table-cell table:formula="of:=[.F5]/3600" office:value-type="float" office:value="0.0166666666666667" calcext:value-type="float">
            <text:p>0,0167</text:p>
          </table:table-cell>
          <table:table-cell table:formula="of:=[.C5]/([.C4]/[.H4])" office:value-type="float" office:value="8.09269213341108" calcext:value-type="float">
            <text:p>8,0927</text:p>
          </table:table-cell>
          <table:table-cell office:value-type="float" office:value="873" calcext:value-type="float">
            <text:p>873,0000</text:p>
          </table:table-cell>
          <table:table-cell table:formula="of:=[.E5]*[.H5]" office:value-type="float" office:value="0.04625" calcext:value-type="float">
            <text:p>0,0463</text:p>
          </table:table-cell>
          <table:table-cell table:formula="of:=[.G5]*[.I5]" office:value-type="float" office:value="14.55" calcext:value-type="float">
            <text:p>14,5500</text:p>
          </table:table-cell>
          <table:table-cell table:formula="of:=([.D5]/3600)*[.I5]" office:value-type="float" office:value="4.98922352838614" calcext:value-type="float">
            <text:p>4,9892</text:p>
          </table:table-cell>
          <table:table-cell table:formula="of:=([.E5]/[.$C$53])" office:value-type="float" office:value="1.80460179944226" calcext:value-type="float">
            <text:p>1,8046</text:p>
          </table:table-cell>
          <table:table-cell table:formula="of:=([.G5]/[.$C$53])" office:value-type="float" office:value="5.26273397703996" calcext:value-type="float">
            <text:p>5,2627</text:p>
          </table:table-cell>
          <table:table-cell table:formula="of:=([.M5]+[.N5])" office:value-type="float" office:value="7.06733577648222" calcext:value-type="float">
            <text:p>7,067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5])*[.L5]*[.A5]*(([.O5])^2))/(2.5*0.0254*2)" office:value-type="float" office:value="-1331.7514058587" calcext:value-type="float">
            <text:p>-1.331,751</text:p>
          </table:table-cell>
          <table:table-cell table:formula="of:=(-([.L5])*9.81*([.A5]-[.A4]))" office:value-type="float" office:value="-558.299803952783" calcext:value-type="float">
            <text:p>-558,300</text:p>
          </table:table-cell>
          <table:table-cell table:formula="of:=ABS([.R5]+[.S5])" office:value-type="float" office:value="1890.05120981148" calcext:value-type="float">
            <text:p>1.890,051</text:p>
          </table:table-cell>
          <table:table-cell table:formula="of:=[.C5]+[.T5]" office:value-type="float" office:value="445128.986570826" calcext:value-type="float">
            <text:p>445.128,987</text:p>
          </table:table-cell>
        </table:table-row>
        <table:table-row table:style-name="ro1">
          <table:table-cell office:value-type="float" office:value="55.8762003176" calcext:value-type="float">
            <text:p>55,8762</text:p>
          </table:table-cell>
          <table:table-cell office:value-type="float" office:value="0.5115600138" calcext:value-type="float">
            <text:p>0,5116</text:p>
          </table:table-cell>
          <table:table-cell table:formula="of:=([.$C$2]+([.$I$2]*[.A6]*9.81))" office:value-type="float" office:value="579856.043425968" calcext:value-type="float">
            <text:p>579.856,0434</text:p>
          </table:table-cell>
          <table:table-cell table:formula="of:=[.E6]*3600" office:value-type="float" office:value="15.7267482220599" calcext:value-type="float">
            <text:p>15,7267</text:p>
          </table:table-cell>
          <table:table-cell table:formula="of:=[.$J$2]/[.H6]" office:value-type="float" office:value="0.00436854117279441" calcext:value-type="float">
            <text:p>0,0044</text:p>
          </table:table-cell>
          <table:table-cell office:value-type="float" office:value="60" calcext:value-type="float">
            <text:p>60,0000</text:p>
          </table:table-cell>
          <table:table-cell table:formula="of:=[.F6]/3600" office:value-type="float" office:value="0.0166666666666667" calcext:value-type="float">
            <text:p>0,0167</text:p>
          </table:table-cell>
          <table:table-cell table:formula="of:=[.C6]/([.C5]/[.H5])" office:value-type="float" office:value="10.5870582811551" calcext:value-type="float">
            <text:p>10,5871</text:p>
          </table:table-cell>
          <table:table-cell office:value-type="float" office:value="873" calcext:value-type="float">
            <text:p>873,0000</text:p>
          </table:table-cell>
          <table:table-cell table:formula="of:=[.E6]*[.H6]" office:value-type="float" office:value="0.04625" calcext:value-type="float">
            <text:p>0,0463</text:p>
          </table:table-cell>
          <table:table-cell table:formula="of:=[.G6]*[.I6]" office:value-type="float" office:value="14.55" calcext:value-type="float">
            <text:p>14,5500</text:p>
          </table:table-cell>
          <table:table-cell table:formula="of:=([.D6]/3600)*[.I6]" office:value-type="float" office:value="3.81373644384952" calcext:value-type="float">
            <text:p>3,8137</text:p>
          </table:table-cell>
          <table:table-cell table:formula="of:=([.E6]/[.$C$53])" office:value-type="float" office:value="1.37942820360979" calcext:value-type="float">
            <text:p>1,3794</text:p>
          </table:table-cell>
          <table:table-cell table:formula="of:=([.G6]/[.$C$53])" office:value-type="float" office:value="5.26273397703996" calcext:value-type="float">
            <text:p>5,2627</text:p>
          </table:table-cell>
          <table:table-cell table:formula="of:=([.M6]+[.N6])" office:value-type="float" office:value="6.64216218064975" calcext:value-type="float">
            <text:p>6,642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6])*[.L6]*[.A6]*(([.O6])^2))/(2.5*0.0254*2)" office:value-type="float" office:value="-1258.46660062414" calcext:value-type="float">
            <text:p>-1.258,467</text:p>
          </table:table-cell>
          <table:table-cell table:formula="of:=(-([.L6])*9.81*([.A6]-[.A5]))" office:value-type="float" office:value="-596.817461489849" calcext:value-type="float">
            <text:p>-596,817</text:p>
          </table:table-cell>
          <table:table-cell table:formula="of:=ABS([.R6]+[.S6])" office:value-type="float" office:value="1855.28406211399" calcext:value-type="float">
            <text:p>1.855,284</text:p>
          </table:table-cell>
          <table:table-cell table:formula="of:=[.C6]+[.T6]" office:value-type="float" office:value="581711.327488082" calcext:value-type="float">
            <text:p>581.711,327</text:p>
          </table:table-cell>
        </table:table-row>
        <table:table-row table:style-name="ro1">
          <table:table-cell office:value-type="float" office:value="62.7376425856" calcext:value-type="float">
            <text:p>62,7376</text:p>
          </table:table-cell>
          <table:table-cell office:value-type="float" office:value="0.5059760956" calcext:value-type="float">
            <text:p>0,5060</text:p>
          </table:table-cell>
          <table:table-cell table:formula="of:=([.$C$2]+([.$I$2]*[.A7]*9.81))" office:value-type="float" office:value="638618.326996615" calcext:value-type="float">
            <text:p>638.618,3270</text:p>
          </table:table-cell>
          <table:table-cell table:formula="of:=[.E7]*3600" office:value-type="float" office:value="14.2796559611549" calcext:value-type="float">
            <text:p>14,2797</text:p>
          </table:table-cell>
          <table:table-cell table:formula="of:=[.$J$2]/[.H7]" office:value-type="float" office:value="0.00396657110032082" calcext:value-type="float">
            <text:p>0,0040</text:p>
          </table:table-cell>
          <table:table-cell office:value-type="float" office:value="60" calcext:value-type="float">
            <text:p>60,0000</text:p>
          </table:table-cell>
          <table:table-cell table:formula="of:=[.F7]/3600" office:value-type="float" office:value="0.0166666666666667" calcext:value-type="float">
            <text:p>0,0167</text:p>
          </table:table-cell>
          <table:table-cell table:formula="of:=[.C7]/([.C6]/[.H6])" office:value-type="float" office:value="11.659944781088" calcext:value-type="float">
            <text:p>11,6599</text:p>
          </table:table-cell>
          <table:table-cell office:value-type="float" office:value="873" calcext:value-type="float">
            <text:p>873,0000</text:p>
          </table:table-cell>
          <table:table-cell table:formula="of:=[.E7]*[.H7]" office:value-type="float" office:value="0.04625" calcext:value-type="float">
            <text:p>0,0463</text:p>
          </table:table-cell>
          <table:table-cell table:formula="of:=[.G7]*[.I7]" office:value-type="float" office:value="14.55" calcext:value-type="float">
            <text:p>14,5500</text:p>
          </table:table-cell>
          <table:table-cell table:formula="of:=([.D7]/3600)*[.I7]" office:value-type="float" office:value="3.46281657058007" calcext:value-type="float">
            <text:p>3,4628</text:p>
          </table:table-cell>
          <table:table-cell table:formula="of:=([.E7]/[.$C$53])" office:value-type="float" office:value="1.25250051012019" calcext:value-type="float">
            <text:p>1,2525</text:p>
          </table:table-cell>
          <table:table-cell table:formula="of:=([.G7]/[.$C$53])" office:value-type="float" office:value="5.26273397703996" calcext:value-type="float">
            <text:p>5,2627</text:p>
          </table:table-cell>
          <table:table-cell table:formula="of:=([.M7]+[.N7])" office:value-type="float" office:value="6.51523448716015" calcext:value-type="float">
            <text:p>6,515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7])*[.L7]*[.A7]*(([.O7])^2))/(2.5*0.0254*2)" office:value-type="float" office:value="-1234.4201005878" calcext:value-type="float">
            <text:p>-1.234,420</text:p>
          </table:table-cell>
          <table:table-cell table:formula="of:=(-([.L7])*9.81*([.A7]-[.A6]))" office:value-type="float" office:value="-233.084775800184" calcext:value-type="float">
            <text:p>-233,085</text:p>
          </table:table-cell>
          <table:table-cell table:formula="of:=ABS([.R7]+[.S7])" office:value-type="float" office:value="1467.50487638799" calcext:value-type="float">
            <text:p>1.467,505</text:p>
          </table:table-cell>
          <table:table-cell table:formula="of:=[.C7]+[.T7]" office:value-type="float" office:value="640085.831873003" calcext:value-type="float">
            <text:p>640.085,832</text:p>
          </table:table-cell>
        </table:table-row>
        <table:table-row table:style-name="ro1">
          <table:table-cell office:value-type="float" office:value="74.144486692" calcext:value-type="float">
            <text:p>74,1445</text:p>
          </table:table-cell>
          <table:table-cell office:value-type="float" office:value="0.5059288538" calcext:value-type="float">
            <text:p>0,5059</text:p>
          </table:table-cell>
          <table:table-cell table:formula="of:=([.$C$2]+([.$I$2]*[.A8]*9.81))" office:value-type="float" office:value="736308.022813558" calcext:value-type="float">
            <text:p>736.308,0228</text:p>
          </table:table-cell>
          <table:table-cell table:formula="of:=[.E8]*3600" office:value-type="float" office:value="12.3851020462249" calcext:value-type="float">
            <text:p>12,3851</text:p>
          </table:table-cell>
          <table:table-cell table:formula="of:=[.$J$2]/[.H8]" office:value-type="float" office:value="0.00344030612395136" calcext:value-type="float">
            <text:p>0,0034</text:p>
          </table:table-cell>
          <table:table-cell office:value-type="float" office:value="60" calcext:value-type="float">
            <text:p>60,0000</text:p>
          </table:table-cell>
          <table:table-cell table:formula="of:=[.F8]/3600" office:value-type="float" office:value="0.0166666666666667" calcext:value-type="float">
            <text:p>0,0167</text:p>
          </table:table-cell>
          <table:table-cell table:formula="of:=[.C8]/([.C7]/[.H7])" office:value-type="float" office:value="13.4435711049108" calcext:value-type="float">
            <text:p>13,4436</text:p>
          </table:table-cell>
          <table:table-cell office:value-type="float" office:value="873" calcext:value-type="float">
            <text:p>873,0000</text:p>
          </table:table-cell>
          <table:table-cell table:formula="of:=[.E8]*[.H8]" office:value-type="float" office:value="0.04625" calcext:value-type="float">
            <text:p>0,0463</text:p>
          </table:table-cell>
          <table:table-cell table:formula="of:=[.G8]*[.I8]" office:value-type="float" office:value="14.55" calcext:value-type="float">
            <text:p>14,5500</text:p>
          </table:table-cell>
          <table:table-cell table:formula="of:=([.D8]/3600)*[.I8]" office:value-type="float" office:value="3.00338724620954" calcext:value-type="float">
            <text:p>3,0034</text:p>
          </table:table-cell>
          <table:table-cell table:formula="of:=([.E8]/[.$C$53])" office:value-type="float" office:value="1.08632495579625" calcext:value-type="float">
            <text:p>1,0863</text:p>
          </table:table-cell>
          <table:table-cell table:formula="of:=([.G8]/[.$C$53])" office:value-type="float" office:value="5.26273397703996" calcext:value-type="float">
            <text:p>5,2627</text:p>
          </table:table-cell>
          <table:table-cell table:formula="of:=([.M8]+[.N8])" office:value-type="float" office:value="6.34905893283621" calcext:value-type="float">
            <text:p>6,349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8])*[.L8]*[.A8]*(([.O8])^2))/(2.5*0.0254*2)" office:value-type="float" office:value="-1201.58393171507" calcext:value-type="float">
            <text:p>-1.201,584</text:p>
          </table:table-cell>
          <table:table-cell table:formula="of:=(-([.L8])*9.81*([.A8]-[.A7]))" office:value-type="float" office:value="-336.082458765976" calcext:value-type="float">
            <text:p>-336,082</text:p>
          </table:table-cell>
          <table:table-cell table:formula="of:=ABS([.R8]+[.S8])" office:value-type="float" office:value="1537.66639048105" calcext:value-type="float">
            <text:p>1.537,666</text:p>
          </table:table-cell>
          <table:table-cell table:formula="of:=[.C8]+[.T8]" office:value-type="float" office:value="737845.689204039" calcext:value-type="float">
            <text:p>737.845,689</text:p>
          </table:table-cell>
        </table:table-row>
        <table:table-row table:style-name="ro1">
          <table:table-cell office:value-type="float" office:value="108.3650190114" calcext:value-type="float">
            <text:p>108,3650</text:p>
          </table:table-cell>
          <table:table-cell office:value-type="float" office:value="0.4901185771" calcext:value-type="float">
            <text:p>0,4901</text:p>
          </table:table-cell>
          <table:table-cell table:formula="of:=([.$C$2]+([.$I$2]*[.A9]*9.81))" office:value-type="float" office:value="1029377.1102661" calcext:value-type="float">
            <text:p>1.029.377,1103</text:p>
          </table:table-cell>
          <table:table-cell table:formula="of:=[.E9]*3600" office:value-type="float" office:value="8.85899823208874" calcext:value-type="float">
            <text:p>8,8590</text:p>
          </table:table-cell>
          <table:table-cell table:formula="of:=[.$J$2]/[.H9]" office:value-type="float" office:value="0.00246083284224687" calcext:value-type="float">
            <text:p>0,0025</text:p>
          </table:table-cell>
          <table:table-cell office:value-type="float" office:value="60" calcext:value-type="float">
            <text:p>60,0000</text:p>
          </table:table-cell>
          <table:table-cell table:formula="of:=[.F9]/3600" office:value-type="float" office:value="0.0166666666666667" calcext:value-type="float">
            <text:p>0,0167</text:p>
          </table:table-cell>
          <table:table-cell table:formula="of:=[.C9]/([.C8]/[.H8])" office:value-type="float" office:value="18.7944500764104" calcext:value-type="float">
            <text:p>18,7945</text:p>
          </table:table-cell>
          <table:table-cell office:value-type="float" office:value="873" calcext:value-type="float">
            <text:p>873,0000</text:p>
          </table:table-cell>
          <table:table-cell table:formula="of:=[.E9]*[.H9]" office:value-type="float" office:value="0.04625" calcext:value-type="float">
            <text:p>0,0463</text:p>
          </table:table-cell>
          <table:table-cell table:formula="of:=[.G9]*[.I9]" office:value-type="float" office:value="14.55" calcext:value-type="float">
            <text:p>14,5500</text:p>
          </table:table-cell>
          <table:table-cell table:formula="of:=([.D9]/3600)*[.I9]" office:value-type="float" office:value="2.14830707128152" calcext:value-type="float">
            <text:p>2,1483</text:p>
          </table:table-cell>
          <table:table-cell table:formula="of:=([.E9]/[.$C$53])" office:value-type="float" office:value="0.777042516642506" calcext:value-type="float">
            <text:p>0,7770</text:p>
          </table:table-cell>
          <table:table-cell table:formula="of:=([.G9]/[.$C$53])" office:value-type="float" office:value="5.26273397703996" calcext:value-type="float">
            <text:p>5,2627</text:p>
          </table:table-cell>
          <table:table-cell table:formula="of:=([.M9]+[.N9])" office:value-type="float" office:value="6.03977649368247" calcext:value-type="float">
            <text:p>6,039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9])*[.L9]*[.A9]*(([.O9])^2))/(2.5*0.0254*2)" office:value-type="float" office:value="-1136.76947956643" calcext:value-type="float">
            <text:p>-1.136,769</text:p>
          </table:table-cell>
          <table:table-cell table:formula="of:=(-([.L9])*9.81*([.A9]-[.A8]))" office:value-type="float" office:value="-721.194035450539" calcext:value-type="float">
            <text:p>-721,194</text:p>
          </table:table-cell>
          <table:table-cell table:formula="of:=ABS([.R9]+[.S9])" office:value-type="float" office:value="1857.96351501697" calcext:value-type="float">
            <text:p>1.857,964</text:p>
          </table:table-cell>
          <table:table-cell table:formula="of:=[.C9]+[.T9]" office:value-type="float" office:value="1031235.07378112" calcext:value-type="float">
            <text:p>1.031.235,074</text:p>
          </table:table-cell>
        </table:table-row>
        <table:table-row table:style-name="ro1">
          <table:table-cell office:value-type="float" office:value="119.1559341684" calcext:value-type="float">
            <text:p>119,1559</text:p>
          </table:table-cell>
          <table:table-cell office:value-type="float" office:value="0.478245163" calcext:value-type="float">
            <text:p>0,4782</text:p>
          </table:table-cell>
          <table:table-cell table:formula="of:=([.$C$2]+([.$I$2]*[.A10]*9.81))" office:value-type="float" office:value="1121791.91048962" calcext:value-type="float">
            <text:p>1.121.791,9105</text:p>
          </table:table-cell>
          <table:table-cell table:formula="of:=[.E10]*3600" office:value-type="float" office:value="8.12918145934908" calcext:value-type="float">
            <text:p>8,1292</text:p>
          </table:table-cell>
          <table:table-cell table:formula="of:=[.$J$2]/[.H10]" office:value-type="float" office:value="0.0022581059609303" calcext:value-type="float">
            <text:p>0,0023</text:p>
          </table:table-cell>
          <table:table-cell office:value-type="float" office:value="60" calcext:value-type="float">
            <text:p>60,0000</text:p>
          </table:table-cell>
          <table:table-cell table:formula="of:=[.F10]/3600" office:value-type="float" office:value="0.0166666666666667" calcext:value-type="float">
            <text:p>0,0167</text:p>
          </table:table-cell>
          <table:table-cell table:formula="of:=[.C10]/([.C9]/[.H9])" office:value-type="float" office:value="20.4817669322062" calcext:value-type="float">
            <text:p>20,4818</text:p>
          </table:table-cell>
          <table:table-cell office:value-type="float" office:value="873" calcext:value-type="float">
            <text:p>873,0000</text:p>
          </table:table-cell>
          <table:table-cell table:formula="of:=[.E10]*[.H10]" office:value-type="float" office:value="0.04625" calcext:value-type="float">
            <text:p>0,0463</text:p>
          </table:table-cell>
          <table:table-cell table:formula="of:=[.G10]*[.I10]" office:value-type="float" office:value="14.55" calcext:value-type="float">
            <text:p>14,5500</text:p>
          </table:table-cell>
          <table:table-cell table:formula="of:=([.D10]/3600)*[.I10]" office:value-type="float" office:value="1.97132650389215" calcext:value-type="float">
            <text:p>1,9713</text:p>
          </table:table-cell>
          <table:table-cell table:formula="of:=([.E10]/[.$C$53])" office:value-type="float" office:value="0.713028657860662" calcext:value-type="float">
            <text:p>0,7130</text:p>
          </table:table-cell>
          <table:table-cell table:formula="of:=([.G10]/[.$C$53])" office:value-type="float" office:value="5.26273397703996" calcext:value-type="float">
            <text:p>5,2627</text:p>
          </table:table-cell>
          <table:table-cell table:formula="of:=([.M10]+[.N10])" office:value-type="float" office:value="5.97576263490062" calcext:value-type="float">
            <text:p>5,975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0])*[.L10]*[.A10]*(([.O10])^2))/(2.5*0.0254*2)" office:value-type="float" office:value="-1122.80959167523" calcext:value-type="float">
            <text:p>-1.122,810</text:p>
          </table:table-cell>
          <table:table-cell table:formula="of:=(-([.L10])*9.81*([.A10]-[.A9]))" office:value-type="float" office:value="-208.68241126291" calcext:value-type="float">
            <text:p>-208,682</text:p>
          </table:table-cell>
          <table:table-cell table:formula="of:=ABS([.R10]+[.S10])" office:value-type="float" office:value="1331.49200293814" calcext:value-type="float">
            <text:p>1.331,492</text:p>
          </table:table-cell>
          <table:table-cell table:formula="of:=[.C10]+[.T10]" office:value-type="float" office:value="1123123.40249256" calcext:value-type="float">
            <text:p>1.123.123,402</text:p>
          </table:table-cell>
        </table:table-row>
        <table:table-row table:style-name="ro1">
          <table:table-cell office:value-type="float" office:value="136.8821292776" calcext:value-type="float">
            <text:p>136,8821</text:p>
          </table:table-cell>
          <table:table-cell office:value-type="float" office:value="0.4664031621" calcext:value-type="float">
            <text:p>0,4664</text:p>
          </table:table-cell>
          <table:table-cell table:formula="of:=([.$C$2]+([.$I$2]*[.A11]*9.81))" office:value-type="float" office:value="1273601.34981017" calcext:value-type="float">
            <text:p>1.273.601,3498</text:p>
          </table:table-cell>
          <table:table-cell table:formula="of:=[.E11]*3600" office:value-type="float" office:value="7.16020754952812" calcext:value-type="float">
            <text:p>7,1602</text:p>
          </table:table-cell>
          <table:table-cell table:formula="of:=[.$J$2]/[.H11]" office:value-type="float" office:value="0.00198894654153559" calcext:value-type="float">
            <text:p>0,0020</text:p>
          </table:table-cell>
          <table:table-cell office:value-type="float" office:value="60" calcext:value-type="float">
            <text:p>60,0000</text:p>
          </table:table-cell>
          <table:table-cell table:formula="of:=[.F11]/3600" office:value-type="float" office:value="0.0166666666666667" calcext:value-type="float">
            <text:p>0,0167</text:p>
          </table:table-cell>
          <table:table-cell table:formula="of:=[.C11]/([.C10]/[.H10])" office:value-type="float" office:value="23.2535158859987" calcext:value-type="float">
            <text:p>23,2535</text:p>
          </table:table-cell>
          <table:table-cell office:value-type="float" office:value="873" calcext:value-type="float">
            <text:p>873,0000</text:p>
          </table:table-cell>
          <table:table-cell table:formula="of:=[.E11]*[.H11]" office:value-type="float" office:value="0.04625" calcext:value-type="float">
            <text:p>0,0463</text:p>
          </table:table-cell>
          <table:table-cell table:formula="of:=[.G11]*[.I11]" office:value-type="float" office:value="14.55" calcext:value-type="float">
            <text:p>14,5500</text:p>
          </table:table-cell>
          <table:table-cell table:formula="of:=([.D11]/3600)*[.I11]" office:value-type="float" office:value="1.73635033076057" calcext:value-type="float">
            <text:p>1,7364</text:p>
          </table:table-cell>
          <table:table-cell table:formula="of:=([.E11]/[.$C$53])" office:value-type="float" office:value="0.628037792559328" calcext:value-type="float">
            <text:p>0,6280</text:p>
          </table:table-cell>
          <table:table-cell table:formula="of:=([.G11]/[.$C$53])" office:value-type="float" office:value="5.26273397703996" calcext:value-type="float">
            <text:p>5,2627</text:p>
          </table:table-cell>
          <table:table-cell table:formula="of:=([.M11]+[.N11])" office:value-type="float" office:value="5.89077176959929" calcext:value-type="float">
            <text:p>5,890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1])*[.L11]*[.A11]*(([.O11])^2))/(2.5*0.0254*2)" office:value-type="float" office:value="-1104.01176260569" calcext:value-type="float">
            <text:p>-1.104,012</text:p>
          </table:table-cell>
          <table:table-cell table:formula="of:=(-([.L11])*9.81*([.A11]-[.A10]))" office:value-type="float" office:value="-301.940859309071" calcext:value-type="float">
            <text:p>-301,941</text:p>
          </table:table-cell>
          <table:table-cell table:formula="of:=ABS([.R11]+[.S11])" office:value-type="float" office:value="1405.95262191476" calcext:value-type="float">
            <text:p>1.405,953</text:p>
          </table:table-cell>
          <table:table-cell table:formula="of:=[.C11]+[.T11]" office:value-type="float" office:value="1275007.30243209" calcext:value-type="float">
            <text:p>1.275.007,302</text:p>
          </table:table-cell>
        </table:table-row>
        <table:table-row table:style-name="ro1">
          <table:table-cell office:value-type="float" office:value="153.9923954373" calcext:value-type="float">
            <text:p>153,9924</text:p>
          </table:table-cell>
          <table:table-cell office:value-type="float" office:value="0.4624505929" calcext:value-type="float">
            <text:p>0,4625</text:p>
          </table:table-cell>
          <table:table-cell table:formula="of:=([.$C$2]+([.$I$2]*[.A12]*9.81))" office:value-type="float" office:value="1420135.89353644" calcext:value-type="float">
            <text:p>1.420.135,8935</text:p>
          </table:table-cell>
          <table:table-cell table:formula="of:=[.E12]*3600" office:value-type="float" office:value="6.42139251708589" calcext:value-type="float">
            <text:p>6,4214</text:p>
          </table:table-cell>
          <table:table-cell table:formula="of:=[.$J$2]/[.H12]" office:value-type="float" office:value="0.00178372014363497" calcext:value-type="float">
            <text:p>0,0018</text:p>
          </table:table-cell>
          <table:table-cell office:value-type="float" office:value="60" calcext:value-type="float">
            <text:p>60,0000</text:p>
          </table:table-cell>
          <table:table-cell table:formula="of:=[.F12]/3600" office:value-type="float" office:value="0.0166666666666667" calcext:value-type="float">
            <text:p>0,0167</text:p>
          </table:table-cell>
          <table:table-cell table:formula="of:=[.C12]/([.C11]/[.H11])" office:value-type="float" office:value="25.9289553717485" calcext:value-type="float">
            <text:p>25,9290</text:p>
          </table:table-cell>
          <table:table-cell office:value-type="float" office:value="873" calcext:value-type="float">
            <text:p>873,0000</text:p>
          </table:table-cell>
          <table:table-cell table:formula="of:=[.E12]*[.H12]" office:value-type="float" office:value="0.04625" calcext:value-type="float">
            <text:p>0,0463</text:p>
          </table:table-cell>
          <table:table-cell table:formula="of:=[.G12]*[.I12]" office:value-type="float" office:value="14.55" calcext:value-type="float">
            <text:p>14,5500</text:p>
          </table:table-cell>
          <table:table-cell table:formula="of:=([.D12]/3600)*[.I12]" office:value-type="float" office:value="1.55718768539333" calcext:value-type="float">
            <text:p>1,5572</text:p>
          </table:table-cell>
          <table:table-cell table:formula="of:=([.E12]/[.$C$53])" office:value-type="float" office:value="0.563234676326301" calcext:value-type="float">
            <text:p>0,5632</text:p>
          </table:table-cell>
          <table:table-cell table:formula="of:=([.G12]/[.$C$53])" office:value-type="float" office:value="5.26273397703996" calcext:value-type="float">
            <text:p>5,2627</text:p>
          </table:table-cell>
          <table:table-cell table:formula="of:=([.M12]+[.N12])" office:value-type="float" office:value="5.82596865336626" calcext:value-type="float">
            <text:p>5,8260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2])*[.L12]*[.A12]*(([.O12])^2))/(2.5*0.0254*2)" office:value-type="float" office:value="-1089.48617300395" calcext:value-type="float">
            <text:p>-1.089,486</text:p>
          </table:table-cell>
          <table:table-cell table:formula="of:=(-([.L12])*9.81*([.A12]-[.A11]))" office:value-type="float" office:value="-261.37661738291" calcext:value-type="float">
            <text:p>-261,377</text:p>
          </table:table-cell>
          <table:table-cell table:formula="of:=ABS([.R12]+[.S12])" office:value-type="float" office:value="1350.86279038686" calcext:value-type="float">
            <text:p>1.350,863</text:p>
          </table:table-cell>
          <table:table-cell table:formula="of:=[.C12]+[.T12]" office:value-type="float" office:value="1421486.75632683" calcext:value-type="float">
            <text:p>1.421.486,756</text:p>
          </table:table-cell>
        </table:table-row>
        <table:table-row table:style-name="ro1">
          <table:table-cell office:value-type="float" office:value="179.3986440507" calcext:value-type="float">
            <text:p>179,3986</text:p>
          </table:table-cell>
          <table:table-cell office:value-type="float" office:value="0.4386630374" calcext:value-type="float">
            <text:p>0,4387</text:p>
          </table:table-cell>
          <table:table-cell table:formula="of:=([.$C$2]+([.$I$2]*[.A13]*9.81))" office:value-type="float" office:value="1637718.30947392" calcext:value-type="float">
            <text:p>1.637.718,3095</text:p>
          </table:table-cell>
          <table:table-cell table:formula="of:=[.E13]*3600" office:value-type="float" office:value="5.56826527935036" calcext:value-type="float">
            <text:p>5,5683</text:p>
          </table:table-cell>
          <table:table-cell table:formula="of:=[.$J$2]/[.H13]" office:value-type="float" office:value="0.0015467403553751" calcext:value-type="float">
            <text:p>0,0015</text:p>
          </table:table-cell>
          <table:table-cell office:value-type="float" office:value="60" calcext:value-type="float">
            <text:p>60,0000</text:p>
          </table:table-cell>
          <table:table-cell table:formula="of:=[.F13]/3600" office:value-type="float" office:value="0.0166666666666667" calcext:value-type="float">
            <text:p>0,0167</text:p>
          </table:table-cell>
          <table:table-cell table:formula="of:=[.C13]/([.C12]/[.H12])" office:value-type="float" office:value="29.9015926230126" calcext:value-type="float">
            <text:p>29,9016</text:p>
          </table:table-cell>
          <table:table-cell office:value-type="float" office:value="873" calcext:value-type="float">
            <text:p>873,0000</text:p>
          </table:table-cell>
          <table:table-cell table:formula="of:=[.E13]*[.H13]" office:value-type="float" office:value="0.04625" calcext:value-type="float">
            <text:p>0,0463</text:p>
          </table:table-cell>
          <table:table-cell table:formula="of:=[.G13]*[.I13]" office:value-type="float" office:value="14.55" calcext:value-type="float">
            <text:p>14,5500</text:p>
          </table:table-cell>
          <table:table-cell table:formula="of:=([.D13]/3600)*[.I13]" office:value-type="float" office:value="1.35030433024246" calcext:value-type="float">
            <text:p>1,3503</text:p>
          </table:table-cell>
          <table:table-cell table:formula="of:=([.E13]/[.$C$53])" office:value-type="float" office:value="0.488404981313484" calcext:value-type="float">
            <text:p>0,4884</text:p>
          </table:table-cell>
          <table:table-cell table:formula="of:=([.G13]/[.$C$53])" office:value-type="float" office:value="5.26273397703996" calcext:value-type="float">
            <text:p>5,2627</text:p>
          </table:table-cell>
          <table:table-cell table:formula="of:=([.M13]+[.N13])" office:value-type="float" office:value="5.75113895835344" calcext:value-type="float">
            <text:p>5,751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3])*[.L13]*[.A13]*(([.O13])^2))/(2.5*0.0254*2)" office:value-type="float" office:value="-1072.51589973223" calcext:value-type="float">
            <text:p>-1.072,516</text:p>
          </table:table-cell>
          <table:table-cell table:formula="of:=(-([.L13])*9.81*([.A13]-[.A12]))" office:value-type="float" office:value="-336.543503350507" calcext:value-type="float">
            <text:p>-336,544</text:p>
          </table:table-cell>
          <table:table-cell table:formula="of:=ABS([.R13]+[.S13])" office:value-type="float" office:value="1409.05940308273" calcext:value-type="float">
            <text:p>1.409,059</text:p>
          </table:table-cell>
          <table:table-cell table:formula="of:=[.C13]+[.T13]" office:value-type="float" office:value="1639127.368877" calcext:value-type="float">
            <text:p>1.639.127,369</text:p>
          </table:table-cell>
        </table:table-row>
        <table:table-row table:style-name="ro1">
          <table:table-cell office:value-type="float" office:value="193.9163498099" calcext:value-type="float">
            <text:p>193,9163</text:p>
          </table:table-cell>
          <table:table-cell office:value-type="float" office:value="0.4466403162" calcext:value-type="float">
            <text:p>0,4466</text:p>
          </table:table-cell>
          <table:table-cell table:formula="of:=([.$C$2]+([.$I$2]*[.A14]*9.81))" office:value-type="float" office:value="1762049.82889746" calcext:value-type="float">
            <text:p>1.762.049,8289</text:p>
          </table:table-cell>
          <table:table-cell table:formula="of:=[.E14]*3600" office:value-type="float" office:value="5.17536442525354" calcext:value-type="float">
            <text:p>5,1754</text:p>
          </table:table-cell>
          <table:table-cell table:formula="of:=[.$J$2]/[.H14]" office:value-type="float" office:value="0.0014376012292371" calcext:value-type="float">
            <text:p>0,0014</text:p>
          </table:table-cell>
          <table:table-cell office:value-type="float" office:value="60" calcext:value-type="float">
            <text:p>60,0000</text:p>
          </table:table-cell>
          <table:table-cell table:formula="of:=[.F14]/3600" office:value-type="float" office:value="0.0166666666666667" calcext:value-type="float">
            <text:p>0,0167</text:p>
          </table:table-cell>
          <table:table-cell table:formula="of:=[.C14]/([.C13]/[.H13])" office:value-type="float" office:value="32.1716475051596" calcext:value-type="float">
            <text:p>32,1716</text:p>
          </table:table-cell>
          <table:table-cell office:value-type="float" office:value="873" calcext:value-type="float">
            <text:p>873,0000</text:p>
          </table:table-cell>
          <table:table-cell table:formula="of:=[.E14]*[.H14]" office:value-type="float" office:value="0.04625" calcext:value-type="float">
            <text:p>0,0463</text:p>
          </table:table-cell>
          <table:table-cell table:formula="of:=[.G14]*[.I14]" office:value-type="float" office:value="14.55" calcext:value-type="float">
            <text:p>14,5500</text:p>
          </table:table-cell>
          <table:table-cell table:formula="of:=([.D14]/3600)*[.I14]" office:value-type="float" office:value="1.25502587312398" calcext:value-type="float">
            <text:p>1,2550</text:p>
          </table:table-cell>
          <table:table-cell table:formula="of:=([.E14]/[.$C$53])" office:value-type="float" office:value="0.453942770072428" calcext:value-type="float">
            <text:p>0,4539</text:p>
          </table:table-cell>
          <table:table-cell table:formula="of:=([.G14]/[.$C$53])" office:value-type="float" office:value="5.26273397703996" calcext:value-type="float">
            <text:p>5,2627</text:p>
          </table:table-cell>
          <table:table-cell table:formula="of:=([.M14]+[.N14])" office:value-type="float" office:value="5.71667674711239" calcext:value-type="float">
            <text:p>5,716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4])*[.L14]*[.A14]*(([.O14])^2))/(2.5*0.0254*2)" office:value-type="float" office:value="-1064.63215285886" calcext:value-type="float">
            <text:p>-1.064,632</text:p>
          </table:table-cell>
          <table:table-cell table:formula="of:=(-([.L14])*9.81*([.A14]-[.A13]))" office:value-type="float" office:value="-178.739145156193" calcext:value-type="float">
            <text:p>-178,739</text:p>
          </table:table-cell>
          <table:table-cell table:formula="of:=ABS([.R14]+[.S14])" office:value-type="float" office:value="1243.37129801505" calcext:value-type="float">
            <text:p>1.243,371</text:p>
          </table:table-cell>
          <table:table-cell table:formula="of:=[.C14]+[.T14]" office:value-type="float" office:value="1763293.20019547" calcext:value-type="float">
            <text:p>1.763.293,200</text:p>
          </table:table-cell>
        </table:table-row>
        <table:table-row table:style-name="ro1">
          <table:table-cell office:value-type="float" office:value="228.1368821293" calcext:value-type="float">
            <text:p>228,1369</text:p>
          </table:table-cell>
          <table:table-cell office:value-type="float" office:value="0.4229249012" calcext:value-type="float">
            <text:p>0,4229</text:p>
          </table:table-cell>
          <table:table-cell table:formula="of:=([.$C$2]+([.$I$2]*[.A15]*9.81))" office:value-type="float" office:value="2055118.91635" calcext:value-type="float">
            <text:p>2.055.118,9164</text:p>
          </table:table-cell>
          <table:table-cell table:formula="of:=[.E15]*3600" office:value-type="float" office:value="4.4373344663657" calcext:value-type="float">
            <text:p>4,4373</text:p>
          </table:table-cell>
          <table:table-cell table:formula="of:=[.$J$2]/[.H15]" office:value-type="float" office:value="0.00123259290732381" calcext:value-type="float">
            <text:p>0,0012</text:p>
          </table:table-cell>
          <table:table-cell office:value-type="float" office:value="60" calcext:value-type="float">
            <text:p>60,0000</text:p>
          </table:table-cell>
          <table:table-cell table:formula="of:=[.F15]/3600" office:value-type="float" office:value="0.0166666666666667" calcext:value-type="float">
            <text:p>0,0167</text:p>
          </table:table-cell>
          <table:table-cell table:formula="of:=[.C15]/([.C14]/[.H14])" office:value-type="float" office:value="37.5225264766593" calcext:value-type="float">
            <text:p>37,5225</text:p>
          </table:table-cell>
          <table:table-cell office:value-type="float" office:value="873" calcext:value-type="float">
            <text:p>873,0000</text:p>
          </table:table-cell>
          <table:table-cell table:formula="of:=[.E15]*[.H15]" office:value-type="float" office:value="0.04625" calcext:value-type="float">
            <text:p>0,0463</text:p>
          </table:table-cell>
          <table:table-cell table:formula="of:=[.G15]*[.I15]" office:value-type="float" office:value="14.55" calcext:value-type="float">
            <text:p>14,5500</text:p>
          </table:table-cell>
          <table:table-cell table:formula="of:=([.D15]/3600)*[.I15]" office:value-type="float" office:value="1.07605360809368" calcext:value-type="float">
            <text:p>1,0761</text:p>
          </table:table-cell>
          <table:table-cell table:formula="of:=([.E15]/[.$C$53])" office:value-type="float" office:value="0.389208514393888" calcext:value-type="float">
            <text:p>0,3892</text:p>
          </table:table-cell>
          <table:table-cell table:formula="of:=([.G15]/[.$C$53])" office:value-type="float" office:value="5.26273397703996" calcext:value-type="float">
            <text:p>5,2627</text:p>
          </table:table-cell>
          <table:table-cell table:formula="of:=([.M15]+[.N15])" office:value-type="float" office:value="5.65194249143385" calcext:value-type="float">
            <text:p>5,651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5])*[.L15]*[.A15]*(([.O15])^2))/(2.5*0.0254*2)" office:value-type="float" office:value="-1049.71179917647" calcext:value-type="float">
            <text:p>-1.049,712</text:p>
          </table:table-cell>
          <table:table-cell table:formula="of:=(-([.L15])*9.81*([.A15]-[.A14]))" office:value-type="float" office:value="-361.234878549865" calcext:value-type="float">
            <text:p>-361,235</text:p>
          </table:table-cell>
          <table:table-cell table:formula="of:=ABS([.R15]+[.S15])" office:value-type="float" office:value="1410.94667772633" calcext:value-type="float">
            <text:p>1.410,947</text:p>
          </table:table-cell>
          <table:table-cell table:formula="of:=[.C15]+[.T15]" office:value-type="float" office:value="2056529.86302773" calcext:value-type="float">
            <text:p>2.056.529,863</text:p>
          </table:table-cell>
        </table:table-row>
        <table:table-row table:style-name="ro1">
          <table:table-cell office:value-type="float" office:value="256.6539923954" calcext:value-type="float">
            <text:p>256,6540</text:p>
          </table:table-cell>
          <table:table-cell office:value-type="float" office:value="0.406374502" calcext:value-type="float">
            <text:p>0,4064</text:p>
          </table:table-cell>
          <table:table-cell table:formula="of:=([.$C$2]+([.$I$2]*[.A16]*9.81))" office:value-type="float" office:value="2299343.15589322" calcext:value-type="float">
            <text:p>2.299.343,1559</text:p>
          </table:table-cell>
          <table:table-cell table:formula="of:=[.E16]*3600" office:value-type="float" office:value="3.96602393889201" calcext:value-type="float">
            <text:p>3,9660</text:p>
          </table:table-cell>
          <table:table-cell table:formula="of:=[.$J$2]/[.H16]" office:value-type="float" office:value="0.00110167331635889" calcext:value-type="float">
            <text:p>0,0011</text:p>
          </table:table-cell>
          <table:table-cell office:value-type="float" office:value="60" calcext:value-type="float">
            <text:p>60,0000</text:p>
          </table:table-cell>
          <table:table-cell table:formula="of:=[.F16]/3600" office:value-type="float" office:value="0.0166666666666667" calcext:value-type="float">
            <text:p>0,0167</text:p>
          </table:table-cell>
          <table:table-cell table:formula="of:=[.C16]/([.C15]/[.H15])" office:value-type="float" office:value="41.981592286232" calcext:value-type="float">
            <text:p>41,9816</text:p>
          </table:table-cell>
          <table:table-cell office:value-type="float" office:value="873" calcext:value-type="float">
            <text:p>873,0000</text:p>
          </table:table-cell>
          <table:table-cell table:formula="of:=[.E16]*[.H16]" office:value-type="float" office:value="0.04625" calcext:value-type="float">
            <text:p>0,0463</text:p>
          </table:table-cell>
          <table:table-cell table:formula="of:=[.G16]*[.I16]" office:value-type="float" office:value="14.55" calcext:value-type="float">
            <text:p>14,5500</text:p>
          </table:table-cell>
          <table:table-cell table:formula="of:=([.D16]/3600)*[.I16]" office:value-type="float" office:value="0.961760805181312" calcext:value-type="float">
            <text:p>0,9618</text:p>
          </table:table-cell>
          <table:table-cell table:formula="of:=([.E16]/[.$C$53])" office:value-type="float" office:value="0.347868815616014" calcext:value-type="float">
            <text:p>0,3479</text:p>
          </table:table-cell>
          <table:table-cell table:formula="of:=([.G16]/[.$C$53])" office:value-type="float" office:value="5.26273397703996" calcext:value-type="float">
            <text:p>5,2627</text:p>
          </table:table-cell>
          <table:table-cell table:formula="of:=([.M16]+[.N16])" office:value-type="float" office:value="5.61060279265597" calcext:value-type="float">
            <text:p>5,610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6])*[.L16]*[.A16]*(([.O16])^2))/(2.5*0.0254*2)" office:value-type="float" office:value="-1040.11017773251" calcext:value-type="float">
            <text:p>-1.040,110</text:p>
          </table:table-cell>
          <table:table-cell table:formula="of:=(-([.L16])*9.81*([.A16]-[.A15]))" office:value-type="float" office:value="-269.055327912802" calcext:value-type="float">
            <text:p>-269,055</text:p>
          </table:table-cell>
          <table:table-cell table:formula="of:=ABS([.R16]+[.S16])" office:value-type="float" office:value="1309.16550564531" calcext:value-type="float">
            <text:p>1.309,166</text:p>
          </table:table-cell>
          <table:table-cell table:formula="of:=[.C16]+[.T16]" office:value-type="float" office:value="2300652.32139886" calcext:value-type="float">
            <text:p>2.300.652,321</text:p>
          </table:table-cell>
        </table:table-row>
        <table:table-row table:style-name="ro1">
          <table:table-cell office:value-type="float" office:value="262.3574144487" calcext:value-type="float">
            <text:p>262,3574</text:p>
          </table:table-cell>
          <table:table-cell office:value-type="float" office:value="0.395256917" calcext:value-type="float">
            <text:p>0,3953</text:p>
          </table:table-cell>
          <table:table-cell table:formula="of:=([.$C$2]+([.$I$2]*[.A17]*9.81))" office:value-type="float" office:value="2348188.00380255" calcext:value-type="float">
            <text:p>2.348.188,0038</text:p>
          </table:table-cell>
          <table:table-cell table:formula="of:=[.E17]*3600" office:value-type="float" office:value="3.88352635531428" calcext:value-type="float">
            <text:p>3,8835</text:p>
          </table:table-cell>
          <table:table-cell table:formula="of:=[.$J$2]/[.H17]" office:value-type="float" office:value="0.00107875732092063" calcext:value-type="float">
            <text:p>0,0011</text:p>
          </table:table-cell>
          <table:table-cell office:value-type="float" office:value="60" calcext:value-type="float">
            <text:p>60,0000</text:p>
          </table:table-cell>
          <table:table-cell table:formula="of:=[.F17]/3600" office:value-type="float" office:value="0.0166666666666667" calcext:value-type="float">
            <text:p>0,0167</text:p>
          </table:table-cell>
          <table:table-cell table:formula="of:=[.C17]/([.C16]/[.H16])" office:value-type="float" office:value="42.873405448159" calcext:value-type="float">
            <text:p>42,8734</text:p>
          </table:table-cell>
          <table:table-cell office:value-type="float" office:value="873" calcext:value-type="float">
            <text:p>873,0000</text:p>
          </table:table-cell>
          <table:table-cell table:formula="of:=[.E17]*[.H17]" office:value-type="float" office:value="0.04625" calcext:value-type="float">
            <text:p>0,0463</text:p>
          </table:table-cell>
          <table:table-cell table:formula="of:=[.G17]*[.I17]" office:value-type="float" office:value="14.55" calcext:value-type="float">
            <text:p>14,5500</text:p>
          </table:table-cell>
          <table:table-cell table:formula="of:=([.D17]/3600)*[.I17]" office:value-type="float" office:value="0.941755141163712" calcext:value-type="float">
            <text:p>0,9418</text:p>
          </table:table-cell>
          <table:table-cell table:formula="of:=([.E17]/[.$C$53])" office:value-type="float" office:value="0.340632768347377" calcext:value-type="float">
            <text:p>0,3406</text:p>
          </table:table-cell>
          <table:table-cell table:formula="of:=([.G17]/[.$C$53])" office:value-type="float" office:value="5.26273397703996" calcext:value-type="float">
            <text:p>5,2627</text:p>
          </table:table-cell>
          <table:table-cell table:formula="of:=([.M17]+[.N17])" office:value-type="float" office:value="5.60336674538734" calcext:value-type="float">
            <text:p>5,603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7])*[.L17]*[.A17]*(([.O17])^2))/(2.5*0.0254*2)" office:value-type="float" office:value="-1038.42381393292" calcext:value-type="float">
            <text:p>-1.038,424</text:p>
          </table:table-cell>
          <table:table-cell table:formula="of:=(-([.L17])*9.81*([.A17]-[.A16]))" office:value-type="float" office:value="-52.6917372714427" calcext:value-type="float">
            <text:p>-52,692</text:p>
          </table:table-cell>
          <table:table-cell table:formula="of:=ABS([.R17]+[.S17])" office:value-type="float" office:value="1091.11555120437" calcext:value-type="float">
            <text:p>1.091,116</text:p>
          </table:table-cell>
          <table:table-cell table:formula="of:=[.C17]+[.T17]" office:value-type="float" office:value="2349279.11935375" calcext:value-type="float">
            <text:p>2.349.279,119</text:p>
          </table:table-cell>
        </table:table-row>
        <table:table-row table:style-name="ro1">
          <table:table-cell office:value-type="float" office:value="275.8336063715" calcext:value-type="float">
            <text:p>275,8336</text:p>
          </table:table-cell>
          <table:table-cell office:value-type="float" office:value="0.390780553" calcext:value-type="float">
            <text:p>0,3908</text:p>
          </table:table-cell>
          <table:table-cell table:formula="of:=([.$C$2]+([.$I$2]*[.A18]*9.81))" office:value-type="float" office:value="2463599.86333436" calcext:value-type="float">
            <text:p>2.463.599,8633</text:p>
          </table:table-cell>
          <table:table-cell table:formula="of:=[.E18]*3600" office:value-type="float" office:value="3.70159543183996" calcext:value-type="float">
            <text:p>3,7016</text:p>
          </table:table-cell>
          <table:table-cell table:formula="of:=[.$J$2]/[.H18]" office:value-type="float" office:value="0.00102822095328888" calcext:value-type="float">
            <text:p>0,0010</text:p>
          </table:table-cell>
          <table:table-cell office:value-type="float" office:value="60" calcext:value-type="float">
            <text:p>60,0000</text:p>
          </table:table-cell>
          <table:table-cell table:formula="of:=[.F18]/3600" office:value-type="float" office:value="0.0166666666666667" calcext:value-type="float">
            <text:p>0,0167</text:p>
          </table:table-cell>
          <table:table-cell table:formula="of:=[.C18]/([.C17]/[.H17])" office:value-type="float" office:value="44.9806044625567" calcext:value-type="float">
            <text:p>44,9806</text:p>
          </table:table-cell>
          <table:table-cell office:value-type="float" office:value="873" calcext:value-type="float">
            <text:p>873,0000</text:p>
          </table:table-cell>
          <table:table-cell table:formula="of:=[.E18]*[.H18]" office:value-type="float" office:value="0.04625" calcext:value-type="float">
            <text:p>0,0463</text:p>
          </table:table-cell>
          <table:table-cell table:formula="of:=[.G18]*[.I18]" office:value-type="float" office:value="14.55" calcext:value-type="float">
            <text:p>14,5500</text:p>
          </table:table-cell>
          <table:table-cell table:formula="of:=([.D18]/3600)*[.I18]" office:value-type="float" office:value="0.897636892221191" calcext:value-type="float">
            <text:p>0,8976</text:p>
          </table:table-cell>
          <table:table-cell table:formula="of:=([.E18]/[.$C$53])" office:value-type="float" office:value="0.324675200806668" calcext:value-type="float">
            <text:p>0,3247</text:p>
          </table:table-cell>
          <table:table-cell table:formula="of:=([.G18]/[.$C$53])" office:value-type="float" office:value="5.26273397703996" calcext:value-type="float">
            <text:p>5,2627</text:p>
          </table:table-cell>
          <table:table-cell table:formula="of:=([.M18]+[.N18])" office:value-type="float" office:value="5.58740917784663" calcext:value-type="float">
            <text:p>5,587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8])*[.L18]*[.A18]*(([.O18])^2))/(2.5*0.0254*2)" office:value-type="float" office:value="-1034.69899003385" calcext:value-type="float">
            <text:p>-1.034,699</text:p>
          </table:table-cell>
          <table:table-cell table:formula="of:=(-([.L18])*9.81*([.A18]-[.A17]))" office:value-type="float" office:value="-118.668892228639" calcext:value-type="float">
            <text:p>-118,669</text:p>
          </table:table-cell>
          <table:table-cell table:formula="of:=ABS([.R18]+[.S18])" office:value-type="float" office:value="1153.36788226249" calcext:value-type="float">
            <text:p>1.153,368</text:p>
          </table:table-cell>
          <table:table-cell table:formula="of:=[.C18]+[.T18]" office:value-type="float" office:value="2464753.23121662" calcext:value-type="float">
            <text:p>2.464.753,231</text:p>
          </table:table-cell>
        </table:table-row>
        <table:table-row table:style-name="ro1">
          <table:table-cell office:value-type="float" office:value="296.5779467681" calcext:value-type="float">
            <text:p>296,5779</text:p>
          </table:table-cell>
          <table:table-cell office:value-type="float" office:value="0.3754940711" calcext:value-type="float">
            <text:p>0,3755</text:p>
          </table:table-cell>
          <table:table-cell table:formula="of:=([.$C$2]+([.$I$2]*[.A19]*9.81))" office:value-type="float" office:value="2641257.09125509" calcext:value-type="float">
            <text:p>2.641.257,0913</text:p>
          </table:table-cell>
          <table:table-cell table:formula="of:=[.E19]*3600" office:value-type="float" office:value="3.45261732763268" calcext:value-type="float">
            <text:p>3,4526</text:p>
          </table:table-cell>
          <table:table-cell table:formula="of:=[.$J$2]/[.H19]" office:value-type="float" office:value="0.000959060368786855" calcext:value-type="float">
            <text:p>0,0010</text:p>
          </table:table-cell>
          <table:table-cell office:value-type="float" office:value="60" calcext:value-type="float">
            <text:p>60,0000</text:p>
          </table:table-cell>
          <table:table-cell table:formula="of:=[.F19]/3600" office:value-type="float" office:value="0.0166666666666667" calcext:value-type="float">
            <text:p>0,0167</text:p>
          </table:table-cell>
          <table:table-cell table:formula="of:=[.C19]/([.C18]/[.H18])" office:value-type="float" office:value="48.2242844196587" calcext:value-type="float">
            <text:p>48,2243</text:p>
          </table:table-cell>
          <table:table-cell office:value-type="float" office:value="873" calcext:value-type="float">
            <text:p>873,0000</text:p>
          </table:table-cell>
          <table:table-cell table:formula="of:=[.E19]*[.H19]" office:value-type="float" office:value="0.04625" calcext:value-type="float">
            <text:p>0,0463</text:p>
          </table:table-cell>
          <table:table-cell table:formula="of:=[.G19]*[.I19]" office:value-type="float" office:value="14.55" calcext:value-type="float">
            <text:p>14,5500</text:p>
          </table:table-cell>
          <table:table-cell table:formula="of:=([.D19]/3600)*[.I19]" office:value-type="float" office:value="0.837259701950924" calcext:value-type="float">
            <text:p>0,8373</text:p>
          </table:table-cell>
          <table:table-cell table:formula="of:=([.E19]/[.$C$53])" office:value-type="float" office:value="0.302836775330823" calcext:value-type="float">
            <text:p>0,3028</text:p>
          </table:table-cell>
          <table:table-cell table:formula="of:=([.G19]/[.$C$53])" office:value-type="float" office:value="5.26273397703996" calcext:value-type="float">
            <text:p>5,2627</text:p>
          </table:table-cell>
          <table:table-cell table:formula="of:=([.M19]+[.N19])" office:value-type="float" office:value="5.56557075237078" calcext:value-type="float">
            <text:p>5,565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9])*[.L19]*[.A19]*(([.O19])^2))/(2.5*0.0254*2)" office:value-type="float" office:value="-1029.58844424188" calcext:value-type="float">
            <text:p>-1.029,588</text:p>
          </table:table-cell>
          <table:table-cell table:formula="of:=(-([.L19])*9.81*([.A19]-[.A18]))" office:value-type="float" office:value="-170.384006527309" calcext:value-type="float">
            <text:p>-170,384</text:p>
          </table:table-cell>
          <table:table-cell table:formula="of:=ABS([.R19]+[.S19])" office:value-type="float" office:value="1199.97245076919" calcext:value-type="float">
            <text:p>1.199,972</text:p>
          </table:table-cell>
          <table:table-cell table:formula="of:=[.C19]+[.T19]" office:value-type="float" office:value="2642457.06370586" calcext:value-type="float">
            <text:p>2.642.457,064</text:p>
          </table:table-cell>
        </table:table-row>
        <table:table-row table:style-name="ro1">
          <table:table-cell office:value-type="float" office:value="342.2053231939" calcext:value-type="float">
            <text:p>342,2053</text:p>
          </table:table-cell>
          <table:table-cell office:value-type="float" office:value="0.3438735178" calcext:value-type="float">
            <text:p>0,3439</text:p>
          </table:table-cell>
          <table:table-cell table:formula="of:=([.$C$2]+([.$I$2]*[.A20]*9.81))" office:value-type="float" office:value="3032015.87452458" calcext:value-type="float">
            <text:p>3.032.015,8745</text:p>
          </table:table-cell>
          <table:table-cell table:formula="of:=[.E20]*3600" office:value-type="float" office:value="3.00765245875565" calcext:value-type="float">
            <text:p>3,0077</text:p>
          </table:table-cell>
          <table:table-cell table:formula="of:=[.$J$2]/[.H20]" office:value-type="float" office:value="0.000835459016321014" calcext:value-type="float">
            <text:p>0,0008</text:p>
          </table:table-cell>
          <table:table-cell office:value-type="float" office:value="60" calcext:value-type="float">
            <text:p>60,0000</text:p>
          </table:table-cell>
          <table:table-cell table:formula="of:=[.F20]/3600" office:value-type="float" office:value="0.0166666666666667" calcext:value-type="float">
            <text:p>0,0167</text:p>
          </table:table-cell>
          <table:table-cell table:formula="of:=[.C20]/([.C19]/[.H19])" office:value-type="float" office:value="55.3587897149811" calcext:value-type="float">
            <text:p>55,3588</text:p>
          </table:table-cell>
          <table:table-cell office:value-type="float" office:value="873" calcext:value-type="float">
            <text:p>873,0000</text:p>
          </table:table-cell>
          <table:table-cell table:formula="of:=[.E20]*[.H20]" office:value-type="float" office:value="0.04625" calcext:value-type="float">
            <text:p>0,0463</text:p>
          </table:table-cell>
          <table:table-cell table:formula="of:=[.G20]*[.I20]" office:value-type="float" office:value="14.55" calcext:value-type="float">
            <text:p>14,5500</text:p>
          </table:table-cell>
          <table:table-cell table:formula="of:=([.D20]/3600)*[.I20]" office:value-type="float" office:value="0.729355721248245" calcext:value-type="float">
            <text:p>0,7294</text:p>
          </table:table-cell>
          <table:table-cell table:formula="of:=([.E20]/[.$C$53])" office:value-type="float" office:value="0.263807913097019" calcext:value-type="float">
            <text:p>0,2638</text:p>
          </table:table-cell>
          <table:table-cell table:formula="of:=([.G20]/[.$C$53])" office:value-type="float" office:value="5.26273397703996" calcext:value-type="float">
            <text:p>5,2627</text:p>
          </table:table-cell>
          <table:table-cell table:formula="of:=([.M20]+[.N20])" office:value-type="float" office:value="5.52654189013698" calcext:value-type="float">
            <text:p>5,526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0])*[.L20]*[.A20]*(([.O20])^2))/(2.5*0.0254*2)" office:value-type="float" office:value="-1020.4184158453" calcext:value-type="float">
            <text:p>-1.020,418</text:p>
          </table:table-cell>
          <table:table-cell table:formula="of:=(-([.L20])*9.81*([.A20]-[.A19]))" office:value-type="float" office:value="-326.462948689122" calcext:value-type="float">
            <text:p>-326,463</text:p>
          </table:table-cell>
          <table:table-cell table:formula="of:=ABS([.R20]+[.S20])" office:value-type="float" office:value="1346.88136453442" calcext:value-type="float">
            <text:p>1.346,881</text:p>
          </table:table-cell>
          <table:table-cell table:formula="of:=[.C20]+[.T20]" office:value-type="float" office:value="3033362.75588911" calcext:value-type="float">
            <text:p>3.033.362,756</text:p>
          </table:table-cell>
        </table:table-row>
        <table:table-row table:style-name="ro1">
          <table:table-cell office:value-type="float" office:value="359.3155893536" calcext:value-type="float">
            <text:p>359,3156</text:p>
          </table:table-cell>
          <table:table-cell office:value-type="float" office:value="0.3162055336" calcext:value-type="float">
            <text:p>0,3162</text:p>
          </table:table-cell>
          <table:table-cell table:formula="of:=([.$C$2]+([.$I$2]*[.A21]*9.81))" office:value-type="float" office:value="3178550.41825085" calcext:value-type="float">
            <text:p>3.178.550,4183</text:p>
          </table:table-cell>
          <table:table-cell table:formula="of:=[.E21]*3600" office:value-type="float" office:value="2.8689964921237" calcext:value-type="float">
            <text:p>2,8690</text:p>
          </table:table-cell>
          <table:table-cell table:formula="of:=[.$J$2]/[.H21]" office:value-type="float" office:value="0.000796943470034361" calcext:value-type="float">
            <text:p>0,0008</text:p>
          </table:table-cell>
          <table:table-cell office:value-type="float" office:value="60" calcext:value-type="float">
            <text:p>60,0000</text:p>
          </table:table-cell>
          <table:table-cell table:formula="of:=[.F21]/3600" office:value-type="float" office:value="0.0166666666666667" calcext:value-type="float">
            <text:p>0,0167</text:p>
          </table:table-cell>
          <table:table-cell table:formula="of:=[.C21]/([.C20]/[.H20])" office:value-type="float" office:value="58.034229200731" calcext:value-type="float">
            <text:p>58,0342</text:p>
          </table:table-cell>
          <table:table-cell office:value-type="float" office:value="873" calcext:value-type="float">
            <text:p>873,0000</text:p>
          </table:table-cell>
          <table:table-cell table:formula="of:=[.E21]*[.H21]" office:value-type="float" office:value="0.04625" calcext:value-type="float">
            <text:p>0,0463</text:p>
          </table:table-cell>
          <table:table-cell table:formula="of:=[.G21]*[.I21]" office:value-type="float" office:value="14.55" calcext:value-type="float">
            <text:p>14,5500</text:p>
          </table:table-cell>
          <table:table-cell table:formula="of:=([.D21]/3600)*[.I21]" office:value-type="float" office:value="0.695731649339997" calcext:value-type="float">
            <text:p>0,6957</text:p>
          </table:table-cell>
          <table:table-cell table:formula="of:=([.E21]/[.$C$53])" office:value-type="float" office:value="0.251646088651798" calcext:value-type="float">
            <text:p>0,2516</text:p>
          </table:table-cell>
          <table:table-cell table:formula="of:=([.G21]/[.$C$53])" office:value-type="float" office:value="5.26273397703996" calcext:value-type="float">
            <text:p>5,2627</text:p>
          </table:table-cell>
          <table:table-cell table:formula="of:=([.M21]+[.N21])" office:value-type="float" office:value="5.51438006569176" calcext:value-type="float">
            <text:p>5,514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1])*[.L21]*[.A21]*(([.O21])^2))/(2.5*0.0254*2)" office:value-type="float" office:value="-1017.55153010107" calcext:value-type="float">
            <text:p>-1.017,552</text:p>
          </table:table-cell>
          <table:table-cell table:formula="of:=(-([.L21])*9.81*([.A21]-[.A20]))" office:value-type="float" office:value="-116.779747757116" calcext:value-type="float">
            <text:p>-116,780</text:p>
          </table:table-cell>
          <table:table-cell table:formula="of:=ABS([.R21]+[.S21])" office:value-type="float" office:value="1134.33127785819" calcext:value-type="float">
            <text:p>1.134,331</text:p>
          </table:table-cell>
          <table:table-cell table:formula="of:=[.C21]+[.T21]" office:value-type="float" office:value="3179684.7495287" calcext:value-type="float">
            <text:p>3.179.684,750</text:p>
          </table:table-cell>
        </table:table-row>
        <table:table-row table:style-name="ro1">
          <table:table-cell office:value-type="float" office:value="399.2395437262" calcext:value-type="float">
            <text:p>399,2395</text:p>
          </table:table-cell>
          <table:table-cell office:value-type="float" office:value="0.3003952569" calcext:value-type="float">
            <text:p>0,3004</text:p>
          </table:table-cell>
          <table:table-cell table:formula="of:=([.$C$2]+([.$I$2]*[.A22]*9.81))" office:value-type="float" office:value="3520464.35361186" calcext:value-type="float">
            <text:p>3.520.464,3536</text:p>
          </table:table-cell>
          <table:table-cell table:formula="of:=[.E22]*3600" office:value-type="float" office:value="2.59035430671071" calcext:value-type="float">
            <text:p>2,5904</text:p>
          </table:table-cell>
          <table:table-cell table:formula="of:=[.$J$2]/[.H22]" office:value-type="float" office:value="0.000719542862975196" calcext:value-type="float">
            <text:p>0,0007</text:p>
          </table:table-cell>
          <table:table-cell office:value-type="float" office:value="60" calcext:value-type="float">
            <text:p>60,0000</text:p>
          </table:table-cell>
          <table:table-cell table:formula="of:=[.F22]/3600" office:value-type="float" office:value="0.0166666666666667" calcext:value-type="float">
            <text:p>0,0167</text:p>
          </table:table-cell>
          <table:table-cell table:formula="of:=[.C22]/([.C21]/[.H21])" office:value-type="float" office:value="64.2769213341421" calcext:value-type="float">
            <text:p>64,2769</text:p>
          </table:table-cell>
          <table:table-cell office:value-type="float" office:value="873" calcext:value-type="float">
            <text:p>873,0000</text:p>
          </table:table-cell>
          <table:table-cell table:formula="of:=[.E22]*[.H22]" office:value-type="float" office:value="0.04625" calcext:value-type="float">
            <text:p>0,0463</text:p>
          </table:table-cell>
          <table:table-cell table:formula="of:=[.G22]*[.I22]" office:value-type="float" office:value="14.55" calcext:value-type="float">
            <text:p>14,5500</text:p>
          </table:table-cell>
          <table:table-cell table:formula="of:=([.D22]/3600)*[.I22]" office:value-type="float" office:value="0.628160919377346" calcext:value-type="float">
            <text:p>0,6282</text:p>
          </table:table-cell>
          <table:table-cell table:formula="of:=([.E22]/[.$C$53])" office:value-type="float" office:value="0.22720576037497" calcext:value-type="float">
            <text:p>0,2272</text:p>
          </table:table-cell>
          <table:table-cell table:formula="of:=([.G22]/[.$C$53])" office:value-type="float" office:value="5.26273397703996" calcext:value-type="float">
            <text:p>5,2627</text:p>
          </table:table-cell>
          <table:table-cell table:formula="of:=([.M22]+[.N22])" office:value-type="float" office:value="5.48993973741493" calcext:value-type="float">
            <text:p>5,489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2])*[.L22]*[.A22]*(([.O22])^2))/(2.5*0.0254*2)" office:value-type="float" office:value="-1011.77703821814" calcext:value-type="float">
            <text:p>-1.011,777</text:p>
          </table:table-cell>
          <table:table-cell table:formula="of:=(-([.L22])*9.81*([.A22]-[.A21]))" office:value-type="float" office:value="-246.021731940781" calcext:value-type="float">
            <text:p>-246,022</text:p>
          </table:table-cell>
          <table:table-cell table:formula="of:=ABS([.R22]+[.S22])" office:value-type="float" office:value="1257.79877015892" calcext:value-type="float">
            <text:p>1.257,799</text:p>
          </table:table-cell>
          <table:table-cell table:formula="of:=[.C22]+[.T22]" office:value-type="float" office:value="3521722.15238202" calcext:value-type="float">
            <text:p>3.521.722,152</text:p>
          </table:table-cell>
        </table:table-row>
        <table:table-row table:style-name="ro1">
          <table:table-cell office:value-type="float" office:value="402.3048617587" calcext:value-type="float">
            <text:p>402,3049</text:p>
          </table:table-cell>
          <table:table-cell office:value-type="float" office:value="0.2949231713" calcext:value-type="float">
            <text:p>0,2949</text:p>
          </table:table-cell>
          <table:table-cell table:formula="of:=([.$C$2]+([.$I$2]*[.A23]*9.81))" office:value-type="float" office:value="3546716.13573354" calcext:value-type="float">
            <text:p>3.546.716,1357</text:p>
          </table:table-cell>
          <table:table-cell table:formula="of:=[.E23]*3600" office:value-type="float" office:value="2.57118124231105" calcext:value-type="float">
            <text:p>2,5712</text:p>
          </table:table-cell>
          <table:table-cell table:formula="of:=[.$J$2]/[.H23]" office:value-type="float" office:value="0.00071421701175307" calcext:value-type="float">
            <text:p>0,0007</text:p>
          </table:table-cell>
          <table:table-cell office:value-type="float" office:value="60" calcext:value-type="float">
            <text:p>60,0000</text:p>
          </table:table-cell>
          <table:table-cell table:formula="of:=[.F23]/3600" office:value-type="float" office:value="0.0166666666666667" calcext:value-type="float">
            <text:p>0,0167</text:p>
          </table:table-cell>
          <table:table-cell table:formula="of:=[.C23]/([.C22]/[.H22])" office:value-type="float" office:value="64.7562284836619" calcext:value-type="float">
            <text:p>64,7562</text:p>
          </table:table-cell>
          <table:table-cell office:value-type="float" office:value="873" calcext:value-type="float">
            <text:p>873,0000</text:p>
          </table:table-cell>
          <table:table-cell table:formula="of:=[.E23]*[.H23]" office:value-type="float" office:value="0.04625" calcext:value-type="float">
            <text:p>0,0463</text:p>
          </table:table-cell>
          <table:table-cell table:formula="of:=[.G23]*[.I23]" office:value-type="float" office:value="14.55" calcext:value-type="float">
            <text:p>14,5500</text:p>
          </table:table-cell>
          <table:table-cell table:formula="of:=([.D23]/3600)*[.I23]" office:value-type="float" office:value="0.62351145126043" calcext:value-type="float">
            <text:p>0,6235</text:p>
          </table:table-cell>
          <table:table-cell table:formula="of:=([.E23]/[.$C$53])" office:value-type="float" office:value="0.22552404808397" calcext:value-type="float">
            <text:p>0,2255</text:p>
          </table:table-cell>
          <table:table-cell table:formula="of:=([.G23]/[.$C$53])" office:value-type="float" office:value="5.26273397703996" calcext:value-type="float">
            <text:p>5,2627</text:p>
          </table:table-cell>
          <table:table-cell table:formula="of:=([.M23]+[.N23])" office:value-type="float" office:value="5.48825802512393" calcext:value-type="float">
            <text:p>5,488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3])*[.L23]*[.A23]*(([.O23])^2))/(2.5*0.0254*2)" office:value-type="float" office:value="-1011.37906011419" calcext:value-type="float">
            <text:p>-1.011,379</text:p>
          </table:table-cell>
          <table:table-cell table:formula="of:=(-([.L23])*9.81*([.A23]-[.A22]))" office:value-type="float" office:value="-18.7494693801348" calcext:value-type="float">
            <text:p>-18,749</text:p>
          </table:table-cell>
          <table:table-cell table:formula="of:=ABS([.R23]+[.S23])" office:value-type="float" office:value="1030.12852949432" calcext:value-type="float">
            <text:p>1.030,129</text:p>
          </table:table-cell>
          <table:table-cell table:formula="of:=[.C23]+[.T23]" office:value-type="float" office:value="3547746.26426303" calcext:value-type="float">
            <text:p>3.547.746,264</text:p>
          </table:table-cell>
        </table:table-row>
        <table:table-row table:style-name="ro1">
          <table:table-cell office:value-type="float" office:value="439.1634980989" calcext:value-type="float">
            <text:p>439,1635</text:p>
          </table:table-cell>
          <table:table-cell office:value-type="float" office:value="0.2806324111" calcext:value-type="float">
            <text:p>0,2806</text:p>
          </table:table-cell>
          <table:table-cell table:formula="of:=([.$C$2]+([.$I$2]*[.A24]*9.81))" office:value-type="float" office:value="3862378.28897373" calcext:value-type="float">
            <text:p>3.862.378,2890</text:p>
          </table:table-cell>
          <table:table-cell table:formula="of:=[.E24]*3600" office:value-type="float" office:value="2.36104527255487" calcext:value-type="float">
            <text:p>2,3610</text:p>
          </table:table-cell>
          <table:table-cell table:formula="of:=[.$J$2]/[.H24]" office:value-type="float" office:value="0.00065584590904302" calcext:value-type="float">
            <text:p>0,0007</text:p>
          </table:table-cell>
          <table:table-cell office:value-type="float" office:value="60" calcext:value-type="float">
            <text:p>60,0000</text:p>
          </table:table-cell>
          <table:table-cell table:formula="of:=[.F24]/3600" office:value-type="float" office:value="0.0166666666666667" calcext:value-type="float">
            <text:p>0,0167</text:p>
          </table:table-cell>
          <table:table-cell table:formula="of:=[.C24]/([.C23]/[.H23])" office:value-type="float" office:value="70.5196134675688" calcext:value-type="float">
            <text:p>70,5196</text:p>
          </table:table-cell>
          <table:table-cell office:value-type="float" office:value="873" calcext:value-type="float">
            <text:p>873,0000</text:p>
          </table:table-cell>
          <table:table-cell table:formula="of:=[.E24]*[.H24]" office:value-type="float" office:value="0.04625" calcext:value-type="float">
            <text:p>0,0463</text:p>
          </table:table-cell>
          <table:table-cell table:formula="of:=[.G24]*[.I24]" office:value-type="float" office:value="14.55" calcext:value-type="float">
            <text:p>14,5500</text:p>
          </table:table-cell>
          <table:table-cell table:formula="of:=([.D24]/3600)*[.I24]" office:value-type="float" office:value="0.572553478594556" calcext:value-type="float">
            <text:p>0,5726</text:p>
          </table:table-cell>
          <table:table-cell table:formula="of:=([.E24]/[.$C$53])" office:value-type="float" office:value="0.207092552953402" calcext:value-type="float">
            <text:p>0,2071</text:p>
          </table:table-cell>
          <table:table-cell table:formula="of:=([.G24]/[.$C$53])" office:value-type="float" office:value="5.26273397703996" calcext:value-type="float">
            <text:p>5,2627</text:p>
          </table:table-cell>
          <table:table-cell table:formula="of:=([.M24]+[.N24])" office:value-type="float" office:value="5.46982652999336" calcext:value-type="float">
            <text:p>5,469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4])*[.L24]*[.A24]*(([.O24])^2))/(2.5*0.0254*2)" office:value-type="float" office:value="-1007.01189477544" calcext:value-type="float">
            <text:p>-1.007,012</text:p>
          </table:table-cell>
          <table:table-cell table:formula="of:=(-([.L24])*9.81*([.A24]-[.A23]))" office:value-type="float" office:value="-207.025731842294" calcext:value-type="float">
            <text:p>-207,026</text:p>
          </table:table-cell>
          <table:table-cell table:formula="of:=ABS([.R24]+[.S24])" office:value-type="float" office:value="1214.03762661773" calcext:value-type="float">
            <text:p>1.214,038</text:p>
          </table:table-cell>
          <table:table-cell table:formula="of:=[.C24]+[.T24]" office:value-type="float" office:value="3863592.32660035" calcext:value-type="float">
            <text:p>3.863.592,327</text:p>
          </table:table-cell>
        </table:table-row>
        <table:table-row table:style-name="ro1">
          <table:table-cell office:value-type="float" office:value="490.4942965779" calcext:value-type="float">
            <text:p>490,4943</text:p>
          </table:table-cell>
          <table:table-cell office:value-type="float" office:value="0.2608695652" calcext:value-type="float">
            <text:p>0,2609</text:p>
          </table:table-cell>
          <table:table-cell table:formula="of:=([.$C$2]+([.$I$2]*[.A25]*9.81))" office:value-type="float" office:value="4301981.92015169" calcext:value-type="float">
            <text:p>4.301.981,9202</text:p>
          </table:table-cell>
          <table:table-cell table:formula="of:=[.E25]*3600" office:value-type="float" office:value="2.11977878318895" calcext:value-type="float">
            <text:p>2,1198</text:p>
          </table:table-cell>
          <table:table-cell table:formula="of:=[.$J$2]/[.H25]" office:value-type="float" office:value="0.000588827439774708" calcext:value-type="float">
            <text:p>0,0006</text:p>
          </table:table-cell>
          <table:table-cell office:value-type="float" office:value="60" calcext:value-type="float">
            <text:p>60,0000</text:p>
          </table:table-cell>
          <table:table-cell table:formula="of:=[.F25]/3600" office:value-type="float" office:value="0.0166666666666667" calcext:value-type="float">
            <text:p>0,0167</text:p>
          </table:table-cell>
          <table:table-cell table:formula="of:=[.C25]/([.C24]/[.H24])" office:value-type="float" office:value="78.5459319248026" calcext:value-type="float">
            <text:p>78,5459</text:p>
          </table:table-cell>
          <table:table-cell office:value-type="float" office:value="873" calcext:value-type="float">
            <text:p>873,0000</text:p>
          </table:table-cell>
          <table:table-cell table:formula="of:=[.E25]*[.H25]" office:value-type="float" office:value="0.04625" calcext:value-type="float">
            <text:p>0,0463</text:p>
          </table:table-cell>
          <table:table-cell table:formula="of:=[.G25]*[.I25]" office:value-type="float" office:value="14.55" calcext:value-type="float">
            <text:p>14,5500</text:p>
          </table:table-cell>
          <table:table-cell table:formula="of:=([.D25]/3600)*[.I25]" office:value-type="float" office:value="0.51404635492332" calcext:value-type="float">
            <text:p>0,5140</text:p>
          </table:table-cell>
          <table:table-cell table:formula="of:=([.E25]/[.$C$53])" office:value-type="float" office:value="0.185930530434948" calcext:value-type="float">
            <text:p>0,1859</text:p>
          </table:table-cell>
          <table:table-cell table:formula="of:=([.G25]/[.$C$53])" office:value-type="float" office:value="5.26273397703996" calcext:value-type="float">
            <text:p>5,2627</text:p>
          </table:table-cell>
          <table:table-cell table:formula="of:=([.M25]+[.N25])" office:value-type="float" office:value="5.44866450747491" calcext:value-type="float">
            <text:p>5,448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5])*[.L25]*[.A25]*(([.O25])^2))/(2.5*0.0254*2)" office:value-type="float" office:value="-1001.98583431989" calcext:value-type="float">
            <text:p>-1.001,986</text:p>
          </table:table-cell>
          <table:table-cell table:formula="of:=(-([.L25])*9.81*([.A25]-[.A24]))" office:value-type="float" office:value="-258.850680662182" calcext:value-type="float">
            <text:p>-258,851</text:p>
          </table:table-cell>
          <table:table-cell table:formula="of:=ABS([.R25]+[.S25])" office:value-type="float" office:value="1260.83651498208" calcext:value-type="float">
            <text:p>1.260,837</text:p>
          </table:table-cell>
          <table:table-cell table:formula="of:=[.C25]+[.T25]" office:value-type="float" office:value="4303242.75666667" calcext:value-type="float">
            <text:p>4.303.242,757</text:p>
          </table:table-cell>
        </table:table-row>
        <table:table-row table:style-name="ro1">
          <table:table-cell office:value-type="float" office:value="507.8067898279" calcext:value-type="float">
            <text:p>507,8068</text:p>
          </table:table-cell>
          <table:table-cell office:value-type="float" office:value="0.2512286715" calcext:value-type="float">
            <text:p>0,2512</text:p>
          </table:table-cell>
          <table:table-cell table:formula="of:=([.$C$2]+([.$I$2]*[.A26]*9.81))" office:value-type="float" office:value="4450248.36296881" calcext:value-type="float">
            <text:p>4.450.248,3630</text:p>
          </table:table-cell>
          <table:table-cell table:formula="of:=[.E26]*3600" office:value-type="float" office:value="2.04915529566454" calcext:value-type="float">
            <text:p>2,0492</text:p>
          </table:table-cell>
          <table:table-cell table:formula="of:=[.$J$2]/[.H26]" office:value-type="float" office:value="0.000569209804351262" calcext:value-type="float">
            <text:p>0,0006</text:p>
          </table:table-cell>
          <table:table-cell office:value-type="float" office:value="60" calcext:value-type="float">
            <text:p>60,0000</text:p>
          </table:table-cell>
          <table:table-cell table:formula="of:=[.F26]/3600" office:value-type="float" office:value="0.0166666666666667" calcext:value-type="float">
            <text:p>0,0167</text:p>
          </table:table-cell>
          <table:table-cell table:formula="of:=[.C26]/([.C25]/[.H25])" office:value-type="float" office:value="81.2529925634572" calcext:value-type="float">
            <text:p>81,2530</text:p>
          </table:table-cell>
          <table:table-cell office:value-type="float" office:value="873" calcext:value-type="float">
            <text:p>873,0000</text:p>
          </table:table-cell>
          <table:table-cell table:formula="of:=[.E26]*[.H26]" office:value-type="float" office:value="0.04625" calcext:value-type="float">
            <text:p>0,0463</text:p>
          </table:table-cell>
          <table:table-cell table:formula="of:=[.G26]*[.I26]" office:value-type="float" office:value="14.55" calcext:value-type="float">
            <text:p>14,5500</text:p>
          </table:table-cell>
          <table:table-cell table:formula="of:=([.D26]/3600)*[.I26]" office:value-type="float" office:value="0.496920159198651" calcext:value-type="float">
            <text:p>0,4969</text:p>
          </table:table-cell>
          <table:table-cell table:formula="of:=([.E26]/[.$C$53])" office:value-type="float" office:value="0.179735986645419" calcext:value-type="float">
            <text:p>0,1797</text:p>
          </table:table-cell>
          <table:table-cell table:formula="of:=([.G26]/[.$C$53])" office:value-type="float" office:value="5.26273397703996" calcext:value-type="float">
            <text:p>5,2627</text:p>
          </table:table-cell>
          <table:table-cell table:formula="of:=([.M26]+[.N26])" office:value-type="float" office:value="5.44246996368538" calcext:value-type="float">
            <text:p>5,442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6])*[.L26]*[.A26]*(([.O26])^2))/(2.5*0.0254*2)" office:value-type="float" office:value="-1000.51222927495" calcext:value-type="float">
            <text:p>-1.000,512</text:p>
          </table:table-cell>
          <table:table-cell table:formula="of:=(-([.L26])*9.81*([.A26]-[.A25]))" office:value-type="float" office:value="-84.3947129077918" calcext:value-type="float">
            <text:p>-84,395</text:p>
          </table:table-cell>
          <table:table-cell table:formula="of:=ABS([.R26]+[.S26])" office:value-type="float" office:value="1084.90694218274" calcext:value-type="float">
            <text:p>1.084,907</text:p>
          </table:table-cell>
          <table:table-cell table:formula="of:=[.C26]+[.T26]" office:value-type="float" office:value="4451333.269911" calcext:value-type="float">
            <text:p>4.451.333,270</text:p>
          </table:table-cell>
        </table:table-row>
        <table:table-row table:style-name="ro1">
          <table:table-cell office:value-type="float" office:value="541.825095057" calcext:value-type="float">
            <text:p>541,8251</text:p>
          </table:table-cell>
          <table:table-cell office:value-type="float" office:value="0.233201581" calcext:value-type="float">
            <text:p>0,2332</text:p>
          </table:table-cell>
          <table:table-cell table:formula="of:=([.$C$2]+([.$I$2]*[.A27]*9.81))" office:value-type="float" office:value="4741585.55133051" calcext:value-type="float">
            <text:p>4.741.585,5513</text:p>
          </table:table-cell>
          <table:table-cell table:formula="of:=[.E27]*3600" office:value-type="float" office:value="1.92324906959469" calcext:value-type="float">
            <text:p>1,9232</text:p>
          </table:table-cell>
          <table:table-cell table:formula="of:=[.$J$2]/[.H27]" office:value-type="float" office:value="0.000534235852665191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27]/3600" office:value-type="float" office:value="0.0166666666666667" calcext:value-type="float">
            <text:p>0,0167</text:p>
          </table:table-cell>
          <table:table-cell table:formula="of:=[.C27]/([.C26]/[.H26])" office:value-type="float" office:value="86.5722503820522" calcext:value-type="float">
            <text:p>86,5723</text:p>
          </table:table-cell>
          <table:table-cell office:value-type="float" office:value="873" calcext:value-type="float">
            <text:p>873,0000</text:p>
          </table:table-cell>
          <table:table-cell table:formula="of:=[.E27]*[.H27]" office:value-type="float" office:value="0.04625" calcext:value-type="float">
            <text:p>0,0463</text:p>
          </table:table-cell>
          <table:table-cell table:formula="of:=[.G27]*[.I27]" office:value-type="float" office:value="14.55" calcext:value-type="float">
            <text:p>14,5500</text:p>
          </table:table-cell>
          <table:table-cell table:formula="of:=([.D27]/3600)*[.I27]" office:value-type="float" office:value="0.466387899376711" calcext:value-type="float">
            <text:p>0,4664</text:p>
          </table:table-cell>
          <table:table-cell table:formula="of:=([.E27]/[.$C$53])" office:value-type="float" office:value="0.168692470414441" calcext:value-type="float">
            <text:p>0,1687</text:p>
          </table:table-cell>
          <table:table-cell table:formula="of:=([.G27]/[.$C$53])" office:value-type="float" office:value="5.26273397703996" calcext:value-type="float">
            <text:p>5,2627</text:p>
          </table:table-cell>
          <table:table-cell table:formula="of:=([.M27]+[.N27])" office:value-type="float" office:value="5.4314264474544" calcext:value-type="float">
            <text:p>5,431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7])*[.L27]*[.A27]*(([.O27])^2))/(2.5*0.0254*2)" office:value-type="float" office:value="-997.882475143815" calcext:value-type="float">
            <text:p>-997,882</text:p>
          </table:table-cell>
          <table:table-cell table:formula="of:=(-([.L27])*9.81*([.A27]-[.A26]))" office:value-type="float" office:value="-155.642771237488" calcext:value-type="float">
            <text:p>-155,643</text:p>
          </table:table-cell>
          <table:table-cell table:formula="of:=ABS([.R27]+[.S27])" office:value-type="float" office:value="1153.5252463813" calcext:value-type="float">
            <text:p>1.153,525</text:p>
          </table:table-cell>
          <table:table-cell table:formula="of:=[.C27]+[.T27]" office:value-type="float" office:value="4742739.07657689" calcext:value-type="float">
            <text:p>4.742.739,077</text:p>
          </table:table-cell>
        </table:table-row>
        <table:table-row table:style-name="ro1">
          <table:table-cell office:value-type="float" office:value="581.7490494297" calcext:value-type="float">
            <text:p>581,7490</text:p>
          </table:table-cell>
          <table:table-cell office:value-type="float" office:value="0.2055335968" calcext:value-type="float">
            <text:p>0,2055</text:p>
          </table:table-cell>
          <table:table-cell table:formula="of:=([.$C$2]+([.$I$2]*[.A28]*9.81))" office:value-type="float" office:value="5083499.48669238" calcext:value-type="float">
            <text:p>5.083.499,4867</text:p>
          </table:table-cell>
          <table:table-cell table:formula="of:=[.E28]*3600" office:value-type="float" office:value="1.79389218467956" calcext:value-type="float">
            <text:p>1,7939</text:p>
          </table:table-cell>
          <table:table-cell table:formula="of:=[.$J$2]/[.H28]" office:value-type="float" office:value="0.000498303384633211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28]/3600" office:value-type="float" office:value="0.0166666666666667" calcext:value-type="float">
            <text:p>0,0167</text:p>
          </table:table-cell>
          <table:table-cell table:formula="of:=[.C28]/([.C27]/[.H27])" office:value-type="float" office:value="92.8149425154789" calcext:value-type="float">
            <text:p>92,8149</text:p>
          </table:table-cell>
          <table:table-cell office:value-type="float" office:value="873" calcext:value-type="float">
            <text:p>873,0000</text:p>
          </table:table-cell>
          <table:table-cell table:formula="of:=[.E28]*[.H28]" office:value-type="float" office:value="0.04625" calcext:value-type="float">
            <text:p>0,0463</text:p>
          </table:table-cell>
          <table:table-cell table:formula="of:=[.G28]*[.I28]" office:value-type="float" office:value="14.55" calcext:value-type="float">
            <text:p>14,5500</text:p>
          </table:table-cell>
          <table:table-cell table:formula="of:=([.D28]/3600)*[.I28]" office:value-type="float" office:value="0.435018854784793" calcext:value-type="float">
            <text:p>0,4350</text:p>
          </table:table-cell>
          <table:table-cell table:formula="of:=([.E28]/[.$C$53])" office:value-type="float" office:value="0.157346289190993" calcext:value-type="float">
            <text:p>0,1573</text:p>
          </table:table-cell>
          <table:table-cell table:formula="of:=([.G28]/[.$C$53])" office:value-type="float" office:value="5.26273397703996" calcext:value-type="float">
            <text:p>5,2627</text:p>
          </table:table-cell>
          <table:table-cell table:formula="of:=([.M28]+[.N28])" office:value-type="float" office:value="5.42008026623095" calcext:value-type="float">
            <text:p>5,420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8])*[.L28]*[.A28]*(([.O28])^2))/(2.5*0.0254*2)" office:value-type="float" office:value="-995.177158958041" calcext:value-type="float">
            <text:p>-995,177</text:p>
          </table:table-cell>
          <table:table-cell table:formula="of:=(-([.L28])*9.81*([.A28]-[.A27]))" office:value-type="float" office:value="-170.376871244081" calcext:value-type="float">
            <text:p>-170,377</text:p>
          </table:table-cell>
          <table:table-cell table:formula="of:=ABS([.R28]+[.S28])" office:value-type="float" office:value="1165.55403020212" calcext:value-type="float">
            <text:p>1.165,554</text:p>
          </table:table-cell>
          <table:table-cell table:formula="of:=[.C28]+[.T28]" office:value-type="float" office:value="5084665.04072258" calcext:value-type="float">
            <text:p>5.084.665,041</text:p>
          </table:table-cell>
        </table:table-row>
        <table:table-row table:style-name="ro1">
          <table:table-cell office:value-type="float" office:value="583.1149028404" calcext:value-type="float">
            <text:p>583,1149</text:p>
          </table:table-cell>
          <table:table-cell office:value-type="float" office:value="0.203316783" calcext:value-type="float">
            <text:p>0,2033</text:p>
          </table:table-cell>
          <table:table-cell table:formula="of:=([.$C$2]+([.$I$2]*[.A29]*9.81))" office:value-type="float" office:value="5095196.83286256" calcext:value-type="float">
            <text:p>5.095.196,8329</text:p>
          </table:table-cell>
          <table:table-cell table:formula="of:=[.E29]*3600" office:value-type="float" office:value="1.78977383978249" calcext:value-type="float">
            <text:p>1,7898</text:p>
          </table:table-cell>
          <table:table-cell table:formula="of:=[.$J$2]/[.H29]" office:value-type="float" office:value="0.000497159399939581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29]/3600" office:value-type="float" office:value="0.0166666666666667" calcext:value-type="float">
            <text:p>0,0167</text:p>
          </table:table-cell>
          <table:table-cell table:formula="of:=[.C29]/([.C28]/[.H28])" office:value-type="float" office:value="93.0285136027212" calcext:value-type="float">
            <text:p>93,0285</text:p>
          </table:table-cell>
          <table:table-cell office:value-type="float" office:value="873" calcext:value-type="float">
            <text:p>873,0000</text:p>
          </table:table-cell>
          <table:table-cell table:formula="of:=[.E29]*[.H29]" office:value-type="float" office:value="0.04625" calcext:value-type="float">
            <text:p>0,0463</text:p>
          </table:table-cell>
          <table:table-cell table:formula="of:=[.G29]*[.I29]" office:value-type="float" office:value="14.55" calcext:value-type="float">
            <text:p>14,5500</text:p>
          </table:table-cell>
          <table:table-cell table:formula="of:=([.D29]/3600)*[.I29]" office:value-type="float" office:value="0.434020156147254" calcext:value-type="float">
            <text:p>0,4340</text:p>
          </table:table-cell>
          <table:table-cell table:formula="of:=([.E29]/[.$C$53])" office:value-type="float" office:value="0.15698505996401" calcext:value-type="float">
            <text:p>0,1570</text:p>
          </table:table-cell>
          <table:table-cell table:formula="of:=([.G29]/[.$C$53])" office:value-type="float" office:value="5.26273397703996" calcext:value-type="float">
            <text:p>5,2627</text:p>
          </table:table-cell>
          <table:table-cell table:formula="of:=([.M29]+[.N29])" office:value-type="float" office:value="5.41971903700397" calcext:value-type="float">
            <text:p>5,419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9])*[.L29]*[.A29]*(([.O29])^2))/(2.5*0.0254*2)" office:value-type="float" office:value="-995.09097193308" calcext:value-type="float">
            <text:p>-995,091</text:p>
          </table:table-cell>
          <table:table-cell table:formula="of:=(-([.L29])*9.81*([.A29]-[.A28]))" office:value-type="float" office:value="-5.81544560285121" calcext:value-type="float">
            <text:p>-5,815</text:p>
          </table:table-cell>
          <table:table-cell table:formula="of:=ABS([.R29]+[.S29])" office:value-type="float" office:value="1000.90641753593" calcext:value-type="float">
            <text:p>1.000,906</text:p>
          </table:table-cell>
          <table:table-cell table:formula="of:=[.C29]+[.T29]" office:value-type="float" office:value="5096197.73928009" calcext:value-type="float">
            <text:p>5.096.197,739</text:p>
          </table:table-cell>
        </table:table-row>
        <table:table-row table:style-name="ro1">
          <table:table-cell office:value-type="float" office:value="615.969581749" calcext:value-type="float">
            <text:p>615,9696</text:p>
          </table:table-cell>
          <table:table-cell office:value-type="float" office:value="0.1818181818" calcext:value-type="float">
            <text:p>0,1818</text:p>
          </table:table-cell>
          <table:table-cell table:formula="of:=([.$C$2]+([.$I$2]*[.A30]*9.81))" office:value-type="float" office:value="5376568.57414406" calcext:value-type="float">
            <text:p>5.376.568,5741</text:p>
          </table:table-cell>
          <table:table-cell table:formula="of:=[.E30]*3600" office:value-type="float" office:value="1.69610967929518" calcext:value-type="float">
            <text:p>1,6961</text:p>
          </table:table-cell>
          <table:table-cell table:formula="of:=[.$J$2]/[.H30]" office:value-type="float" office:value="0.000471141577581993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30]/3600" office:value-type="float" office:value="0.0166666666666667" calcext:value-type="float">
            <text:p>0,0167</text:p>
          </table:table-cell>
          <table:table-cell table:formula="of:=[.C30]/([.C29]/[.H29])" office:value-type="float" office:value="98.1658214869629" calcext:value-type="float">
            <text:p>98,1658</text:p>
          </table:table-cell>
          <table:table-cell office:value-type="float" office:value="873" calcext:value-type="float">
            <text:p>873,0000</text:p>
          </table:table-cell>
          <table:table-cell table:formula="of:=[.E30]*[.H30]" office:value-type="float" office:value="0.04625" calcext:value-type="float">
            <text:p>0,0463</text:p>
          </table:table-cell>
          <table:table-cell table:formula="of:=[.G30]*[.I30]" office:value-type="float" office:value="14.55" calcext:value-type="float">
            <text:p>14,5500</text:p>
          </table:table-cell>
          <table:table-cell table:formula="of:=([.D30]/3600)*[.I30]" office:value-type="float" office:value="0.41130659722908" calcext:value-type="float">
            <text:p>0,4113</text:p>
          </table:table-cell>
          <table:table-cell table:formula="of:=([.E30]/[.$C$53])" office:value-type="float" office:value="0.148769567300218" calcext:value-type="float">
            <text:p>0,1488</text:p>
          </table:table-cell>
          <table:table-cell table:formula="of:=([.G30]/[.$C$53])" office:value-type="float" office:value="5.26273397703996" calcext:value-type="float">
            <text:p>5,2627</text:p>
          </table:table-cell>
          <table:table-cell table:formula="of:=([.M30]+[.N30])" office:value-type="float" office:value="5.41150354434018" calcext:value-type="float">
            <text:p>5,411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0])*[.L30]*[.A30]*(([.O30])^2))/(2.5*0.0254*2)" office:value-type="float" office:value="-993.129852269468" calcext:value-type="float">
            <text:p>-993,130</text:p>
          </table:table-cell>
          <table:table-cell table:formula="of:=(-([.L30])*9.81*([.A30]-[.A29]))" office:value-type="float" office:value="-132.565926074362" calcext:value-type="float">
            <text:p>-132,566</text:p>
          </table:table-cell>
          <table:table-cell table:formula="of:=ABS([.R30]+[.S30])" office:value-type="float" office:value="1125.69577834383" calcext:value-type="float">
            <text:p>1.125,696</text:p>
          </table:table-cell>
          <table:table-cell table:formula="of:=[.C30]+[.T30]" office:value-type="float" office:value="5377694.26992241" calcext:value-type="float">
            <text:p>5.377.694,270</text:p>
          </table:table-cell>
        </table:table-row>
        <table:table-row table:style-name="ro1">
          <table:table-cell office:value-type="float" office:value="661.5969581749" calcext:value-type="float">
            <text:p>661,5970</text:p>
          </table:table-cell>
          <table:table-cell office:value-type="float" office:value="0.1660079051" calcext:value-type="float">
            <text:p>0,1660</text:p>
          </table:table-cell>
          <table:table-cell table:formula="of:=([.$C$2]+([.$I$2]*[.A31]*9.81))" office:value-type="float" office:value="5767327.35741441" calcext:value-type="float">
            <text:p>5.767.327,3574</text:p>
          </table:table-cell>
          <table:table-cell table:formula="of:=[.E31]*3600" office:value-type="float" office:value="1.58119167421222" calcext:value-type="float">
            <text:p>1,5812</text:p>
          </table:table-cell>
          <table:table-cell table:formula="of:=[.$J$2]/[.H31]" office:value-type="float" office:value="0.000439219909503393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1]/3600" office:value-type="float" office:value="0.0166666666666667" calcext:value-type="float">
            <text:p>0,0167</text:p>
          </table:table-cell>
          <table:table-cell table:formula="of:=[.C31]/([.C30]/[.H30])" office:value-type="float" office:value="105.300326782301" calcext:value-type="float">
            <text:p>105,3003</text:p>
          </table:table-cell>
          <table:table-cell office:value-type="float" office:value="873" calcext:value-type="float">
            <text:p>873,0000</text:p>
          </table:table-cell>
          <table:table-cell table:formula="of:=[.E31]*[.H31]" office:value-type="float" office:value="0.04625" calcext:value-type="float">
            <text:p>0,0463</text:p>
          </table:table-cell>
          <table:table-cell table:formula="of:=[.G31]*[.I31]" office:value-type="float" office:value="14.55" calcext:value-type="float">
            <text:p>14,5500</text:p>
          </table:table-cell>
          <table:table-cell table:formula="of:=([.D31]/3600)*[.I31]" office:value-type="float" office:value="0.383438980996462" calcext:value-type="float">
            <text:p>0,3834</text:p>
          </table:table-cell>
          <table:table-cell table:formula="of:=([.E31]/[.$C$53])" office:value-type="float" office:value="0.138689852468156" calcext:value-type="float">
            <text:p>0,1387</text:p>
          </table:table-cell>
          <table:table-cell table:formula="of:=([.G31]/[.$C$53])" office:value-type="float" office:value="5.26273397703996" calcext:value-type="float">
            <text:p>5,2627</text:p>
          </table:table-cell>
          <table:table-cell table:formula="of:=([.M31]+[.N31])" office:value-type="float" office:value="5.40142382950812" calcext:value-type="float">
            <text:p>5,401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1])*[.L31]*[.A31]*(([.O31])^2))/(2.5*0.0254*2)" office:value-type="float" office:value="-990.721240701536" calcext:value-type="float">
            <text:p>-990,721</text:p>
          </table:table-cell>
          <table:table-cell table:formula="of:=(-([.L31])*9.81*([.A31]-[.A30]))" office:value-type="float" office:value="-171.629037425656" calcext:value-type="float">
            <text:p>-171,629</text:p>
          </table:table-cell>
          <table:table-cell table:formula="of:=ABS([.R31]+[.S31])" office:value-type="float" office:value="1162.35027812719" calcext:value-type="float">
            <text:p>1.162,350</text:p>
          </table:table-cell>
          <table:table-cell table:formula="of:=[.C31]+[.T31]" office:value-type="float" office:value="5768489.70769253" calcext:value-type="float">
            <text:p>5.768.489,708</text:p>
          </table:table-cell>
        </table:table-row>
        <table:table-row table:style-name="ro1">
          <table:table-cell office:value-type="float" office:value="695.8174904943" calcext:value-type="float">
            <text:p>695,8175</text:p>
          </table:table-cell>
          <table:table-cell office:value-type="float" office:value="0.1462450593" calcext:value-type="float">
            <text:p>0,1462</text:p>
          </table:table-cell>
          <table:table-cell table:formula="of:=([.$C$2]+([.$I$2]*[.A32]*9.81))" office:value-type="float" office:value="6060396.44486695" calcext:value-type="float">
            <text:p>6.060.396,4449</text:p>
          </table:table-cell>
          <table:table-cell table:formula="of:=[.E32]*3600" office:value-type="float" office:value="1.50472829343101" calcext:value-type="float">
            <text:p>1,5047</text:p>
          </table:table-cell>
          <table:table-cell table:formula="of:=[.$J$2]/[.H32]" office:value-type="float" office:value="0.000417980081508614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2]/3600" office:value-type="float" office:value="0.0166666666666667" calcext:value-type="float">
            <text:p>0,0167</text:p>
          </table:table-cell>
          <table:table-cell table:formula="of:=[.C32]/([.C31]/[.H31])" office:value-type="float" office:value="110.651205753801" calcext:value-type="float">
            <text:p>110,6512</text:p>
          </table:table-cell>
          <table:table-cell office:value-type="float" office:value="873" calcext:value-type="float">
            <text:p>873,0000</text:p>
          </table:table-cell>
          <table:table-cell table:formula="of:=[.E32]*[.H32]" office:value-type="float" office:value="0.04625" calcext:value-type="float">
            <text:p>0,0463</text:p>
          </table:table-cell>
          <table:table-cell table:formula="of:=[.G32]*[.I32]" office:value-type="float" office:value="14.55" calcext:value-type="float">
            <text:p>14,5500</text:p>
          </table:table-cell>
          <table:table-cell table:formula="of:=([.D32]/3600)*[.I32]" office:value-type="float" office:value="0.36489661115702" calcext:value-type="float">
            <text:p>0,3649</text:p>
          </table:table-cell>
          <table:table-cell table:formula="of:=([.E32]/[.$C$53])" office:value-type="float" office:value="0.131983078600879" calcext:value-type="float">
            <text:p>0,1320</text:p>
          </table:table-cell>
          <table:table-cell table:formula="of:=([.G32]/[.$C$53])" office:value-type="float" office:value="5.26273397703996" calcext:value-type="float">
            <text:p>5,2627</text:p>
          </table:table-cell>
          <table:table-cell table:formula="of:=([.M32]+[.N32])" office:value-type="float" office:value="5.39471705564084" calcext:value-type="float">
            <text:p>5,394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2])*[.L32]*[.A32]*(([.O32])^2))/(2.5*0.0254*2)" office:value-type="float" office:value="-989.117110796524" calcext:value-type="float">
            <text:p>-989,117</text:p>
          </table:table-cell>
          <table:table-cell table:formula="of:=(-([.L32])*9.81*([.A32]-[.A31]))" office:value-type="float" office:value="-122.497041061069" calcext:value-type="float">
            <text:p>-122,497</text:p>
          </table:table-cell>
          <table:table-cell table:formula="of:=ABS([.R32]+[.S32])" office:value-type="float" office:value="1111.61415185759" calcext:value-type="float">
            <text:p>1.111,614</text:p>
          </table:table-cell>
          <table:table-cell table:formula="of:=[.C32]+[.T32]" office:value-type="float" office:value="6061508.05901881" calcext:value-type="float">
            <text:p>6.061.508,059</text:p>
          </table:table-cell>
        </table:table-row>
        <table:table-row table:style-name="ro1">
          <table:table-cell office:value-type="float" office:value="697.6018852232" calcext:value-type="float">
            <text:p>697,6019</text:p>
          </table:table-cell>
          <table:table-cell office:value-type="float" office:value="0.1366702792" calcext:value-type="float">
            <text:p>0,1367</text:p>
          </table:table-cell>
          <table:table-cell table:formula="of:=([.$C$2]+([.$I$2]*[.A33]*9.81))" office:value-type="float" office:value="6075678.23329657" calcext:value-type="float">
            <text:p>6.075.678,2333</text:p>
          </table:table-cell>
          <table:table-cell table:formula="of:=[.E33]*3600" office:value-type="float" office:value="1.50094354075957" calcext:value-type="float">
            <text:p>1,5009</text:p>
          </table:table-cell>
          <table:table-cell table:formula="of:=[.$J$2]/[.H33]" office:value-type="float" office:value="0.000416928761322103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3]/3600" office:value-type="float" office:value="0.0166666666666667" calcext:value-type="float">
            <text:p>0,0167</text:p>
          </table:table-cell>
          <table:table-cell table:formula="of:=[.C33]/([.C32]/[.H32])" office:value-type="float" office:value="110.930221876128" calcext:value-type="float">
            <text:p>110,9302</text:p>
          </table:table-cell>
          <table:table-cell office:value-type="float" office:value="873" calcext:value-type="float">
            <text:p>873,0000</text:p>
          </table:table-cell>
          <table:table-cell table:formula="of:=[.E33]*[.H33]" office:value-type="float" office:value="0.04625" calcext:value-type="float">
            <text:p>0,0463</text:p>
          </table:table-cell>
          <table:table-cell table:formula="of:=[.G33]*[.I33]" office:value-type="float" office:value="14.55" calcext:value-type="float">
            <text:p>14,5500</text:p>
          </table:table-cell>
          <table:table-cell table:formula="of:=([.D33]/3600)*[.I33]" office:value-type="float" office:value="0.363978808634196" calcext:value-type="float">
            <text:p>0,3640</text:p>
          </table:table-cell>
          <table:table-cell table:formula="of:=([.E33]/[.$C$53])" office:value-type="float" office:value="0.131651109492901" calcext:value-type="float">
            <text:p>0,1317</text:p>
          </table:table-cell>
          <table:table-cell table:formula="of:=([.G33]/[.$C$53])" office:value-type="float" office:value="5.26273397703996" calcext:value-type="float">
            <text:p>5,2627</text:p>
          </table:table-cell>
          <table:table-cell table:formula="of:=([.M33]+[.N33])" office:value-type="float" office:value="5.39438508653286" calcext:value-type="float">
            <text:p>5,394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3])*[.L33]*[.A33]*(([.O33])^2))/(2.5*0.0254*2)" office:value-type="float" office:value="-989.037679202543" calcext:value-type="float">
            <text:p>-989,038</text:p>
          </table:table-cell>
          <table:table-cell table:formula="of:=(-([.L33])*9.81*([.A33]-[.A32]))" office:value-type="float" office:value="-6.37141712074555" calcext:value-type="float">
            <text:p>-6,371</text:p>
          </table:table-cell>
          <table:table-cell table:formula="of:=ABS([.R33]+[.S33])" office:value-type="float" office:value="995.409096323288" calcext:value-type="float">
            <text:p>995,409</text:p>
          </table:table-cell>
          <table:table-cell table:formula="of:=[.C33]+[.T33]" office:value-type="float" office:value="6076673.64239289" calcext:value-type="float">
            <text:p>6.076.673,642</text:p>
          </table:table-cell>
        </table:table-row>
        <table:table-row table:style-name="ro1">
          <table:table-cell office:value-type="float" office:value="741.4448669202" calcext:value-type="float">
            <text:p>741,4449</text:p>
          </table:table-cell>
          <table:table-cell office:value-type="float" office:value="0.1225296443" calcext:value-type="float">
            <text:p>0,1225</text:p>
          </table:table-cell>
          <table:table-cell table:formula="of:=([.$C$2]+([.$I$2]*[.A34]*9.81))" office:value-type="float" office:value="6451155.22813729" calcext:value-type="float">
            <text:p>6.451.155,2281</text:p>
          </table:table-cell>
          <table:table-cell table:formula="of:=[.E34]*3600" office:value-type="float" office:value="1.41358402914033" calcext:value-type="float">
            <text:p>1,4136</text:p>
          </table:table-cell>
          <table:table-cell table:formula="of:=[.$J$2]/[.H34]" office:value-type="float" office:value="0.000392662230316758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4]/3600" office:value-type="float" office:value="0.0166666666666667" calcext:value-type="float">
            <text:p>0,0167</text:p>
          </table:table-cell>
          <table:table-cell table:formula="of:=[.C34]/([.C33]/[.H33])" office:value-type="float" office:value="117.785711049139" calcext:value-type="float">
            <text:p>117,7857</text:p>
          </table:table-cell>
          <table:table-cell office:value-type="float" office:value="873" calcext:value-type="float">
            <text:p>873,0000</text:p>
          </table:table-cell>
          <table:table-cell table:formula="of:=[.E34]*[.H34]" office:value-type="float" office:value="0.04625" calcext:value-type="float">
            <text:p>0,0463</text:p>
          </table:table-cell>
          <table:table-cell table:formula="of:=[.G34]*[.I34]" office:value-type="float" office:value="14.55" calcext:value-type="float">
            <text:p>14,5500</text:p>
          </table:table-cell>
          <table:table-cell table:formula="of:=([.D34]/3600)*[.I34]" office:value-type="float" office:value="0.342794127066529" calcext:value-type="float">
            <text:p>0,3428</text:p>
          </table:table-cell>
          <table:table-cell table:formula="of:=([.E34]/[.$C$53])" office:value-type="float" office:value="0.123988611659297" calcext:value-type="float">
            <text:p>0,1240</text:p>
          </table:table-cell>
          <table:table-cell table:formula="of:=([.G34]/[.$C$53])" office:value-type="float" office:value="5.26273397703996" calcext:value-type="float">
            <text:p>5,2627</text:p>
          </table:table-cell>
          <table:table-cell table:formula="of:=([.M34]+[.N34])" office:value-type="float" office:value="5.38672258869926" calcext:value-type="float">
            <text:p>5,386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4])*[.L34]*[.A34]*(([.O34])^2))/(2.5*0.0254*2)" office:value-type="float" office:value="-987.203432537453" calcext:value-type="float">
            <text:p>-987,203</text:p>
          </table:table-cell>
          <table:table-cell table:formula="of:=(-([.L34])*9.81*([.A34]-[.A33]))" office:value-type="float" office:value="-147.435634226794" calcext:value-type="float">
            <text:p>-147,436</text:p>
          </table:table-cell>
          <table:table-cell table:formula="of:=ABS([.R34]+[.S34])" office:value-type="float" office:value="1134.63906676425" calcext:value-type="float">
            <text:p>1.134,639</text:p>
          </table:table-cell>
          <table:table-cell table:formula="of:=[.C34]+[.T34]" office:value-type="float" office:value="6452289.86720406" calcext:value-type="float">
            <text:p>6.452.289,867</text:p>
          </table:table-cell>
        </table:table-row>
        <table:table-row table:style-name="ro1">
          <table:table-cell office:value-type="float" office:value="792.7756653992" calcext:value-type="float">
            <text:p>792,7757</text:p>
          </table:table-cell>
          <table:table-cell office:value-type="float" office:value="0.1027667984" calcext:value-type="float">
            <text:p>0,1028</text:p>
          </table:table-cell>
          <table:table-cell table:formula="of:=([.$C$2]+([.$I$2]*[.A35]*9.81))" office:value-type="float" office:value="6890758.85931525" calcext:value-type="float">
            <text:p>6.890.758,8593</text:p>
          </table:table-cell>
          <table:table-cell table:formula="of:=[.E35]*3600" office:value-type="float" office:value="1.32340286261392" calcext:value-type="float">
            <text:p>1,3234</text:p>
          </table:table-cell>
          <table:table-cell table:formula="of:=[.$J$2]/[.H35]" office:value-type="float" office:value="0.000367611906281643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5]/3600" office:value-type="float" office:value="0.0166666666666667" calcext:value-type="float">
            <text:p>0,0167</text:p>
          </table:table-cell>
          <table:table-cell table:formula="of:=[.C35]/([.C34]/[.H34])" office:value-type="float" office:value="125.812029506373" calcext:value-type="float">
            <text:p>125,8120</text:p>
          </table:table-cell>
          <table:table-cell office:value-type="float" office:value="873" calcext:value-type="float">
            <text:p>873,0000</text:p>
          </table:table-cell>
          <table:table-cell table:formula="of:=[.E35]*[.H35]" office:value-type="float" office:value="0.04625" calcext:value-type="float">
            <text:p>0,0463</text:p>
          </table:table-cell>
          <table:table-cell table:formula="of:=[.G35]*[.I35]" office:value-type="float" office:value="14.55" calcext:value-type="float">
            <text:p>14,5500</text:p>
          </table:table-cell>
          <table:table-cell table:formula="of:=([.D35]/3600)*[.I35]" office:value-type="float" office:value="0.320925194183875" calcext:value-type="float">
            <text:p>0,3209</text:p>
          </table:table-cell>
          <table:table-cell table:formula="of:=([.E35]/[.$C$53])" office:value-type="float" office:value="0.11607862017317" calcext:value-type="float">
            <text:p>0,1161</text:p>
          </table:table-cell>
          <table:table-cell table:formula="of:=([.G35]/[.$C$53])" office:value-type="float" office:value="5.26273397703996" calcext:value-type="float">
            <text:p>5,2627</text:p>
          </table:table-cell>
          <table:table-cell table:formula="of:=([.M35]+[.N35])" office:value-type="float" office:value="5.37881259721313" calcext:value-type="float">
            <text:p>5,378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5])*[.L35]*[.A35]*(([.O35])^2))/(2.5*0.0254*2)" office:value-type="float" office:value="-985.308321218687" calcext:value-type="float">
            <text:p>-985,308</text:p>
          </table:table-cell>
          <table:table-cell table:formula="of:=(-([.L35])*9.81*([.A35]-[.A34]))" office:value-type="float" office:value="-161.603528865662" calcext:value-type="float">
            <text:p>-161,604</text:p>
          </table:table-cell>
          <table:table-cell table:formula="of:=ABS([.R35]+[.S35])" office:value-type="float" office:value="1146.91185008435" calcext:value-type="float">
            <text:p>1.146,912</text:p>
          </table:table-cell>
          <table:table-cell table:formula="of:=[.C35]+[.T35]" office:value-type="float" office:value="6891905.77116534" calcext:value-type="float">
            <text:p>6.891.905,771</text:p>
          </table:table-cell>
        </table:table-row>
        <table:table-row table:style-name="ro1">
          <table:table-cell office:value-type="float" office:value="815.5893536122" calcext:value-type="float">
            <text:p>815,5894</text:p>
          </table:table-cell>
          <table:table-cell office:value-type="float" office:value="0.0876494024" calcext:value-type="float">
            <text:p>0,0876</text:p>
          </table:table-cell>
          <table:table-cell table:formula="of:=([.$C$2]+([.$I$2]*[.A36]*9.81))" office:value-type="float" office:value="7086138.25095085" calcext:value-type="float">
            <text:p>7.086.138,2510</text:p>
          </table:table-cell>
          <table:table-cell table:formula="of:=[.E36]*3600" office:value-type="float" office:value="1.2869139264643" calcext:value-type="float">
            <text:p>1,2869</text:p>
          </table:table-cell>
          <table:table-cell table:formula="of:=[.$J$2]/[.H36]" office:value-type="float" office:value="0.000357476090684527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6]/3600" office:value-type="float" office:value="0.0166666666666667" calcext:value-type="float">
            <text:p>0,0167</text:p>
          </table:table-cell>
          <table:table-cell table:formula="of:=[.C36]/([.C35]/[.H35])" office:value-type="float" office:value="129.37928215405" calcext:value-type="float">
            <text:p>129,3793</text:p>
          </table:table-cell>
          <table:table-cell office:value-type="float" office:value="873" calcext:value-type="float">
            <text:p>873,0000</text:p>
          </table:table-cell>
          <table:table-cell table:formula="of:=[.E36]*[.H36]" office:value-type="float" office:value="0.04625" calcext:value-type="float">
            <text:p>0,0463</text:p>
          </table:table-cell>
          <table:table-cell table:formula="of:=[.G36]*[.I36]" office:value-type="float" office:value="14.55" calcext:value-type="float">
            <text:p>14,5500</text:p>
          </table:table-cell>
          <table:table-cell table:formula="of:=([.D36]/3600)*[.I36]" office:value-type="float" office:value="0.312076627167592" calcext:value-type="float">
            <text:p>0,3121</text:p>
          </table:table-cell>
          <table:table-cell table:formula="of:=([.E36]/[.$C$53])" office:value-type="float" office:value="0.112878094105493" calcext:value-type="float">
            <text:p>0,1129</text:p>
          </table:table-cell>
          <table:table-cell table:formula="of:=([.G36]/[.$C$53])" office:value-type="float" office:value="5.26273397703996" calcext:value-type="float">
            <text:p>5,2627</text:p>
          </table:table-cell>
          <table:table-cell table:formula="of:=([.M36]+[.N36])" office:value-type="float" office:value="5.37561207114545" calcext:value-type="float">
            <text:p>5,375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6])*[.L36]*[.A36]*(([.O36])^2))/(2.5*0.0254*2)" office:value-type="float" office:value="-984.541060141357" calcext:value-type="float">
            <text:p>-984,541</text:p>
          </table:table-cell>
          <table:table-cell table:formula="of:=(-([.L36])*9.81*([.A36]-[.A35]))" office:value-type="float" office:value="-69.8434611222153" calcext:value-type="float">
            <text:p>-69,843</text:p>
          </table:table-cell>
          <table:table-cell table:formula="of:=ABS([.R36]+[.S36])" office:value-type="float" office:value="1054.38452126357" calcext:value-type="float">
            <text:p>1.054,385</text:p>
          </table:table-cell>
          <table:table-cell table:formula="of:=[.C36]+[.T36]" office:value-type="float" office:value="7087192.63547211" calcext:value-type="float">
            <text:p>7.087.192,635</text:p>
          </table:table-cell>
        </table:table-row>
        <table:table-row table:style-name="ro1">
          <table:table-cell office:value-type="float" office:value="844.1064638783" calcext:value-type="float">
            <text:p>844,1065</text:p>
          </table:table-cell>
          <table:table-cell office:value-type="float" office:value="0.0869565217" calcext:value-type="float">
            <text:p>0,0870</text:p>
          </table:table-cell>
          <table:table-cell table:formula="of:=([.$C$2]+([.$I$2]*[.A37]*9.81))" office:value-type="float" office:value="7330362.49049407" calcext:value-type="float">
            <text:p>7.330.362,4905</text:p>
          </table:table-cell>
          <table:table-cell table:formula="of:=[.E37]*3600" office:value-type="float" office:value="1.24403806930772" calcext:value-type="float">
            <text:p>1,2440</text:p>
          </table:table-cell>
          <table:table-cell table:formula="of:=[.$J$2]/[.H37]" office:value-type="float" office:value="0.000345566130363257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37]/3600" office:value-type="float" office:value="0.0166666666666667" calcext:value-type="float">
            <text:p>0,0167</text:p>
          </table:table-cell>
          <table:table-cell table:formula="of:=[.C37]/([.C36]/[.H36])" office:value-type="float" office:value="133.838347963622" calcext:value-type="float">
            <text:p>133,8383</text:p>
          </table:table-cell>
          <table:table-cell office:value-type="float" office:value="873" calcext:value-type="float">
            <text:p>873,0000</text:p>
          </table:table-cell>
          <table:table-cell table:formula="of:=[.E37]*[.H37]" office:value-type="float" office:value="0.04625" calcext:value-type="float">
            <text:p>0,0463</text:p>
          </table:table-cell>
          <table:table-cell table:formula="of:=[.G37]*[.I37]" office:value-type="float" office:value="14.55" calcext:value-type="float">
            <text:p>14,5500</text:p>
          </table:table-cell>
          <table:table-cell table:formula="of:=([.D37]/3600)*[.I37]" office:value-type="float" office:value="0.301679231807123" calcext:value-type="float">
            <text:p>0,3017</text:p>
          </table:table-cell>
          <table:table-cell table:formula="of:=([.E37]/[.$C$53])" office:value-type="float" office:value="0.109117356934616" calcext:value-type="float">
            <text:p>0,1091</text:p>
          </table:table-cell>
          <table:table-cell table:formula="of:=([.G37]/[.$C$53])" office:value-type="float" office:value="5.26273397703996" calcext:value-type="float">
            <text:p>5,2627</text:p>
          </table:table-cell>
          <table:table-cell table:formula="of:=([.M37]+[.N37])" office:value-type="float" office:value="5.37185133397458" calcext:value-type="float">
            <text:p>5,371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7])*[.L37]*[.A37]*(([.O37])^2))/(2.5*0.0254*2)" office:value-type="float" office:value="-983.639159456296" calcext:value-type="float">
            <text:p>-983,639</text:p>
          </table:table-cell>
          <table:table-cell table:formula="of:=(-([.L37])*9.81*([.A37]-[.A36]))" office:value-type="float" office:value="-84.3956253998581" calcext:value-type="float">
            <text:p>-84,396</text:p>
          </table:table-cell>
          <table:table-cell table:formula="of:=ABS([.R37]+[.S37])" office:value-type="float" office:value="1068.03478485615" calcext:value-type="float">
            <text:p>1.068,035</text:p>
          </table:table-cell>
          <table:table-cell table:formula="of:=[.C37]+[.T37]" office:value-type="float" office:value="7331430.52527892" calcext:value-type="float">
            <text:p>7.331.430,525</text:p>
          </table:table-cell>
        </table:table-row>
        <table:table-row table:style-name="ro1">
          <table:table-cell office:value-type="float" office:value="889.7338403042" calcext:value-type="float">
            <text:p>889,7338</text:p>
          </table:table-cell>
          <table:table-cell office:value-type="float" office:value="0.0790513834" calcext:value-type="float">
            <text:p>0,0791</text:p>
          </table:table-cell>
          <table:table-cell table:formula="of:=([.$C$2]+([.$I$2]*[.A38]*9.81))" office:value-type="float" office:value="7721121.27376441" calcext:value-type="float">
            <text:p>7.721.121,2738</text:p>
          </table:table-cell>
          <table:table-cell table:formula="of:=[.E38]*3600" office:value-type="float" office:value="1.18107845695758" calcext:value-type="float">
            <text:p>1,1811</text:p>
          </table:table-cell>
          <table:table-cell table:formula="of:=[.$J$2]/[.H38]" office:value-type="float" office:value="0.000328077349154883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38]/3600" office:value-type="float" office:value="0.0166666666666667" calcext:value-type="float">
            <text:p>0,0167</text:p>
          </table:table-cell>
          <table:table-cell table:formula="of:=[.C38]/([.C37]/[.H37])" office:value-type="float" office:value="140.97285325896" calcext:value-type="float">
            <text:p>140,9729</text:p>
          </table:table-cell>
          <table:table-cell office:value-type="float" office:value="873" calcext:value-type="float">
            <text:p>873,0000</text:p>
          </table:table-cell>
          <table:table-cell table:formula="of:=[.E38]*[.H38]" office:value-type="float" office:value="0.04625" calcext:value-type="float">
            <text:p>0,0463</text:p>
          </table:table-cell>
          <table:table-cell table:formula="of:=[.G38]*[.I38]" office:value-type="float" office:value="14.55" calcext:value-type="float">
            <text:p>14,5500</text:p>
          </table:table-cell>
          <table:table-cell table:formula="of:=([.D38]/3600)*[.I38]" office:value-type="float" office:value="0.286411525812213" calcext:value-type="float">
            <text:p>0,2864</text:p>
          </table:table-cell>
          <table:table-cell table:formula="of:=([.E38]/[.$C$53])" office:value-type="float" office:value="0.103595028749676" calcext:value-type="float">
            <text:p>0,1036</text:p>
          </table:table-cell>
          <table:table-cell table:formula="of:=([.G38]/[.$C$53])" office:value-type="float" office:value="5.26273397703996" calcext:value-type="float">
            <text:p>5,2627</text:p>
          </table:table-cell>
          <table:table-cell table:formula="of:=([.M38]+[.N38])" office:value-type="float" office:value="5.36632900578964" calcext:value-type="float">
            <text:p>5,366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8])*[.L38]*[.A38]*(([.O38])^2))/(2.5*0.0254*2)" office:value-type="float" office:value="-982.31412996187" calcext:value-type="float">
            <text:p>-982,314</text:p>
          </table:table-cell>
          <table:table-cell table:formula="of:=(-([.L38])*9.81*([.A38]-[.A37]))" office:value-type="float" office:value="-128.199105774322" calcext:value-type="float">
            <text:p>-128,199</text:p>
          </table:table-cell>
          <table:table-cell table:formula="of:=ABS([.R38]+[.S38])" office:value-type="float" office:value="1110.51323573619" calcext:value-type="float">
            <text:p>1.110,513</text:p>
          </table:table-cell>
          <table:table-cell table:formula="of:=[.C38]+[.T38]" office:value-type="float" office:value="7722231.78700015" calcext:value-type="float">
            <text:p>7.722.231,787</text:p>
          </table:table-cell>
        </table:table-row>
        <table:table-row table:style-name="ro1">
          <table:table-cell office:value-type="float" office:value="941.0646387833" calcext:value-type="float">
            <text:p>941,0646</text:p>
          </table:table-cell>
          <table:table-cell office:value-type="float" office:value="0.0711462451" calcext:value-type="float">
            <text:p>0,0711</text:p>
          </table:table-cell>
          <table:table-cell table:formula="of:=([.$C$2]+([.$I$2]*[.A39]*9.81))" office:value-type="float" office:value="8160724.90494322" calcext:value-type="float">
            <text:p>8.160.724,9049</text:p>
          </table:table-cell>
          <table:table-cell table:formula="of:=[.E39]*3600" office:value-type="float" office:value="1.11745587631268" calcext:value-type="float">
            <text:p>1,1175</text:p>
          </table:table-cell>
          <table:table-cell table:formula="of:=[.$J$2]/[.H39]" office:value-type="float" office:value="0.000310404410086854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39]/3600" office:value-type="float" office:value="0.0166666666666667" calcext:value-type="float">
            <text:p>0,0167</text:p>
          </table:table-cell>
          <table:table-cell table:formula="of:=[.C39]/([.C38]/[.H38])" office:value-type="float" office:value="148.99917171621" calcext:value-type="float">
            <text:p>148,9992</text:p>
          </table:table-cell>
          <table:table-cell office:value-type="float" office:value="873" calcext:value-type="float">
            <text:p>873,0000</text:p>
          </table:table-cell>
          <table:table-cell table:formula="of:=[.E39]*[.H39]" office:value-type="float" office:value="0.04625" calcext:value-type="float">
            <text:p>0,0463</text:p>
          </table:table-cell>
          <table:table-cell table:formula="of:=[.G39]*[.I39]" office:value-type="float" office:value="14.55" calcext:value-type="float">
            <text:p>14,5500</text:p>
          </table:table-cell>
          <table:table-cell table:formula="of:=([.D39]/3600)*[.I39]" office:value-type="float" office:value="0.270983050005824" calcext:value-type="float">
            <text:p>0,2710</text:p>
          </table:table-cell>
          <table:table-cell table:formula="of:=([.E39]/[.$C$53])" office:value-type="float" office:value="0.098014550135228" calcext:value-type="float">
            <text:p>0,0980</text:p>
          </table:table-cell>
          <table:table-cell table:formula="of:=([.G39]/[.$C$53])" office:value-type="float" office:value="5.26273397703996" calcext:value-type="float">
            <text:p>5,2627</text:p>
          </table:table-cell>
          <table:table-cell table:formula="of:=([.M39]+[.N39])" office:value-type="float" office:value="5.36074852717519" calcext:value-type="float">
            <text:p>5,360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9])*[.L39]*[.A39]*(([.O39])^2))/(2.5*0.0254*2)" office:value-type="float" office:value="-980.974349669862" calcext:value-type="float">
            <text:p>-980,974</text:p>
          </table:table-cell>
          <table:table-cell table:formula="of:=(-([.L39])*9.81*([.A39]-[.A38]))" office:value-type="float" office:value="-136.454905808099" calcext:value-type="float">
            <text:p>-136,455</text:p>
          </table:table-cell>
          <table:table-cell table:formula="of:=ABS([.R39]+[.S39])" office:value-type="float" office:value="1117.42925547796" calcext:value-type="float">
            <text:p>1.117,429</text:p>
          </table:table-cell>
          <table:table-cell table:formula="of:=[.C39]+[.T39]" office:value-type="float" office:value="8161842.3341987" calcext:value-type="float">
            <text:p>8.161.842,334</text:p>
          </table:table-cell>
        </table:table-row>
        <table:table-row table:style-name="ro1">
          <table:table-cell office:value-type="float" office:value="1003.8022813688" calcext:value-type="float">
            <text:p>1.003,8023</text:p>
          </table:table-cell>
          <table:table-cell office:value-type="float" office:value="0.0632411067" calcext:value-type="float">
            <text:p>0,0632</text:p>
          </table:table-cell>
          <table:table-cell table:formula="of:=([.$C$2]+([.$I$2]*[.A40]*9.81))" office:value-type="float" office:value="8698018.23193898" calcext:value-type="float">
            <text:p>8.698.018,2319</text:p>
          </table:table-cell>
          <table:table-cell table:formula="of:=[.E40]*3600" office:value-type="float" office:value="1.04842847609979" calcext:value-type="float">
            <text:p>1,0484</text:p>
          </table:table-cell>
          <table:table-cell table:formula="of:=[.$J$2]/[.H40]" office:value-type="float" office:value="0.000291230132249942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0]/3600" office:value-type="float" office:value="0.0166666666666667" calcext:value-type="float">
            <text:p>0,0167</text:p>
          </table:table-cell>
          <table:table-cell table:formula="of:=[.C40]/([.C39]/[.H39])" office:value-type="float" office:value="158.809116497282" calcext:value-type="float">
            <text:p>158,8091</text:p>
          </table:table-cell>
          <table:table-cell office:value-type="float" office:value="873" calcext:value-type="float">
            <text:p>873,0000</text:p>
          </table:table-cell>
          <table:table-cell table:formula="of:=[.E40]*[.H40]" office:value-type="float" office:value="0.04625" calcext:value-type="float">
            <text:p>0,0463</text:p>
          </table:table-cell>
          <table:table-cell table:formula="of:=[.G40]*[.I40]" office:value-type="float" office:value="14.55" calcext:value-type="float">
            <text:p>14,5500</text:p>
          </table:table-cell>
          <table:table-cell table:formula="of:=([.D40]/3600)*[.I40]" office:value-type="float" office:value="0.2542439054542" calcext:value-type="float">
            <text:p>0,2542</text:p>
          </table:table-cell>
          <table:table-cell table:formula="of:=([.E40]/[.$C$53])" office:value-type="float" office:value="0.0919600027277768" calcext:value-type="float">
            <text:p>0,0920</text:p>
          </table:table-cell>
          <table:table-cell table:formula="of:=([.G40]/[.$C$53])" office:value-type="float" office:value="5.26273397703996" calcext:value-type="float">
            <text:p>5,2627</text:p>
          </table:table-cell>
          <table:table-cell table:formula="of:=([.M40]+[.N40])" office:value-type="float" office:value="5.35469397976774" calcext:value-type="float">
            <text:p>5,354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0])*[.L40]*[.A40]*(([.O40])^2))/(2.5*0.0254*2)" office:value-type="float" office:value="-979.519851144059" calcext:value-type="float">
            <text:p>-979,520</text:p>
          </table:table-cell>
          <table:table-cell table:formula="of:=(-([.L40])*9.81*([.A40]-[.A39]))" office:value-type="float" office:value="-156.476006677986" calcext:value-type="float">
            <text:p>-156,476</text:p>
          </table:table-cell>
          <table:table-cell table:formula="of:=ABS([.R40]+[.S40])" office:value-type="float" office:value="1135.99585782204" calcext:value-type="float">
            <text:p>1.135,996</text:p>
          </table:table-cell>
          <table:table-cell table:formula="of:=[.C40]+[.T40]" office:value-type="float" office:value="8699154.2277968" calcext:value-type="float">
            <text:p>8.699.154,228</text:p>
          </table:table-cell>
        </table:table-row>
        <table:table-row table:style-name="ro1">
          <table:table-cell office:value-type="float" office:value="1041.4156816292" calcext:value-type="float">
            <text:p>1.041,4157</text:p>
          </table:table-cell>
          <table:table-cell office:value-type="float" office:value="0.0536414884" calcext:value-type="float">
            <text:p>0,0536</text:p>
          </table:table-cell>
          <table:table-cell table:formula="of:=([.$C$2]+([.$I$2]*[.A41]*9.81))" office:value-type="float" office:value="9020144.28151108" calcext:value-type="float">
            <text:p>9.020.144,2815</text:p>
          </table:table-cell>
          <table:table-cell table:formula="of:=[.E41]*3600" office:value-type="float" office:value="1.01098715446183" calcext:value-type="float">
            <text:p>1,0110</text:p>
          </table:table-cell>
          <table:table-cell table:formula="of:=[.$J$2]/[.H41]" office:value-type="float" office:value="0.000280829765128285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1]/3600" office:value-type="float" office:value="0.0166666666666667" calcext:value-type="float">
            <text:p>0,0167</text:p>
          </table:table-cell>
          <table:table-cell table:formula="of:=[.C41]/([.C40]/[.H40])" office:value-type="float" office:value="164.690519820336" calcext:value-type="float">
            <text:p>164,6905</text:p>
          </table:table-cell>
          <table:table-cell office:value-type="float" office:value="873" calcext:value-type="float">
            <text:p>873,0000</text:p>
          </table:table-cell>
          <table:table-cell table:formula="of:=[.E41]*[.H41]" office:value-type="float" office:value="0.04625" calcext:value-type="float">
            <text:p>0,0463</text:p>
          </table:table-cell>
          <table:table-cell table:formula="of:=[.G41]*[.I41]" office:value-type="float" office:value="14.55" calcext:value-type="float">
            <text:p>14,5500</text:p>
          </table:table-cell>
          <table:table-cell table:formula="of:=([.D41]/3600)*[.I41]" office:value-type="float" office:value="0.245164384956993" calcext:value-type="float">
            <text:p>0,2452</text:p>
          </table:table-cell>
          <table:table-cell table:formula="of:=([.E41]/[.$C$53])" office:value-type="float" office:value="0.0886759408022867" calcext:value-type="float">
            <text:p>0,0887</text:p>
          </table:table-cell>
          <table:table-cell table:formula="of:=([.G41]/[.$C$53])" office:value-type="float" office:value="5.26273397703996" calcext:value-type="float">
            <text:p>5,2627</text:p>
          </table:table-cell>
          <table:table-cell table:formula="of:=([.M41]+[.N41])" office:value-type="float" office:value="5.35140991784225" calcext:value-type="float">
            <text:p>5,351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1])*[.L41]*[.A41]*(([.O41])^2))/(2.5*0.0254*2)" office:value-type="float" office:value="-978.730522259072" calcext:value-type="float">
            <text:p>-978,731</text:p>
          </table:table-cell>
          <table:table-cell table:formula="of:=(-([.L41])*9.81*([.A41]-[.A40]))" office:value-type="float" office:value="-90.462582843035" calcext:value-type="float">
            <text:p>-90,463</text:p>
          </table:table-cell>
          <table:table-cell table:formula="of:=ABS([.R41]+[.S41])" office:value-type="float" office:value="1069.19310510211" calcext:value-type="float">
            <text:p>1.069,193</text:p>
          </table:table-cell>
          <table:table-cell table:formula="of:=[.C41]+[.T41]" office:value-type="float" office:value="9021213.47461618" calcext:value-type="float">
            <text:p>9.021.213,475</text:p>
          </table:table-cell>
        </table:table-row>
        <table:table-row table:style-name="ro1">
          <table:table-cell office:value-type="float" office:value="1043.7262357414" calcext:value-type="float">
            <text:p>1.043,7262</text:p>
          </table:table-cell>
          <table:table-cell office:value-type="float" office:value="0.0513833992" calcext:value-type="float">
            <text:p>0,0514</text:p>
          </table:table-cell>
          <table:table-cell table:formula="of:=([.$C$2]+([.$I$2]*[.A42]*9.81))" office:value-type="float" office:value="9039932.1673" calcext:value-type="float">
            <text:p>9.039.932,1673</text:p>
          </table:table-cell>
          <table:table-cell table:formula="of:=[.E42]*3600" office:value-type="float" office:value="1.00877416237557" calcext:value-type="float">
            <text:p>1,0088</text:p>
          </table:table-cell>
          <table:table-cell table:formula="of:=[.$J$2]/[.H42]" office:value-type="float" office:value="0.000280215045104324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2]/3600" office:value-type="float" office:value="0.0166666666666667" calcext:value-type="float">
            <text:p>0,0167</text:p>
          </table:table-cell>
          <table:table-cell table:formula="of:=[.C42]/([.C41]/[.H41])" office:value-type="float" office:value="165.051808630693" calcext:value-type="float">
            <text:p>165,0518</text:p>
          </table:table-cell>
          <table:table-cell office:value-type="float" office:value="873" calcext:value-type="float">
            <text:p>873,0000</text:p>
          </table:table-cell>
          <table:table-cell table:formula="of:=[.E42]*[.H42]" office:value-type="float" office:value="0.04625" calcext:value-type="float">
            <text:p>0,0463</text:p>
          </table:table-cell>
          <table:table-cell table:formula="of:=[.G42]*[.I42]" office:value-type="float" office:value="14.55" calcext:value-type="float">
            <text:p>14,5500</text:p>
          </table:table-cell>
          <table:table-cell table:formula="of:=([.D42]/3600)*[.I42]" office:value-type="float" office:value="0.244627734376075" calcext:value-type="float">
            <text:p>0,2446</text:p>
          </table:table-cell>
          <table:table-cell table:formula="of:=([.E42]/[.$C$53])" office:value-type="float" office:value="0.0884818343248988" calcext:value-type="float">
            <text:p>0,0885</text:p>
          </table:table-cell>
          <table:table-cell table:formula="of:=([.G42]/[.$C$53])" office:value-type="float" office:value="5.26273397703996" calcext:value-type="float">
            <text:p>5,2627</text:p>
          </table:table-cell>
          <table:table-cell table:formula="of:=([.M42]+[.N42])" office:value-type="float" office:value="5.35121581136486" calcext:value-type="float">
            <text:p>5,351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2])*[.L42]*[.A42]*(([.O42])^2))/(2.5*0.0254*2)" office:value-type="float" office:value="-978.68385992112" calcext:value-type="float">
            <text:p>-978,684</text:p>
          </table:table-cell>
          <table:table-cell table:formula="of:=(-([.L42])*9.81*([.A42]-[.A41]))" office:value-type="float" office:value="-5.54486330886003" calcext:value-type="float">
            <text:p>-5,545</text:p>
          </table:table-cell>
          <table:table-cell table:formula="of:=ABS([.R42]+[.S42])" office:value-type="float" office:value="984.22872322998" calcext:value-type="float">
            <text:p>984,229</text:p>
          </table:table-cell>
          <table:table-cell table:formula="of:=[.C42]+[.T42]" office:value-type="float" office:value="9040916.39602323" calcext:value-type="float">
            <text:p>9.040.916,396</text:p>
          </table:table-cell>
        </table:table-row>
        <table:table-row table:style-name="ro1">
          <table:table-cell office:value-type="float" office:value="1083.6501901141" calcext:value-type="float">
            <text:p>1.083,6502</text:p>
          </table:table-cell>
          <table:table-cell office:value-type="float" office:value="0.0438247012" calcext:value-type="float">
            <text:p>0,0438</text:p>
          </table:table-cell>
          <table:table-cell table:formula="of:=([.$C$2]+([.$I$2]*[.A43]*9.81))" office:value-type="float" office:value="9381846.10266187" calcext:value-type="float">
            <text:p>9.381.846,1027</text:p>
          </table:table-cell>
          <table:table-cell table:formula="of:=[.E43]*3600" office:value-type="float" office:value="0.972010188635757" calcext:value-type="float">
            <text:p>0,9720</text:p>
          </table:table-cell>
          <table:table-cell table:formula="of:=[.$J$2]/[.H43]" office:value-type="float" office:value="0.000270002830176599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3]/3600" office:value-type="float" office:value="0.0166666666666667" calcext:value-type="float">
            <text:p>0,0167</text:p>
          </table:table-cell>
          <table:table-cell table:formula="of:=[.C43]/([.C42]/[.H42])" office:value-type="float" office:value="171.29450076412" calcext:value-type="float">
            <text:p>171,2945</text:p>
          </table:table-cell>
          <table:table-cell office:value-type="float" office:value="873" calcext:value-type="float">
            <text:p>873,0000</text:p>
          </table:table-cell>
          <table:table-cell table:formula="of:=[.E43]*[.H43]" office:value-type="float" office:value="0.04625" calcext:value-type="float">
            <text:p>0,0463</text:p>
          </table:table-cell>
          <table:table-cell table:formula="of:=[.G43]*[.I43]" office:value-type="float" office:value="14.55" calcext:value-type="float">
            <text:p>14,5500</text:p>
          </table:table-cell>
          <table:table-cell table:formula="of:=([.D43]/3600)*[.I43]" office:value-type="float" office:value="0.235712470744171" calcext:value-type="float">
            <text:p>0,2357</text:p>
          </table:table-cell>
          <table:table-cell table:formula="of:=([.E43]/[.$C$53])" office:value-type="float" office:value="0.0852571840960403" calcext:value-type="float">
            <text:p>0,0853</text:p>
          </table:table-cell>
          <table:table-cell table:formula="of:=([.G43]/[.$C$53])" office:value-type="float" office:value="5.26273397703996" calcext:value-type="float">
            <text:p>5,2627</text:p>
          </table:table-cell>
          <table:table-cell table:formula="of:=([.M43]+[.N43])" office:value-type="float" office:value="5.347991161136" calcext:value-type="float">
            <text:p>5,3480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3])*[.L43]*[.A43]*(([.O43])^2))/(2.5*0.0254*2)" office:value-type="float" office:value="-977.908528595979" calcext:value-type="float">
            <text:p>-977,909</text:p>
          </table:table-cell>
          <table:table-cell table:formula="of:=(-([.L43])*9.81*([.A43]-[.A42]))" office:value-type="float" office:value="-92.3177302245243" calcext:value-type="float">
            <text:p>-92,318</text:p>
          </table:table-cell>
          <table:table-cell table:formula="of:=ABS([.R43]+[.S43])" office:value-type="float" office:value="1070.2262588205" calcext:value-type="float">
            <text:p>1.070,226</text:p>
          </table:table-cell>
          <table:table-cell table:formula="of:=[.C43]+[.T43]" office:value-type="float" office:value="9382916.32892069" calcext:value-type="float">
            <text:p>9.382.916,329</text:p>
          </table:table-cell>
        </table:table-row>
        <table:table-row table:style-name="ro1">
          <table:table-cell office:value-type="float" office:value="1112.1673003802" calcext:value-type="float">
            <text:p>1.112,1673</text:p>
          </table:table-cell>
          <table:table-cell office:value-type="float" office:value="0.0395256917" calcext:value-type="float">
            <text:p>0,0395</text:p>
          </table:table-cell>
          <table:table-cell table:formula="of:=([.$C$2]+([.$I$2]*[.A44]*9.81))" office:value-type="float" office:value="9626070.34220508" calcext:value-type="float">
            <text:p>9.626.070,3422</text:p>
          </table:table-cell>
          <table:table-cell table:formula="of:=[.E44]*3600" office:value-type="float" office:value="0.94734919606987" calcext:value-type="float">
            <text:p>0,9473</text:p>
          </table:table-cell>
          <table:table-cell table:formula="of:=[.$J$2]/[.H44]" office:value-type="float" office:value="0.000263152554463853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4]/3600" office:value-type="float" office:value="0.0166666666666667" calcext:value-type="float">
            <text:p>0,0167</text:p>
          </table:table-cell>
          <table:table-cell table:formula="of:=[.C44]/([.C43]/[.H43])" office:value-type="float" office:value="175.753566573693" calcext:value-type="float">
            <text:p>175,7536</text:p>
          </table:table-cell>
          <table:table-cell office:value-type="float" office:value="873" calcext:value-type="float">
            <text:p>873,0000</text:p>
          </table:table-cell>
          <table:table-cell table:formula="of:=[.E44]*[.H44]" office:value-type="float" office:value="0.04625" calcext:value-type="float">
            <text:p>0,0463</text:p>
          </table:table-cell>
          <table:table-cell table:formula="of:=[.G44]*[.I44]" office:value-type="float" office:value="14.55" calcext:value-type="float">
            <text:p>14,5500</text:p>
          </table:table-cell>
          <table:table-cell table:formula="of:=([.D44]/3600)*[.I44]" office:value-type="float" office:value="0.229732180046943" calcext:value-type="float">
            <text:p>0,2297</text:p>
          </table:table-cell>
          <table:table-cell table:formula="of:=([.E44]/[.$C$53])" office:value-type="float" office:value="0.0830941133713066" calcext:value-type="float">
            <text:p>0,0831</text:p>
          </table:table-cell>
          <table:table-cell table:formula="of:=([.G44]/[.$C$53])" office:value-type="float" office:value="5.26273397703996" calcext:value-type="float">
            <text:p>5,2627</text:p>
          </table:table-cell>
          <table:table-cell table:formula="of:=([.M44]+[.N44])" office:value-type="float" office:value="5.34582809041127" calcext:value-type="float">
            <text:p>5,345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4])*[.L44]*[.A44]*(([.O44])^2))/(2.5*0.0254*2)" office:value-type="float" office:value="-977.388294891407" calcext:value-type="float">
            <text:p>-977,388</text:p>
          </table:table-cell>
          <table:table-cell table:formula="of:=(-([.L44])*9.81*([.A44]-[.A43]))" office:value-type="float" office:value="-64.2682324977888" calcext:value-type="float">
            <text:p>-64,268</text:p>
          </table:table-cell>
          <table:table-cell table:formula="of:=ABS([.R44]+[.S44])" office:value-type="float" office:value="1041.6565273892" calcext:value-type="float">
            <text:p>1.041,657</text:p>
          </table:table-cell>
          <table:table-cell table:formula="of:=[.C44]+[.T44]" office:value-type="float" office:value="9627111.99873247" calcext:value-type="float">
            <text:p>9.627.111,999</text:p>
          </table:table-cell>
        </table:table-row>
        <table:table-row table:style-name="ro1">
          <table:table-cell office:value-type="float" office:value="1169.2015209125" calcext:value-type="float">
            <text:p>1.169,2015</text:p>
          </table:table-cell>
          <table:table-cell office:value-type="float" office:value="0.023715415" calcext:value-type="float">
            <text:p>0,0237</text:p>
          </table:table-cell>
          <table:table-cell table:formula="of:=([.$C$2]+([.$I$2]*[.A45]*9.81))" office:value-type="float" office:value="10114518.8212924" calcext:value-type="float">
            <text:p>10.114.518,8213</text:p>
          </table:table-cell>
          <table:table-cell table:formula="of:=[.E45]*3600" office:value-type="float" office:value="0.90159998326394" calcext:value-type="float">
            <text:p>0,9016</text:p>
          </table:table-cell>
          <table:table-cell table:formula="of:=[.$J$2]/[.H45]" office:value-type="float" office:value="0.000250444439795539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5]/3600" office:value-type="float" office:value="0.0166666666666667" calcext:value-type="float">
            <text:p>0,0167</text:p>
          </table:table-cell>
          <table:table-cell table:formula="of:=[.C45]/([.C44]/[.H44])" office:value-type="float" office:value="184.671698192854" calcext:value-type="float">
            <text:p>184,6717</text:p>
          </table:table-cell>
          <table:table-cell office:value-type="float" office:value="873" calcext:value-type="float">
            <text:p>873,0000</text:p>
          </table:table-cell>
          <table:table-cell table:formula="of:=[.E45]*[.H45]" office:value-type="float" office:value="0.04625" calcext:value-type="float">
            <text:p>0,0463</text:p>
          </table:table-cell>
          <table:table-cell table:formula="of:=[.G45]*[.I45]" office:value-type="float" office:value="14.55" calcext:value-type="float">
            <text:p>14,5500</text:p>
          </table:table-cell>
          <table:table-cell table:formula="of:=([.D45]/3600)*[.I45]" office:value-type="float" office:value="0.218637995941505" calcext:value-type="float">
            <text:p>0,2186</text:p>
          </table:table-cell>
          <table:table-cell table:formula="of:=([.E45]/[.$C$53])" office:value-type="float" office:value="0.0790813477603632" calcext:value-type="float">
            <text:p>0,0791</text:p>
          </table:table-cell>
          <table:table-cell table:formula="of:=([.G45]/[.$C$53])" office:value-type="float" office:value="5.26273397703996" calcext:value-type="float">
            <text:p>5,2627</text:p>
          </table:table-cell>
          <table:table-cell table:formula="of:=([.M45]+[.N45])" office:value-type="float" office:value="5.34181532480032" calcext:value-type="float">
            <text:p>5,341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5])*[.L45]*[.A45]*(([.O45])^2))/(2.5*0.0254*2)" office:value-type="float" office:value="-976.422884194341" calcext:value-type="float">
            <text:p>-976,423</text:p>
          </table:table-cell>
          <table:table-cell table:formula="of:=(-([.L45])*9.81*([.A45]-[.A44]))" office:value-type="float" office:value="-122.329205713998" calcext:value-type="float">
            <text:p>-122,329</text:p>
          </table:table-cell>
          <table:table-cell table:formula="of:=ABS([.R45]+[.S45])" office:value-type="float" office:value="1098.75208990834" calcext:value-type="float">
            <text:p>1.098,752</text:p>
          </table:table-cell>
          <table:table-cell table:formula="of:=[.C45]+[.T45]" office:value-type="float" office:value="10115617.5733823" calcext:value-type="float">
            <text:p>10.115.617,573</text:p>
          </table:table-cell>
        </table:table-row>
        <table:table-row table:style-name="ro1">
          <table:table-cell office:value-type="float" office:value="1277.566539924" calcext:value-type="float">
            <text:p>1.277,5665</text:p>
          </table:table-cell>
          <table:table-cell office:value-type="float" office:value="0.0079051383" calcext:value-type="float">
            <text:p>0,0079</text:p>
          </table:table-cell>
          <table:table-cell table:formula="of:=([.$C$2]+([.$I$2]*[.A46]*9.81))" office:value-type="float" office:value="11042570.9315593" calcext:value-type="float">
            <text:p>11.042.570,9316</text:p>
          </table:table-cell>
          <table:table-cell table:formula="of:=[.E46]*3600" office:value-type="float" office:value="0.8258267079759" calcext:value-type="float">
            <text:p>0,8258</text:p>
          </table:table-cell>
          <table:table-cell table:formula="of:=[.$J$2]/[.H46]" office:value-type="float" office:value="0.000229396307771083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6]/3600" office:value-type="float" office:value="0.0166666666666667" calcext:value-type="float">
            <text:p>0,0167</text:p>
          </table:table-cell>
          <table:table-cell table:formula="of:=[.C46]/([.C45]/[.H45])" office:value-type="float" office:value="201.61614826928" calcext:value-type="float">
            <text:p>201,6161</text:p>
          </table:table-cell>
          <table:table-cell office:value-type="float" office:value="873" calcext:value-type="float">
            <text:p>873,0000</text:p>
          </table:table-cell>
          <table:table-cell table:formula="of:=[.E46]*[.H46]" office:value-type="float" office:value="0.04625" calcext:value-type="float">
            <text:p>0,0463</text:p>
          </table:table-cell>
          <table:table-cell table:formula="of:=[.G46]*[.I46]" office:value-type="float" office:value="14.55" calcext:value-type="float">
            <text:p>14,5500</text:p>
          </table:table-cell>
          <table:table-cell table:formula="of:=([.D46]/3600)*[.I46]" office:value-type="float" office:value="0.200262976684156" calcext:value-type="float">
            <text:p>0,2003</text:p>
          </table:table-cell>
          <table:table-cell table:formula="of:=([.E46]/[.$C$53])" office:value-type="float" office:value="0.0724351045868637" calcext:value-type="float">
            <text:p>0,0724</text:p>
          </table:table-cell>
          <table:table-cell table:formula="of:=([.G46]/[.$C$53])" office:value-type="float" office:value="5.26273397703996" calcext:value-type="float">
            <text:p>5,2627</text:p>
          </table:table-cell>
          <table:table-cell table:formula="of:=([.M46]+[.N46])" office:value-type="float" office:value="5.33516908162682" calcext:value-type="float">
            <text:p>5,335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6])*[.L46]*[.A46]*(([.O46])^2))/(2.5*0.0254*2)" office:value-type="float" office:value="-974.823009649326" calcext:value-type="float">
            <text:p>-974,823</text:p>
          </table:table-cell>
          <table:table-cell table:formula="of:=(-([.L46])*9.81*([.A46]-[.A45]))" office:value-type="float" office:value="-212.891727514402" calcext:value-type="float">
            <text:p>-212,892</text:p>
          </table:table-cell>
          <table:table-cell table:formula="of:=ABS([.R46]+[.S46])" office:value-type="float" office:value="1187.71473716373" calcext:value-type="float">
            <text:p>1.187,715</text:p>
          </table:table-cell>
          <table:table-cell table:formula="of:=[.C46]+[.T46]" office:value-type="float" office:value="11043758.6462965" calcext:value-type="float">
            <text:p>11.043.758,646</text:p>
          </table:table-cell>
        </table:table-row>
        <table:table-row table:style-name="ro1">
          <table:table-cell office:value-type="float" office:value="1385.9315589354" calcext:value-type="float">
            <text:p>1.385,9316</text:p>
          </table:table-cell>
          <table:table-cell office:value-type="float" office:value="0.0039840637" calcext:value-type="float">
            <text:p>0,0040</text:p>
          </table:table-cell>
          <table:table-cell table:formula="of:=([.$C$2]+([.$I$2]*[.A47]*9.81))" office:value-type="float" office:value="11970623.0418254" calcext:value-type="float">
            <text:p>11.970.623,0418</text:p>
          </table:table-cell>
          <table:table-cell table:formula="of:=[.E47]*3600" office:value-type="float" office:value="0.761802453233828" calcext:value-type="float">
            <text:p>0,7618</text:p>
          </table:table-cell>
          <table:table-cell table:formula="of:=[.$J$2]/[.H47]" office:value-type="float" office:value="0.000211611792564952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7]/3600" office:value-type="float" office:value="0.0166666666666667" calcext:value-type="float">
            <text:p>0,0167</text:p>
          </table:table-cell>
          <table:table-cell table:formula="of:=[.C47]/([.C46]/[.H46])" office:value-type="float" office:value="218.56059834569" calcext:value-type="float">
            <text:p>218,5606</text:p>
          </table:table-cell>
          <table:table-cell office:value-type="float" office:value="873" calcext:value-type="float">
            <text:p>873,0000</text:p>
          </table:table-cell>
          <table:table-cell table:formula="of:=[.E47]*[.H47]" office:value-type="float" office:value="0.04625" calcext:value-type="float">
            <text:p>0,0463</text:p>
          </table:table-cell>
          <table:table-cell table:formula="of:=[.G47]*[.I47]" office:value-type="float" office:value="14.55" calcext:value-type="float">
            <text:p>14,5500</text:p>
          </table:table-cell>
          <table:table-cell table:formula="of:=([.D47]/3600)*[.I47]" office:value-type="float" office:value="0.184737094909203" calcext:value-type="float">
            <text:p>0,1847</text:p>
          </table:table-cell>
          <table:table-cell table:formula="of:=([.E47]/[.$C$53])" office:value-type="float" office:value="0.0668193942404344" calcext:value-type="float">
            <text:p>0,0668</text:p>
          </table:table-cell>
          <table:table-cell table:formula="of:=([.G47]/[.$C$53])" office:value-type="float" office:value="5.26273397703996" calcext:value-type="float">
            <text:p>5,2627</text:p>
          </table:table-cell>
          <table:table-cell table:formula="of:=([.M47]+[.N47])" office:value-type="float" office:value="5.3295533712804" calcext:value-type="float">
            <text:p>5,329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7])*[.L47]*[.A47]*(([.O47])^2))/(2.5*0.0254*2)" office:value-type="float" office:value="-973.470344354008" calcext:value-type="float">
            <text:p>-973,470</text:p>
          </table:table-cell>
          <table:table-cell table:formula="of:=(-([.L47])*9.81*([.A47]-[.A46]))" office:value-type="float" office:value="-196.386770647097" calcext:value-type="float">
            <text:p>-196,387</text:p>
          </table:table-cell>
          <table:table-cell table:formula="of:=ABS([.R47]+[.S47])" office:value-type="float" office:value="1169.8571150011" calcext:value-type="float">
            <text:p>1.169,857</text:p>
          </table:table-cell>
          <table:table-cell table:formula="of:=[.C47]+[.T47]" office:value-type="float" office:value="11971792.8989404" calcext:value-type="float">
            <text:p>11.971.792,899</text:p>
          </table:table-cell>
        </table:table-row>
        <table:table-row table:style-name="ro1">
          <table:table-cell office:value-type="float" office:value="1437.2623574144" calcext:value-type="float">
            <text:p>1.437,2624</text:p>
          </table:table-cell>
          <table:table-cell office:value-type="float" office:value="0.0039525692" calcext:value-type="float">
            <text:p>0,0040</text:p>
          </table:table-cell>
          <table:table-cell table:formula="of:=([.$C$2]+([.$I$2]*[.A48]*9.81))" office:value-type="float" office:value="12410226.6730034" calcext:value-type="float">
            <text:p>12.410.226,6730</text:p>
          </table:table-cell>
          <table:table-cell table:formula="of:=[.E48]*3600" office:value-type="float" office:value="0.734817359930869" calcext:value-type="float">
            <text:p>0,7348</text:p>
          </table:table-cell>
          <table:table-cell table:formula="of:=[.$J$2]/[.H48]" office:value-type="float" office:value="0.00020411593331413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8]/3600" office:value-type="float" office:value="0.0166666666666667" calcext:value-type="float">
            <text:p>0,0167</text:p>
          </table:table-cell>
          <table:table-cell table:formula="of:=[.C48]/([.C47]/[.H47])" office:value-type="float" office:value="226.586916802924" calcext:value-type="float">
            <text:p>226,5869</text:p>
          </table:table-cell>
          <table:table-cell office:value-type="float" office:value="873" calcext:value-type="float">
            <text:p>873,0000</text:p>
          </table:table-cell>
          <table:table-cell table:formula="of:=[.E48]*[.H48]" office:value-type="float" office:value="0.04625" calcext:value-type="float">
            <text:p>0,0463</text:p>
          </table:table-cell>
          <table:table-cell table:formula="of:=[.G48]*[.I48]" office:value-type="float" office:value="14.55" calcext:value-type="float">
            <text:p>14,5500</text:p>
          </table:table-cell>
          <table:table-cell table:formula="of:=([.D48]/3600)*[.I48]" office:value-type="float" office:value="0.178193209783236" calcext:value-type="float">
            <text:p>0,1782</text:p>
          </table:table-cell>
          <table:table-cell table:formula="of:=([.E48]/[.$C$53])" office:value-type="float" office:value="0.0644524714504498" calcext:value-type="float">
            <text:p>0,0645</text:p>
          </table:table-cell>
          <table:table-cell table:formula="of:=([.G48]/[.$C$53])" office:value-type="float" office:value="5.26273397703996" calcext:value-type="float">
            <text:p>5,2627</text:p>
          </table:table-cell>
          <table:table-cell table:formula="of:=([.M48]+[.N48])" office:value-type="float" office:value="5.32718644849041" calcext:value-type="float">
            <text:p>5,327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8])*[.L48]*[.A48]*(([.O48])^2))/(2.5*0.0254*2)" office:value-type="float" office:value="-972.899985263225" calcext:value-type="float">
            <text:p>-972,900</text:p>
          </table:table-cell>
          <table:table-cell table:formula="of:=(-([.L48])*9.81*([.A48]-[.A47]))" office:value-type="float" office:value="-89.7301054661695" calcext:value-type="float">
            <text:p>-89,730</text:p>
          </table:table-cell>
          <table:table-cell table:formula="of:=ABS([.R48]+[.S48])" office:value-type="float" office:value="1062.63009072939" calcext:value-type="float">
            <text:p>1.062,630</text:p>
          </table:table-cell>
          <table:table-cell table:formula="of:=[.C48]+[.T48]" office:value-type="float" office:value="12411289.3030941" calcext:value-type="float">
            <text:p>12.411.289,303</text:p>
          </table:table-cell>
        </table:table-row>
        <table:table-row table:style-name="ro1">
          <table:table-cell office:value-type="float" office:value="1482.8897338403" calcext:value-type="float">
            <text:p>1.482,8897</text:p>
          </table:table-cell>
          <table:table-cell office:value-type="float" office:value="0" calcext:value-type="float">
            <text:p>0,0000</text:p>
          </table:table-cell>
          <table:table-cell table:formula="of:=([.$C$2]+([.$I$2]*[.A49]*9.81))" office:value-type="float" office:value="12800985.4562737" calcext:value-type="float">
            <text:p>12.800.985,4563</text:p>
          </table:table-cell>
          <table:table-cell table:formula="of:=[.E49]*3600" office:value-type="float" office:value="0.712386560483957" calcext:value-type="float">
            <text:p>0,7124</text:p>
          </table:table-cell>
          <table:table-cell table:formula="of:=[.$J$2]/[.H49]" office:value-type="float" office:value="0.000197885155689988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9]/3600" office:value-type="float" office:value="0.0166666666666667" calcext:value-type="float">
            <text:p>0,0167</text:p>
          </table:table-cell>
          <table:table-cell table:formula="of:=[.C49]/([.C48]/[.H48])" office:value-type="float" office:value="233.721422098262" calcext:value-type="float">
            <text:p>233,7214</text:p>
          </table:table-cell>
          <table:table-cell office:value-type="float" office:value="873" calcext:value-type="float">
            <text:p>873,0000</text:p>
          </table:table-cell>
          <table:table-cell table:formula="of:=[.E49]*[.H49]" office:value-type="float" office:value="0.04625" calcext:value-type="float">
            <text:p>0,0463</text:p>
          </table:table-cell>
          <table:table-cell table:formula="of:=[.G49]*[.I49]" office:value-type="float" office:value="14.55" calcext:value-type="float">
            <text:p>14,5500</text:p>
          </table:table-cell>
          <table:table-cell table:formula="of:=([.D49]/3600)*[.I49]" office:value-type="float" office:value="0.17275374091736" calcext:value-type="float">
            <text:p>0,1728</text:p>
          </table:table-cell>
          <table:table-cell table:formula="of:=([.E49]/[.$C$53])" office:value-type="float" office:value="0.0624850159440926" calcext:value-type="float">
            <text:p>0,0625</text:p>
          </table:table-cell>
          <table:table-cell table:formula="of:=([.G49]/[.$C$53])" office:value-type="float" office:value="5.26273397703996" calcext:value-type="float">
            <text:p>5,2627</text:p>
          </table:table-cell>
          <table:table-cell table:formula="of:=([.M49]+[.N49])" office:value-type="float" office:value="5.32521899298405" calcext:value-type="float">
            <text:p>5,325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9])*[.L49]*[.A49]*(([.O49])^2))/(2.5*0.0254*2)" office:value-type="float" office:value="-972.425780604612" calcext:value-type="float">
            <text:p>-972,426</text:p>
          </table:table-cell>
          <table:table-cell table:formula="of:=(-([.L49])*9.81*([.A49]-[.A48]))" office:value-type="float" office:value="-77.3253626646824" calcext:value-type="float">
            <text:p>-77,325</text:p>
          </table:table-cell>
          <table:table-cell table:formula="of:=ABS([.R49]+[.S49])" office:value-type="float" office:value="1049.75114326929" calcext:value-type="float">
            <text:p>1.049,751</text:p>
          </table:table-cell>
          <table:table-cell table:formula="of:=[.C49]+[.T49]" office:value-type="float" office:value="12802035.207417" calcext:value-type="float">
            <text:p>12.802.035,207</text:p>
          </table:table-cell>
        </table:table-row>
        <table:table-row table:style-name="ro1" table:number-rows-repeated="3">
          <table:table-cell table:style-name="Default" table:number-columns-repeated="21"/>
        </table:table-row>
        <table:table-row table:style-name="ro1">
          <table:table-cell table:style-name="Default"/>
          <table:table-cell table:style-name="Default" office:value-type="string" calcext:value-type="string">
            <text:p>A = </text:p>
          </table:table-cell>
          <table:table-cell table:style-name="Default" table:formula="of:=(PI()*((2.5*0.0254)^2)/4)" office:value-type="float" office:value="0.00316692174435936" calcext:value-type="float">
            <text:p>0,00316692174435936</text:p>
          </table:table-cell>
          <table:table-cell table:style-name="Default" table:number-columns-repeated="18"/>
        </table:table-row>
      </table:table>
      <table:table table:name="Planilha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pha_g</text:p>
          </table:table-cell>
          <table:table-cell office:value-type="string" calcext:value-type="string">
            <text:p>profundidade</text:p>
          </table:table-cell>
        </table:table-row>
        <table:table-row table:style-name="ro1">
          <table:table-cell office:value-type="float" office:value="0.5896414343" calcext:value-type="float">
            <text:p>0,5896414343</text:p>
          </table:table-cell>
          <table:table-cell office:value-type="float" office:value="28.5171102662" calcext:value-type="float">
            <text:p>28,5171102662</text:p>
          </table:table-cell>
        </table:table-row>
        <table:table-row table:style-name="ro1">
          <table:table-cell office:value-type="float" office:value="0.5889328063" calcext:value-type="float">
            <text:p>0,5889328063</text:p>
          </table:table-cell>
          <table:table-cell office:value-type="float" office:value="22.8136882129" calcext:value-type="float">
            <text:p>22,8136882129</text:p>
          </table:table-cell>
        </table:table-row>
        <table:table-row table:style-name="ro1">
          <table:table-cell office:value-type="float" office:value="0.577689243" calcext:value-type="float">
            <text:p>0,577689243</text:p>
          </table:table-cell>
          <table:table-cell office:value-type="float" office:value="17.1102661597" calcext:value-type="float">
            <text:p>17,1102661597</text:p>
          </table:table-cell>
        </table:table-row>
        <table:table-row table:style-name="ro1">
          <table:table-cell office:value-type="float" office:value="0.5770750988" calcext:value-type="float">
            <text:p>0,5770750988</text:p>
          </table:table-cell>
          <table:table-cell office:value-type="float" office:value="11.4068441065" calcext:value-type="float">
            <text:p>11,4068441065</text:p>
          </table:table-cell>
        </table:table-row>
        <table:table-row table:style-name="ro1">
          <table:table-cell office:value-type="float" office:value="0.5612648221" calcext:value-type="float">
            <text:p>0,5612648221</text:p>
          </table:table-cell>
          <table:table-cell office:value-type="float" office:value="-17.1102661597" calcext:value-type="float">
            <text:p>-17,1102661597</text:p>
          </table:table-cell>
        </table:table-row>
        <table:table-row table:style-name="ro1">
          <table:table-cell office:value-type="float" office:value="0.5415019763" calcext:value-type="float">
            <text:p>0,5415019763</text:p>
          </table:table-cell>
          <table:table-cell office:value-type="float" office:value="-28.5171102662" calcext:value-type="float">
            <text:p>-28,5171102662</text:p>
          </table:table-cell>
        </table:table-row>
        <table:table-row table:style-name="ro1">
          <table:table-cell office:value-type="float" office:value="0.5256916996" calcext:value-type="float">
            <text:p>0,5256916996</text:p>
          </table:table-cell>
          <table:table-cell office:value-type="float" office:value="-39.9239543726" calcext:value-type="float">
            <text:p>-39,9239543726</text:p>
          </table:table-cell>
        </table:table-row>
        <table:table-row table:style-name="ro1">
          <table:table-cell office:value-type="float" office:value="0.5115600138" calcext:value-type="float">
            <text:p>0,5115600138</text:p>
          </table:table-cell>
          <table:table-cell office:value-type="float" office:value="-55.8762003176" calcext:value-type="float">
            <text:p>-55,8762003176</text:p>
          </table:table-cell>
        </table:table-row>
        <table:table-row table:style-name="ro1">
          <table:table-cell office:value-type="float" office:value="0.5059760956" calcext:value-type="float">
            <text:p>0,5059760956</text:p>
          </table:table-cell>
          <table:table-cell office:value-type="float" office:value="-62.7376425856" calcext:value-type="float">
            <text:p>-62,7376425856</text:p>
          </table:table-cell>
        </table:table-row>
        <table:table-row table:style-name="ro1">
          <table:table-cell office:value-type="float" office:value="0.5059288538" calcext:value-type="float">
            <text:p>0,5059288538</text:p>
          </table:table-cell>
          <table:table-cell office:value-type="float" office:value="-74.144486692" calcext:value-type="float">
            <text:p>-74,144486692</text:p>
          </table:table-cell>
        </table:table-row>
        <table:table-row table:style-name="ro1">
          <table:table-cell office:value-type="float" office:value="0.4901185771" calcext:value-type="float">
            <text:p>0,4901185771</text:p>
          </table:table-cell>
          <table:table-cell office:value-type="float" office:value="-108.3650190114" calcext:value-type="float">
            <text:p>-108,3650190114</text:p>
          </table:table-cell>
        </table:table-row>
        <table:table-row table:style-name="ro1">
          <table:table-cell office:value-type="float" office:value="0.478245163" calcext:value-type="float">
            <text:p>0,478245163</text:p>
          </table:table-cell>
          <table:table-cell office:value-type="float" office:value="-119.1559341684" calcext:value-type="float">
            <text:p>-119,1559341684</text:p>
          </table:table-cell>
        </table:table-row>
        <table:table-row table:style-name="ro1">
          <table:table-cell office:value-type="float" office:value="0.4664031621" calcext:value-type="float">
            <text:p>0,4664031621</text:p>
          </table:table-cell>
          <table:table-cell office:value-type="float" office:value="-136.8821292776" calcext:value-type="float">
            <text:p>-136,8821292776</text:p>
          </table:table-cell>
        </table:table-row>
        <table:table-row table:style-name="ro1">
          <table:table-cell office:value-type="float" office:value="0.4624505929" calcext:value-type="float">
            <text:p>0,4624505929</text:p>
          </table:table-cell>
          <table:table-cell office:value-type="float" office:value="-153.9923954373" calcext:value-type="float">
            <text:p>-153,9923954373</text:p>
          </table:table-cell>
        </table:table-row>
        <table:table-row table:style-name="ro1">
          <table:table-cell office:value-type="float" office:value="0.4386630374" calcext:value-type="float">
            <text:p>0,4386630374</text:p>
          </table:table-cell>
          <table:table-cell office:value-type="float" office:value="-179.3986440507" calcext:value-type="float">
            <text:p>-179,3986440507</text:p>
          </table:table-cell>
        </table:table-row>
        <table:table-row table:style-name="ro1">
          <table:table-cell office:value-type="float" office:value="0.4466403162" calcext:value-type="float">
            <text:p>0,4466403162</text:p>
          </table:table-cell>
          <table:table-cell office:value-type="float" office:value="-193.9163498099" calcext:value-type="float">
            <text:p>-193,9163498099</text:p>
          </table:table-cell>
        </table:table-row>
        <table:table-row table:style-name="ro1">
          <table:table-cell office:value-type="float" office:value="0.4229249012" calcext:value-type="float">
            <text:p>0,4229249012</text:p>
          </table:table-cell>
          <table:table-cell office:value-type="float" office:value="-228.1368821293" calcext:value-type="float">
            <text:p>-228,1368821293</text:p>
          </table:table-cell>
        </table:table-row>
        <table:table-row table:style-name="ro1">
          <table:table-cell office:value-type="float" office:value="0.406374502" calcext:value-type="float">
            <text:p>0,406374502</text:p>
          </table:table-cell>
          <table:table-cell office:value-type="float" office:value="-256.6539923954" calcext:value-type="float">
            <text:p>-256,6539923954</text:p>
          </table:table-cell>
        </table:table-row>
        <table:table-row table:style-name="ro1">
          <table:table-cell office:value-type="float" office:value="0.395256917" calcext:value-type="float">
            <text:p>0,395256917</text:p>
          </table:table-cell>
          <table:table-cell office:value-type="float" office:value="-262.3574144487" calcext:value-type="float">
            <text:p>-262,3574144487</text:p>
          </table:table-cell>
        </table:table-row>
        <table:table-row table:style-name="ro1">
          <table:table-cell office:value-type="float" office:value="0.390780553" calcext:value-type="float">
            <text:p>0,390780553</text:p>
          </table:table-cell>
          <table:table-cell office:value-type="float" office:value="-275.8336063715" calcext:value-type="float">
            <text:p>-275,8336063715</text:p>
          </table:table-cell>
        </table:table-row>
        <table:table-row table:style-name="ro1">
          <table:table-cell office:value-type="float" office:value="0.3754940711" calcext:value-type="float">
            <text:p>0,3754940711</text:p>
          </table:table-cell>
          <table:table-cell office:value-type="float" office:value="-296.5779467681" calcext:value-type="float">
            <text:p>-296,5779467681</text:p>
          </table:table-cell>
        </table:table-row>
        <table:table-row table:style-name="ro1">
          <table:table-cell office:value-type="float" office:value="0.3438735178" calcext:value-type="float">
            <text:p>0,3438735178</text:p>
          </table:table-cell>
          <table:table-cell office:value-type="float" office:value="-342.2053231939" calcext:value-type="float">
            <text:p>-342,2053231939</text:p>
          </table:table-cell>
        </table:table-row>
        <table:table-row table:style-name="ro1">
          <table:table-cell office:value-type="float" office:value="0.3162055336" calcext:value-type="float">
            <text:p>0,3162055336</text:p>
          </table:table-cell>
          <table:table-cell office:value-type="float" office:value="-359.3155893536" calcext:value-type="float">
            <text:p>-359,3155893536</text:p>
          </table:table-cell>
        </table:table-row>
        <table:table-row table:style-name="ro1">
          <table:table-cell office:value-type="float" office:value="0.3003952569" calcext:value-type="float">
            <text:p>0,3003952569</text:p>
          </table:table-cell>
          <table:table-cell office:value-type="float" office:value="-399.2395437262" calcext:value-type="float">
            <text:p>-399,2395437262</text:p>
          </table:table-cell>
        </table:table-row>
        <table:table-row table:style-name="ro1">
          <table:table-cell office:value-type="float" office:value="0.2949231713" calcext:value-type="float">
            <text:p>0,2949231713</text:p>
          </table:table-cell>
          <table:table-cell office:value-type="float" office:value="-402.3048617587" calcext:value-type="float">
            <text:p>-402,3048617587</text:p>
          </table:table-cell>
        </table:table-row>
        <table:table-row table:style-name="ro1">
          <table:table-cell office:value-type="float" office:value="0.2806324111" calcext:value-type="float">
            <text:p>0,2806324111</text:p>
          </table:table-cell>
          <table:table-cell office:value-type="float" office:value="-439.1634980989" calcext:value-type="float">
            <text:p>-439,1634980989</text:p>
          </table:table-cell>
        </table:table-row>
        <table:table-row table:style-name="ro1">
          <table:table-cell office:value-type="float" office:value="0.2608695652" calcext:value-type="float">
            <text:p>0,2608695652</text:p>
          </table:table-cell>
          <table:table-cell office:value-type="float" office:value="-490.4942965779" calcext:value-type="float">
            <text:p>-490,4942965779</text:p>
          </table:table-cell>
        </table:table-row>
        <table:table-row table:style-name="ro1">
          <table:table-cell office:value-type="float" office:value="0.2512286715" calcext:value-type="float">
            <text:p>0,2512286715</text:p>
          </table:table-cell>
          <table:table-cell office:value-type="float" office:value="-507.8067898279" calcext:value-type="float">
            <text:p>-507,8067898279</text:p>
          </table:table-cell>
        </table:table-row>
        <table:table-row table:style-name="ro1">
          <table:table-cell office:value-type="float" office:value="0.233201581" calcext:value-type="float">
            <text:p>0,233201581</text:p>
          </table:table-cell>
          <table:table-cell office:value-type="float" office:value="-541.825095057" calcext:value-type="float">
            <text:p>-541,825095057</text:p>
          </table:table-cell>
        </table:table-row>
        <table:table-row table:style-name="ro1">
          <table:table-cell office:value-type="float" office:value="0.2055335968" calcext:value-type="float">
            <text:p>0,2055335968</text:p>
          </table:table-cell>
          <table:table-cell office:value-type="float" office:value="-581.7490494297" calcext:value-type="float">
            <text:p>-581,7490494297</text:p>
          </table:table-cell>
        </table:table-row>
        <table:table-row table:style-name="ro1">
          <table:table-cell office:value-type="float" office:value="0.203316783" calcext:value-type="float">
            <text:p>0,203316783</text:p>
          </table:table-cell>
          <table:table-cell office:value-type="float" office:value="-583.1149028404" calcext:value-type="float">
            <text:p>-583,1149028404</text:p>
          </table:table-cell>
        </table:table-row>
        <table:table-row table:style-name="ro1">
          <table:table-cell office:value-type="float" office:value="0.1818181818" calcext:value-type="float">
            <text:p>0,1818181818</text:p>
          </table:table-cell>
          <table:table-cell office:value-type="float" office:value="-615.969581749" calcext:value-type="float">
            <text:p>-615,969581749</text:p>
          </table:table-cell>
        </table:table-row>
        <table:table-row table:style-name="ro1">
          <table:table-cell office:value-type="float" office:value="0.1660079051" calcext:value-type="float">
            <text:p>0,1660079051</text:p>
          </table:table-cell>
          <table:table-cell office:value-type="float" office:value="-661.5969581749" calcext:value-type="float">
            <text:p>-661,5969581749</text:p>
          </table:table-cell>
        </table:table-row>
        <table:table-row table:style-name="ro1">
          <table:table-cell office:value-type="float" office:value="0.1462450593" calcext:value-type="float">
            <text:p>0,1462450593</text:p>
          </table:table-cell>
          <table:table-cell office:value-type="float" office:value="-695.8174904943" calcext:value-type="float">
            <text:p>-695,8174904943</text:p>
          </table:table-cell>
        </table:table-row>
        <table:table-row table:style-name="ro1">
          <table:table-cell office:value-type="float" office:value="0.1366702792" calcext:value-type="float">
            <text:p>0,1366702792</text:p>
          </table:table-cell>
          <table:table-cell office:value-type="float" office:value="-697.6018852232" calcext:value-type="float">
            <text:p>-697,6018852232</text:p>
          </table:table-cell>
        </table:table-row>
        <table:table-row table:style-name="ro1">
          <table:table-cell office:value-type="float" office:value="0.1225296443" calcext:value-type="float">
            <text:p>0,1225296443</text:p>
          </table:table-cell>
          <table:table-cell office:value-type="float" office:value="-741.4448669202" calcext:value-type="float">
            <text:p>-741,4448669202</text:p>
          </table:table-cell>
        </table:table-row>
        <table:table-row table:style-name="ro1">
          <table:table-cell office:value-type="float" office:value="0.1027667984" calcext:value-type="float">
            <text:p>0,1027667984</text:p>
          </table:table-cell>
          <table:table-cell office:value-type="float" office:value="-792.7756653992" calcext:value-type="float">
            <text:p>-792,7756653992</text:p>
          </table:table-cell>
        </table:table-row>
        <table:table-row table:style-name="ro1">
          <table:table-cell office:value-type="float" office:value="0.0876494024" calcext:value-type="float">
            <text:p>0,0876494024</text:p>
          </table:table-cell>
          <table:table-cell office:value-type="float" office:value="-815.5893536122" calcext:value-type="float">
            <text:p>-815,5893536122</text:p>
          </table:table-cell>
        </table:table-row>
        <table:table-row table:style-name="ro1">
          <table:table-cell office:value-type="float" office:value="0.0869565217" calcext:value-type="float">
            <text:p>0,0869565217</text:p>
          </table:table-cell>
          <table:table-cell office:value-type="float" office:value="-844.1064638783" calcext:value-type="float">
            <text:p>-844,1064638783</text:p>
          </table:table-cell>
        </table:table-row>
        <table:table-row table:style-name="ro1">
          <table:table-cell office:value-type="float" office:value="0.0790513834" calcext:value-type="float">
            <text:p>0,0790513834</text:p>
          </table:table-cell>
          <table:table-cell office:value-type="float" office:value="-889.7338403042" calcext:value-type="float">
            <text:p>-889,7338403042</text:p>
          </table:table-cell>
        </table:table-row>
        <table:table-row table:style-name="ro1">
          <table:table-cell office:value-type="float" office:value="0.0711462451" calcext:value-type="float">
            <text:p>0,0711462451</text:p>
          </table:table-cell>
          <table:table-cell office:value-type="float" office:value="-941.0646387833" calcext:value-type="float">
            <text:p>-941,0646387833</text:p>
          </table:table-cell>
        </table:table-row>
        <table:table-row table:style-name="ro1">
          <table:table-cell office:value-type="float" office:value="0.0632411067" calcext:value-type="float">
            <text:p>0,0632411067</text:p>
          </table:table-cell>
          <table:table-cell office:value-type="float" office:value="-1003.8022813688" calcext:value-type="float">
            <text:p>-1003,8022813688</text:p>
          </table:table-cell>
        </table:table-row>
        <table:table-row table:style-name="ro1">
          <table:table-cell office:value-type="float" office:value="0.0536414884" calcext:value-type="float">
            <text:p>0,0536414884</text:p>
          </table:table-cell>
          <table:table-cell office:value-type="float" office:value="-1041.4156816292" calcext:value-type="float">
            <text:p>-1041,4156816292</text:p>
          </table:table-cell>
        </table:table-row>
        <table:table-row table:style-name="ro1">
          <table:table-cell office:value-type="float" office:value="0.0513833992" calcext:value-type="float">
            <text:p>0,0513833992</text:p>
          </table:table-cell>
          <table:table-cell office:value-type="float" office:value="-1043.7262357414" calcext:value-type="float">
            <text:p>-1043,7262357414</text:p>
          </table:table-cell>
        </table:table-row>
        <table:table-row table:style-name="ro1">
          <table:table-cell office:value-type="float" office:value="0.0438247012" calcext:value-type="float">
            <text:p>0,0438247012</text:p>
          </table:table-cell>
          <table:table-cell office:value-type="float" office:value="-1083.6501901141" calcext:value-type="float">
            <text:p>-1083,6501901141</text:p>
          </table:table-cell>
        </table:table-row>
        <table:table-row table:style-name="ro1">
          <table:table-cell office:value-type="float" office:value="0.0395256917" calcext:value-type="float">
            <text:p>0,0395256917</text:p>
          </table:table-cell>
          <table:table-cell office:value-type="float" office:value="-1112.1673003802" calcext:value-type="float">
            <text:p>-1112,1673003802</text:p>
          </table:table-cell>
        </table:table-row>
        <table:table-row table:style-name="ro1">
          <table:table-cell office:value-type="float" office:value="0.023715415" calcext:value-type="float">
            <text:p>0,023715415</text:p>
          </table:table-cell>
          <table:table-cell office:value-type="float" office:value="-1169.2015209125" calcext:value-type="float">
            <text:p>-1169,2015209125</text:p>
          </table:table-cell>
        </table:table-row>
        <table:table-row table:style-name="ro1">
          <table:table-cell office:value-type="float" office:value="0.0079051383" calcext:value-type="float">
            <text:p>0,0079051383</text:p>
          </table:table-cell>
          <table:table-cell office:value-type="float" office:value="-1277.566539924" calcext:value-type="float">
            <text:p>-1277,566539924</text:p>
          </table:table-cell>
        </table:table-row>
        <table:table-row table:style-name="ro1">
          <table:table-cell office:value-type="float" office:value="0.0039840637" calcext:value-type="float">
            <text:p>0,0039840637</text:p>
          </table:table-cell>
          <table:table-cell office:value-type="float" office:value="-1385.9315589354" calcext:value-type="float">
            <text:p>-1385,9315589354</text:p>
          </table:table-cell>
        </table:table-row>
        <table:table-row table:style-name="ro1">
          <table:table-cell office:value-type="float" office:value="0.0039525692" calcext:value-type="float">
            <text:p>0,0039525692</text:p>
          </table:table-cell>
          <table:table-cell office:value-type="float" office:value="-1437.2623574144" calcext:value-type="float">
            <text:p>-1437,2623574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82.8897338403" calcext:value-type="float">
            <text:p>-1482,8897338403</text:p>
          </table:table-cell>
        </table:table-row>
        <table:table-row table:style-name="ro1">
          <table:table-cell office:value-type="string" calcext:value-type="string">
            <text:p>0,56671789 <text:s text:c="3"/>0,0000000000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F1:Planilha1.G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Planilha3.A2:Planilha3.A4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lanilha4.A1:Planilha4.B5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4">
      <number:scientific-number number:decimal-places="1" number:min-decimal-places="1" number:min-integer-digits="0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23:01:03.15808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54:39.465631900</meta:creation-date>
    <dc:date>2025-11-26T01:12:08.419157600</dc:date>
    <meta:editing-duration>PT2H14M55S</meta:editing-duration>
    <meta:editing-cycles>9</meta:editing-cycles>
    <meta:generator>LibreOffice/25.2.6.2$Windows_X86_64 LibreOffice_project/729c5bfe710f5eb71ed3bbde9e06a6065e9c6c5d</meta:generator>
    <meta:document-statistic meta:table-count="4" meta:cell-count="129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">
      <number:number number:decimal-places="0" number:min-decimal-places="0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4">
      <number:scientific-number number:decimal-places="1" number:min-decimal-places="1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448171A3.svm"/>
      </style:chart-properties>
    </style:style>
    <style:style style:name="ch3" style:family="chart" style:data-style-name="N134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2.347cm" svg:y="0.379cm" svg:width="12.687cm" svg:height="6.813cm"/>
          <chart:axis chart:dimension="x" chart:name="primary-x" chart:style-name="ch3">
            <chart:title svg:x="7.186cm" svg:y="8.019cm" chart:style-name="ch4">
              <text:p><text:span text:style-name="T1">Pressão final (Pa)</text:span></text:p>
            </chart:title>
          </chart:axis>
          <chart:axis chart:dimension="y" chart:name="primary-y" chart:style-name="ch5">
            <chart:title svg:x="0.451cm" svg:y="5.293cm" chart:style-name="ch6">
              <text:p><text:span text:style-name="T1">Profundidade (m)</text:span></text:p>
            </chart:title>
            <chart:grid chart:style-name="ch7" chart:class="major"/>
          </chart:axis>
          <chart:series chart:style-name="ch8" chart:values-cell-range-address="Planilha3.A2:Planilha3.A49" chart:label-cell-address="Planilha3.U1:Planilha3.U1" chart:class="chart:scatter">
            <chart:domain table:cell-range-address="Planilha3.U2:Planilha3.U49"/>
            <chart:regression-curve chart:style-name="ch9">
              <chart:equation chart:display-equation="true" chart:display-r-square="true" svg:x="2.413cm" svg:y="0.684cm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U</text:p>
              </table:table-cell>
              <table:table-cell office:value-type="string">
                <text:p>Pressãofinal (Pa)</text:p>
                <draw:g>
                  <svg:desc>Planilha3.U1:Planilha3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325">
                <text:p>101325</text:p>
                <draw:g>
                  <svg:desc>Planilha3.U2:Planilha3.U49</svg:desc>
                </draw:g>
              </table:table-cell>
              <table:table-cell office:value-type="float" office:value="0">
                <text:p>0</text:p>
                <draw:g>
                  <svg:desc>Planilha3.A2:Planilha3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830.004127043">
                <text:p>250830.004127043</text:p>
              </table:table-cell>
              <table:table-cell office:value-type="float" office:value="17.1102661597">
                <text:p>17.11026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668.075770395">
                <text:p>347668.075770395</text:p>
              </table:table-cell>
              <table:table-cell office:value-type="float" office:value="28.5171102662">
                <text:p>28.5171102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128.986570826">
                <text:p>445128.986570826</text:p>
              </table:table-cell>
              <table:table-cell office:value-type="float" office:value="39.9239543726">
                <text:p>39.9239543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1711.327488082">
                <text:p>581711.327488082</text:p>
              </table:table-cell>
              <table:table-cell office:value-type="float" office:value="55.8762003176">
                <text:p>55.876200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85.831873003">
                <text:p>640085.831873003</text:p>
              </table:table-cell>
              <table:table-cell office:value-type="float" office:value="62.7376425856">
                <text:p>62.7376425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7845.689204039">
                <text:p>737845.689204039</text:p>
              </table:table-cell>
              <table:table-cell office:value-type="float" office:value="74.144486692">
                <text:p>74.144486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1235.07378112">
                <text:p>1031235.07378112</text:p>
              </table:table-cell>
              <table:table-cell office:value-type="float" office:value="108.3650190114">
                <text:p>108.365019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3123.40249256">
                <text:p>1123123.40249256</text:p>
              </table:table-cell>
              <table:table-cell office:value-type="float" office:value="119.1559341684">
                <text:p>119.155934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5007.30243209">
                <text:p>1275007.30243209</text:p>
              </table:table-cell>
              <table:table-cell office:value-type="float" office:value="136.8821292776">
                <text:p>136.8821292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1486.75632683">
                <text:p>1421486.75632683</text:p>
              </table:table-cell>
              <table:table-cell office:value-type="float" office:value="153.9923954373">
                <text:p>153.992395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9127.368877">
                <text:p>1639127.368877</text:p>
              </table:table-cell>
              <table:table-cell office:value-type="float" office:value="179.3986440507">
                <text:p>179.398644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3293.20019547">
                <text:p>1763293.20019547</text:p>
              </table:table-cell>
              <table:table-cell office:value-type="float" office:value="193.9163498099">
                <text:p>193.9163498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6529.86302773">
                <text:p>2056529.86302773</text:p>
              </table:table-cell>
              <table:table-cell office:value-type="float" office:value="228.1368821293">
                <text:p>228.136882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0652.32139886">
                <text:p>2300652.32139886</text:p>
              </table:table-cell>
              <table:table-cell office:value-type="float" office:value="256.6539923954">
                <text:p>256.653992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9279.11935375">
                <text:p>2349279.11935375</text:p>
              </table:table-cell>
              <table:table-cell office:value-type="float" office:value="262.3574144487">
                <text:p>262.357414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64753.23121662">
                <text:p>2464753.23121662</text:p>
              </table:table-cell>
              <table:table-cell office:value-type="float" office:value="275.8336063715">
                <text:p>275.8336063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457.06370586">
                <text:p>2642457.06370586</text:p>
              </table:table-cell>
              <table:table-cell office:value-type="float" office:value="296.5779467681">
                <text:p>296.5779467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3362.75588911">
                <text:p>3033362.75588911</text:p>
              </table:table-cell>
              <table:table-cell office:value-type="float" office:value="342.2053231939">
                <text:p>342.2053231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79684.7495287">
                <text:p>3179684.7495287</text:p>
              </table:table-cell>
              <table:table-cell office:value-type="float" office:value="359.3155893536">
                <text:p>359.31558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1722.15238202">
                <text:p>3521722.15238202</text:p>
              </table:table-cell>
              <table:table-cell office:value-type="float" office:value="399.2395437262">
                <text:p>399.2395437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7746.26426303">
                <text:p>3547746.26426303</text:p>
              </table:table-cell>
              <table:table-cell office:value-type="float" office:value="402.3048617587">
                <text:p>402.3048617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3592.32660035">
                <text:p>3863592.32660035</text:p>
              </table:table-cell>
              <table:table-cell office:value-type="float" office:value="439.1634980989">
                <text:p>439.163498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3242.75666667">
                <text:p>4303242.75666667</text:p>
              </table:table-cell>
              <table:table-cell office:value-type="float" office:value="490.4942965779">
                <text:p>490.4942965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51333.269911">
                <text:p>4451333.269911</text:p>
              </table:table-cell>
              <table:table-cell office:value-type="float" office:value="507.8067898279">
                <text:p>507.8067898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42739.07657689">
                <text:p>4742739.07657689</text:p>
              </table:table-cell>
              <table:table-cell office:value-type="float" office:value="541.825095057">
                <text:p>541.825095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84665.04072258">
                <text:p>5084665.04072258</text:p>
              </table:table-cell>
              <table:table-cell office:value-type="float" office:value="581.7490494297">
                <text:p>581.7490494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96197.73928009">
                <text:p>5096197.73928009</text:p>
              </table:table-cell>
              <table:table-cell office:value-type="float" office:value="583.1149028404">
                <text:p>583.1149028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7694.26992241">
                <text:p>5377694.26992241</text:p>
              </table:table-cell>
              <table:table-cell office:value-type="float" office:value="615.969581749">
                <text:p>615.96958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68489.70769253">
                <text:p>5768489.70769253</text:p>
              </table:table-cell>
              <table:table-cell office:value-type="float" office:value="661.5969581749">
                <text:p>661.596958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61508.05901881">
                <text:p>6061508.05901881</text:p>
              </table:table-cell>
              <table:table-cell office:value-type="float" office:value="695.8174904943">
                <text:p>695.8174904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76673.64239289">
                <text:p>6076673.64239289</text:p>
              </table:table-cell>
              <table:table-cell office:value-type="float" office:value="697.6018852232">
                <text:p>697.6018852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52289.86720406">
                <text:p>6452289.86720406</text:p>
              </table:table-cell>
              <table:table-cell office:value-type="float" office:value="741.4448669202">
                <text:p>741.4448669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91905.77116534">
                <text:p>6891905.77116534</text:p>
              </table:table-cell>
              <table:table-cell office:value-type="float" office:value="792.7756653992">
                <text:p>792.7756653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87192.63547211">
                <text:p>7087192.63547211</text:p>
              </table:table-cell>
              <table:table-cell office:value-type="float" office:value="815.5893536122">
                <text:p>815.589353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31430.52527892">
                <text:p>7331430.52527892</text:p>
              </table:table-cell>
              <table:table-cell office:value-type="float" office:value="844.1064638783">
                <text:p>844.1064638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22231.78700015">
                <text:p>7722231.78700015</text:p>
              </table:table-cell>
              <table:table-cell office:value-type="float" office:value="889.7338403042">
                <text:p>889.7338403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61842.3341987">
                <text:p>8161842.3341987</text:p>
              </table:table-cell>
              <table:table-cell office:value-type="float" office:value="941.0646387833">
                <text:p>941.0646387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99154.2277968">
                <text:p>8699154.2277968</text:p>
              </table:table-cell>
              <table:table-cell office:value-type="float" office:value="1003.8022813688">
                <text:p>1003.8022813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21213.47461618">
                <text:p>9021213.47461618</text:p>
              </table:table-cell>
              <table:table-cell office:value-type="float" office:value="1041.4156816292">
                <text:p>1041.4156816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40916.39602323">
                <text:p>9040916.39602323</text:p>
              </table:table-cell>
              <table:table-cell office:value-type="float" office:value="1043.7262357414">
                <text:p>1043.7262357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82916.32892069">
                <text:p>9382916.32892069</text:p>
              </table:table-cell>
              <table:table-cell office:value-type="float" office:value="1083.6501901141">
                <text:p>1083.6501901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27111.99873247">
                <text:p>9627111.99873247</text:p>
              </table:table-cell>
              <table:table-cell office:value-type="float" office:value="1112.1673003802">
                <text:p>1112.1673003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15617.5733823">
                <text:p>10115617.5733823</text:p>
              </table:table-cell>
              <table:table-cell office:value-type="float" office:value="1169.2015209125">
                <text:p>1169.2015209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43758.6462965">
                <text:p>11043758.6462965</text:p>
              </table:table-cell>
              <table:table-cell office:value-type="float" office:value="1277.566539924">
                <text:p>1277.566539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971792.8989404">
                <text:p>11971792.8989404</text:p>
              </table:table-cell>
              <table:table-cell office:value-type="float" office:value="1385.9315589354">
                <text:p>1385.9315589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11289.3030941">
                <text:p>12411289.3030941</text:p>
              </table:table-cell>
              <table:table-cell office:value-type="float" office:value="1437.2623574144">
                <text:p>1437.262357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02035.207417">
                <text:p>12802035.207417</text:p>
              </table:table-cell>
              <table:table-cell office:value-type="float" office:value="1482.8897338403">
                <text:p>1482.8897338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